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self_id</text:p>
          </table:table-cell>
          <table:table-cell/>
          <table:table-cell office:value-type="string" calcext:value-type="string">
            <text:p>target_id</text:p>
          </table:table-cell>
          <table:table-cell/>
          <table:table-cell office:value-type="string" calcext:value-type="string">
            <text:p>gt</text:p>
          </table:table-cell>
          <table:table-cell office:value-type="string" calcext:value-type="string">
            <text:p>tx1</text:p>
          </table:table-cell>
          <table:table-cell office:value-type="string" calcext:value-type="string">
            <text:p>rx1</text:p>
          </table:table-cell>
          <table:table-cell office:value-type="string" calcext:value-type="string">
            <text:p>tx2</text:p>
          </table:table-cell>
          <table:table-cell office:value-type="string" calcext:value-type="string">
            <text:p>rx2</text:p>
          </table:table-cell>
          <table:table-cell office:value-type="string" calcext:value-type="string">
            <text:p>tx3</text:p>
          </table:table-cell>
          <table:table-cell office:value-type="string" calcext:value-type="string">
            <text:p>rx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RAND()*10^9" office:value-type="float" office:value="189398123.517523" calcext:value-type="float">
            <text:p>189398123.517523</text:p>
          </table:table-cell>
          <table:table-cell table:formula="of:=RAND()" office:value-type="float" office:value="0.531153224793498" calcext:value-type="float">
            <text:p>0.531153224793498</text:p>
          </table:table-cell>
          <table:table-cell table:formula="of:=RAND()*10^9" office:value-type="float" office:value="9277244.12517029" calcext:value-type="float">
            <text:p>9277244.12517029</text:p>
          </table:table-cell>
          <table:table-cell table:formula="of:=[.F2]+[.$E2]/299702547*1000000000" office:value-type="float" office:value="9277245.89743826" calcext:value-type="float">
            <text:p>9277245.89743826</text:p>
          </table:table-cell>
          <table:table-cell table:formula="of:=RAND()*10^9" office:value-type="float" office:value="630340707.582984" calcext:value-type="float">
            <text:p>630340707.582984</text:p>
          </table:table-cell>
          <table:table-cell table:formula="of:=[.H2]+[.E2]/299702547*1000000000" office:value-type="float" office:value="630340709.355252" calcext:value-type="float">
            <text:p>630340709.355252</text:p>
          </table:table-cell>
          <table:table-cell table:formula="of:=RAND()*10^9" office:value-type="float" office:value="640007401.924573" calcext:value-type="float">
            <text:p>640007401.924573</text:p>
          </table:table-cell>
          <table:table-cell table:formula="of:=[.J2]+[.E2]/299702547*1000000000" office:value-type="float" office:value="640007403.69684" calcext:value-type="float">
            <text:p>640007403.69684</text:p>
          </table:table-cell>
        </table:table-row>
        <table:table-row table:style-name="ro1">
          <table:table-cell table:number-columns-repeated="3"/>
          <table:table-cell table:formula="of:=[.D2]+1000000" office:value-type="float" office:value="190398123.517523" calcext:value-type="float">
            <text:p>190398123.517523</text:p>
          </table:table-cell>
          <table:table-cell table:formula="of:=[.$E$2]+RAND()/100" office:value-type="float" office:value="0.535638767728842" calcext:value-type="float">
            <text:p>0.535638767728842</text:p>
          </table:table-cell>
          <table:table-cell table:formula="of:=RAND()*10^9" office:value-type="float" office:value="420092414.098833" calcext:value-type="float">
            <text:p>420092414.098833</text:p>
          </table:table-cell>
          <table:table-cell table:formula="of:=[.F3]+[.$E3]/299702547*1000000000" office:value-type="float" office:value="420092415.886067" calcext:value-type="float">
            <text:p>420092415.886067</text:p>
          </table:table-cell>
          <table:table-cell table:formula="of:=RAND()*10^9" office:value-type="float" office:value="906367316.837387" calcext:value-type="float">
            <text:p>906367316.837387</text:p>
          </table:table-cell>
          <table:table-cell table:formula="of:=[.H3]+[.E3]/299702547*1000000000" office:value-type="float" office:value="906367318.624622" calcext:value-type="float">
            <text:p>906367318.624622</text:p>
          </table:table-cell>
          <table:table-cell table:formula="of:=RAND()*10^9" office:value-type="float" office:value="657021817.150884" calcext:value-type="float">
            <text:p>657021817.150884</text:p>
          </table:table-cell>
          <table:table-cell table:formula="of:=[.J3]+[.E3]/299702547*1000000000" office:value-type="float" office:value="657021818.938118" calcext:value-type="float">
            <text:p>657021818.938118</text:p>
          </table:table-cell>
        </table:table-row>
        <table:table-row table:style-name="ro1">
          <table:table-cell table:number-columns-repeated="3"/>
          <table:table-cell table:formula="of:=[.D3]+1000000" office:value-type="float" office:value="191398123.517523" calcext:value-type="float">
            <text:p>191398123.517523</text:p>
          </table:table-cell>
          <table:table-cell table:formula="of:=[.$E$2]+RAND()/100" office:value-type="float" office:value="0.534469634675508" calcext:value-type="float">
            <text:p>0.534469634675508</text:p>
          </table:table-cell>
          <table:table-cell table:formula="of:=RAND()*10^9" office:value-type="float" office:value="416892163.795925" calcext:value-type="float">
            <text:p>416892163.795925</text:p>
          </table:table-cell>
          <table:table-cell table:formula="of:=[.F4]+[.$E4]/299702547*1000000000" office:value-type="float" office:value="416892165.579259" calcext:value-type="float">
            <text:p>416892165.579259</text:p>
          </table:table-cell>
          <table:table-cell table:formula="of:=RAND()*10^9" office:value-type="float" office:value="127664217.768753" calcext:value-type="float">
            <text:p>127664217.768753</text:p>
          </table:table-cell>
          <table:table-cell table:formula="of:=[.H4]+[.E4]/299702547*1000000000" office:value-type="float" office:value="127664219.552087" calcext:value-type="float">
            <text:p>127664219.552087</text:p>
          </table:table-cell>
          <table:table-cell table:formula="of:=RAND()*10^9" office:value-type="float" office:value="359305848.883064" calcext:value-type="float">
            <text:p>359305848.883064</text:p>
          </table:table-cell>
          <table:table-cell table:formula="of:=[.J4]+[.E4]/299702547*1000000000" office:value-type="float" office:value="359305850.666398" calcext:value-type="float">
            <text:p>359305850.666398</text:p>
          </table:table-cell>
        </table:table-row>
        <table:table-row table:style-name="ro1">
          <table:table-cell table:number-columns-repeated="3"/>
          <table:table-cell table:formula="of:=[.D4]+1000000" office:value-type="float" office:value="192398123.517523" calcext:value-type="float">
            <text:p>192398123.517523</text:p>
          </table:table-cell>
          <table:table-cell table:formula="of:=[.$E$2]+RAND()/100" office:value-type="float" office:value="0.53768856624532" calcext:value-type="float">
            <text:p>0.53768856624532</text:p>
          </table:table-cell>
          <table:table-cell table:formula="of:=RAND()*10^9" office:value-type="float" office:value="953567123.723517" calcext:value-type="float">
            <text:p>953567123.723517</text:p>
          </table:table-cell>
          <table:table-cell table:formula="of:=[.F5]+[.$E5]/299702547*1000000000" office:value-type="float" office:value="953567125.517591" calcext:value-type="float">
            <text:p>953567125.517591</text:p>
          </table:table-cell>
          <table:table-cell table:formula="of:=RAND()*10^9" office:value-type="float" office:value="195466384.725826" calcext:value-type="float">
            <text:p>195466384.725826</text:p>
          </table:table-cell>
          <table:table-cell table:formula="of:=[.H5]+[.E5]/299702547*1000000000" office:value-type="float" office:value="195466386.5199" calcext:value-type="float">
            <text:p>195466386.5199</text:p>
          </table:table-cell>
          <table:table-cell table:formula="of:=RAND()*10^9" office:value-type="float" office:value="658188360.427839" calcext:value-type="float">
            <text:p>658188360.427839</text:p>
          </table:table-cell>
          <table:table-cell table:formula="of:=[.J5]+[.E5]/299702547*1000000000" office:value-type="float" office:value="658188362.221913" calcext:value-type="float">
            <text:p>658188362.221913</text:p>
          </table:table-cell>
        </table:table-row>
        <table:table-row table:style-name="ro1">
          <table:table-cell table:number-columns-repeated="3"/>
          <table:table-cell table:formula="of:=[.D5]+1000000" office:value-type="float" office:value="193398123.517523" calcext:value-type="float">
            <text:p>193398123.517523</text:p>
          </table:table-cell>
          <table:table-cell table:formula="of:=[.$E$2]+RAND()/100" office:value-type="float" office:value="0.535897450138765" calcext:value-type="float">
            <text:p>0.535897450138765</text:p>
          </table:table-cell>
          <table:table-cell table:formula="of:=RAND()*10^9" office:value-type="float" office:value="588913655.308745" calcext:value-type="float">
            <text:p>588913655.308745</text:p>
          </table:table-cell>
          <table:table-cell table:formula="of:=[.F6]+[.$E6]/299702547*1000000000" office:value-type="float" office:value="588913657.096843" calcext:value-type="float">
            <text:p>588913657.096843</text:p>
          </table:table-cell>
          <table:table-cell table:formula="of:=RAND()*10^9" office:value-type="float" office:value="283365942.654051" calcext:value-type="float">
            <text:p>283365942.654051</text:p>
          </table:table-cell>
          <table:table-cell table:formula="of:=[.H6]+[.E6]/299702547*1000000000" office:value-type="float" office:value="283365944.442148" calcext:value-type="float">
            <text:p>283365944.442148</text:p>
          </table:table-cell>
          <table:table-cell table:formula="of:=RAND()*10^9" office:value-type="float" office:value="58041194.2692375" calcext:value-type="float">
            <text:p>58041194.2692375</text:p>
          </table:table-cell>
          <table:table-cell table:formula="of:=[.J6]+[.E6]/299702547*1000000000" office:value-type="float" office:value="58041196.0573352" calcext:value-type="float">
            <text:p>58041196.0573352</text:p>
          </table:table-cell>
        </table:table-row>
        <table:table-row table:style-name="ro1">
          <table:table-cell table:number-columns-repeated="3"/>
          <table:table-cell table:formula="of:=[.D6]+1000000" office:value-type="float" office:value="194398123.517523" calcext:value-type="float">
            <text:p>194398123.517523</text:p>
          </table:table-cell>
          <table:table-cell table:formula="of:=[.$E$2]+RAND()/100" office:value-type="float" office:value="0.532656125562238" calcext:value-type="float">
            <text:p>0.532656125562238</text:p>
          </table:table-cell>
          <table:table-cell table:formula="of:=RAND()*10^9" office:value-type="float" office:value="687178015.829581" calcext:value-type="float">
            <text:p>687178015.829581</text:p>
          </table:table-cell>
          <table:table-cell table:formula="of:=[.F7]+[.$E7]/299702547*1000000000" office:value-type="float" office:value="687178017.606864" calcext:value-type="float">
            <text:p>687178017.606864</text:p>
          </table:table-cell>
          <table:table-cell table:formula="of:=RAND()*10^9" office:value-type="float" office:value="103262604.720202" calcext:value-type="float">
            <text:p>103262604.720202</text:p>
          </table:table-cell>
          <table:table-cell table:formula="of:=[.H7]+[.E7]/299702547*1000000000" office:value-type="float" office:value="103262606.497485" calcext:value-type="float">
            <text:p>103262606.497485</text:p>
          </table:table-cell>
          <table:table-cell table:formula="of:=RAND()*10^9" office:value-type="float" office:value="283422333.472416" calcext:value-type="float">
            <text:p>283422333.472416</text:p>
          </table:table-cell>
          <table:table-cell table:formula="of:=[.J7]+[.E7]/299702547*1000000000" office:value-type="float" office:value="283422335.249699" calcext:value-type="float">
            <text:p>283422335.249699</text:p>
          </table:table-cell>
        </table:table-row>
        <table:table-row table:style-name="ro1">
          <table:table-cell table:number-columns-repeated="3"/>
          <table:table-cell table:formula="of:=[.D7]+1000000" office:value-type="float" office:value="195398123.517523" calcext:value-type="float">
            <text:p>195398123.517523</text:p>
          </table:table-cell>
          <table:table-cell table:formula="of:=[.$E$2]+RAND()/100" office:value-type="float" office:value="0.538133710988845" calcext:value-type="float">
            <text:p>0.538133710988845</text:p>
          </table:table-cell>
          <table:table-cell table:formula="of:=RAND()*10^9" office:value-type="float" office:value="622971033.891607" calcext:value-type="float">
            <text:p>622971033.891607</text:p>
          </table:table-cell>
          <table:table-cell table:formula="of:=[.F8]+[.$E8]/299702547*1000000000" office:value-type="float" office:value="622971035.687166" calcext:value-type="float">
            <text:p>622971035.687166</text:p>
          </table:table-cell>
          <table:table-cell table:formula="of:=RAND()*10^9" office:value-type="float" office:value="616030214.653025" calcext:value-type="float">
            <text:p>616030214.653025</text:p>
          </table:table-cell>
          <table:table-cell table:formula="of:=[.H8]+[.E8]/299702547*1000000000" office:value-type="float" office:value="616030216.448585" calcext:value-type="float">
            <text:p>616030216.448585</text:p>
          </table:table-cell>
          <table:table-cell table:formula="of:=RAND()*10^9" office:value-type="float" office:value="107784237.378718" calcext:value-type="float">
            <text:p>107784237.378718</text:p>
          </table:table-cell>
          <table:table-cell table:formula="of:=[.J8]+[.E8]/299702547*1000000000" office:value-type="float" office:value="107784239.174278" calcext:value-type="float">
            <text:p>107784239.174278</text:p>
          </table:table-cell>
        </table:table-row>
        <table:table-row table:style-name="ro1">
          <table:table-cell table:number-columns-repeated="3"/>
          <table:table-cell table:formula="of:=[.D8]+1000000" office:value-type="float" office:value="196398123.517523" calcext:value-type="float">
            <text:p>196398123.517523</text:p>
          </table:table-cell>
          <table:table-cell table:formula="of:=[.$E$2]+RAND()/100" office:value-type="float" office:value="0.535755282164171" calcext:value-type="float">
            <text:p>0.535755282164171</text:p>
          </table:table-cell>
          <table:table-cell table:formula="of:=RAND()*10^9" office:value-type="float" office:value="820866959.791503" calcext:value-type="float">
            <text:p>820866959.791503</text:p>
          </table:table-cell>
          <table:table-cell table:formula="of:=[.F9]+[.$E9]/299702547*1000000000" office:value-type="float" office:value="820866961.579126" calcext:value-type="float">
            <text:p>820866961.579126</text:p>
          </table:table-cell>
          <table:table-cell table:formula="of:=RAND()*10^9" office:value-type="float" office:value="795543849.863705" calcext:value-type="float">
            <text:p>795543849.863705</text:p>
          </table:table-cell>
          <table:table-cell table:formula="of:=[.H9]+[.E9]/299702547*1000000000" office:value-type="float" office:value="795543851.651328" calcext:value-type="float">
            <text:p>795543851.651328</text:p>
          </table:table-cell>
          <table:table-cell table:formula="of:=RAND()*10^9" office:value-type="float" office:value="609284185.753451" calcext:value-type="float">
            <text:p>609284185.753451</text:p>
          </table:table-cell>
          <table:table-cell table:formula="of:=[.J9]+[.E9]/299702547*1000000000" office:value-type="float" office:value="609284187.541075" calcext:value-type="float">
            <text:p>609284187.541075</text:p>
          </table:table-cell>
        </table:table-row>
        <table:table-row table:style-name="ro1">
          <table:table-cell table:number-columns-repeated="3"/>
          <table:table-cell table:formula="of:=[.D9]+1000000" office:value-type="float" office:value="197398123.517523" calcext:value-type="float">
            <text:p>197398123.517523</text:p>
          </table:table-cell>
          <table:table-cell table:formula="of:=[.$E$2]+RAND()/100" office:value-type="float" office:value="0.537768969687413" calcext:value-type="float">
            <text:p>0.537768969687413</text:p>
          </table:table-cell>
          <table:table-cell table:formula="of:=RAND()*10^9" office:value-type="float" office:value="358109461.777503" calcext:value-type="float">
            <text:p>358109461.777503</text:p>
          </table:table-cell>
          <table:table-cell table:formula="of:=[.F10]+[.$E10]/299702547*1000000000" office:value-type="float" office:value="358109463.571845" calcext:value-type="float">
            <text:p>358109463.571845</text:p>
          </table:table-cell>
          <table:table-cell table:formula="of:=RAND()*10^9" office:value-type="float" office:value="520645494.403768" calcext:value-type="float">
            <text:p>520645494.403768</text:p>
          </table:table-cell>
          <table:table-cell table:formula="of:=[.H10]+[.E10]/299702547*1000000000" office:value-type="float" office:value="520645496.19811" calcext:value-type="float">
            <text:p>520645496.19811</text:p>
          </table:table-cell>
          <table:table-cell table:formula="of:=RAND()*10^9" office:value-type="float" office:value="434529652.048807" calcext:value-type="float">
            <text:p>434529652.048807</text:p>
          </table:table-cell>
          <table:table-cell table:formula="of:=[.J10]+[.E10]/299702547*1000000000" office:value-type="float" office:value="434529653.84315" calcext:value-type="float">
            <text:p>434529653.84315</text:p>
          </table:table-cell>
        </table:table-row>
        <table:table-row table:style-name="ro1">
          <table:table-cell table:number-columns-repeated="3"/>
          <table:table-cell table:formula="of:=[.D10]+1000000" office:value-type="float" office:value="198398123.517523" calcext:value-type="float">
            <text:p>198398123.517523</text:p>
          </table:table-cell>
          <table:table-cell table:formula="of:=[.$E$2]+RAND()/100" office:value-type="float" office:value="0.536061756243504" calcext:value-type="float">
            <text:p>0.536061756243504</text:p>
          </table:table-cell>
          <table:table-cell table:formula="of:=RAND()*10^9" office:value-type="float" office:value="206096143.512094" calcext:value-type="float">
            <text:p>206096143.512094</text:p>
          </table:table-cell>
          <table:table-cell table:formula="of:=[.F11]+[.$E11]/299702547*1000000000" office:value-type="float" office:value="206096145.30074" calcext:value-type="float">
            <text:p>206096145.30074</text:p>
          </table:table-cell>
          <table:table-cell table:formula="of:=RAND()*10^9" office:value-type="float" office:value="49610445.6894083" calcext:value-type="float">
            <text:p>49610445.6894083</text:p>
          </table:table-cell>
          <table:table-cell table:formula="of:=[.H11]+[.E11]/299702547*1000000000" office:value-type="float" office:value="49610447.4780543" calcext:value-type="float">
            <text:p>49610447.4780543</text:p>
          </table:table-cell>
          <table:table-cell table:formula="of:=RAND()*10^9" office:value-type="float" office:value="368033285.01958" calcext:value-type="float">
            <text:p>368033285.01958</text:p>
          </table:table-cell>
          <table:table-cell table:formula="of:=[.J11]+[.E11]/299702547*1000000000" office:value-type="float" office:value="368033286.808226" calcext:value-type="float">
            <text:p>368033286.808226</text:p>
          </table:table-cell>
        </table:table-row>
        <table:table-row table:style-name="ro1">
          <table:table-cell table:number-columns-repeated="3"/>
          <table:table-cell table:formula="of:=[.D11]+1000000" office:value-type="float" office:value="199398123.517523" calcext:value-type="float">
            <text:p>199398123.517523</text:p>
          </table:table-cell>
          <table:table-cell table:formula="of:=[.$E$2]+RAND()/100" office:value-type="float" office:value="0.537017257854467" calcext:value-type="float">
            <text:p>0.537017257854467</text:p>
          </table:table-cell>
          <table:table-cell table:formula="of:=RAND()*10^9" office:value-type="float" office:value="234409608.694409" calcext:value-type="float">
            <text:p>234409608.694409</text:p>
          </table:table-cell>
          <table:table-cell table:formula="of:=[.F12]+[.$E12]/299702547*1000000000" office:value-type="float" office:value="234409610.486243" calcext:value-type="float">
            <text:p>234409610.486243</text:p>
          </table:table-cell>
          <table:table-cell table:formula="of:=RAND()*10^9" office:value-type="float" office:value="8052330.63345142" calcext:value-type="float">
            <text:p>8052330.63345142</text:p>
          </table:table-cell>
          <table:table-cell table:formula="of:=[.H12]+[.E12]/299702547*1000000000" office:value-type="float" office:value="8052332.42528557" calcext:value-type="float">
            <text:p>8052332.42528557</text:p>
          </table:table-cell>
          <table:table-cell table:formula="of:=RAND()*10^9" office:value-type="float" office:value="691949991.597251" calcext:value-type="float">
            <text:p>691949991.597251</text:p>
          </table:table-cell>
          <table:table-cell table:formula="of:=[.J12]+[.E12]/299702547*1000000000" office:value-type="float" office:value="691949993.389085" calcext:value-type="float">
            <text:p>691949993.389085</text:p>
          </table:table-cell>
        </table:table-row>
        <table:table-row table:style-name="ro1">
          <table:table-cell table:number-columns-repeated="3"/>
          <table:table-cell table:formula="of:=[.D12]+1000000" office:value-type="float" office:value="200398123.517523" calcext:value-type="float">
            <text:p>200398123.517523</text:p>
          </table:table-cell>
          <table:table-cell table:formula="of:=[.$E$2]+RAND()/100" office:value-type="float" office:value="0.541119107200583" calcext:value-type="float">
            <text:p>0.541119107200583</text:p>
          </table:table-cell>
          <table:table-cell table:formula="of:=RAND()*10^9" office:value-type="float" office:value="444913501.24902" calcext:value-type="float">
            <text:p>444913501.24902</text:p>
          </table:table-cell>
          <table:table-cell table:formula="of:=[.F13]+[.$E13]/299702547*1000000000" office:value-type="float" office:value="444913503.054541" calcext:value-type="float">
            <text:p>444913503.054541</text:p>
          </table:table-cell>
          <table:table-cell table:formula="of:=RAND()*10^9" office:value-type="float" office:value="673617235.521089" calcext:value-type="float">
            <text:p>673617235.521089</text:p>
          </table:table-cell>
          <table:table-cell table:formula="of:=[.H13]+[.E13]/299702547*1000000000" office:value-type="float" office:value="673617237.326609" calcext:value-type="float">
            <text:p>673617237.326609</text:p>
          </table:table-cell>
          <table:table-cell table:formula="of:=RAND()*10^9" office:value-type="float" office:value="720088191.413954" calcext:value-type="float">
            <text:p>720088191.413954</text:p>
          </table:table-cell>
          <table:table-cell table:formula="of:=[.J13]+[.E13]/299702547*1000000000" office:value-type="float" office:value="720088193.219475" calcext:value-type="float">
            <text:p>720088193.219475</text:p>
          </table:table-cell>
        </table:table-row>
        <table:table-row table:style-name="ro1">
          <table:table-cell table:number-columns-repeated="3"/>
          <table:table-cell table:formula="of:=[.D13]+1000000" office:value-type="float" office:value="201398123.517523" calcext:value-type="float">
            <text:p>201398123.517523</text:p>
          </table:table-cell>
          <table:table-cell table:formula="of:=[.$E$2]+RAND()/100" office:value-type="float" office:value="0.53278006391708" calcext:value-type="float">
            <text:p>0.53278006391708</text:p>
          </table:table-cell>
          <table:table-cell table:formula="of:=RAND()*10^9" office:value-type="float" office:value="859692295.942451" calcext:value-type="float">
            <text:p>859692295.942451</text:p>
          </table:table-cell>
          <table:table-cell table:formula="of:=[.F14]+[.$E14]/299702547*1000000000" office:value-type="float" office:value="859692297.720147" calcext:value-type="float">
            <text:p>859692297.720147</text:p>
          </table:table-cell>
          <table:table-cell table:formula="of:=RAND()*10^9" office:value-type="float" office:value="811964013.311244" calcext:value-type="float">
            <text:p>811964013.311244</text:p>
          </table:table-cell>
          <table:table-cell table:formula="of:=[.H14]+[.E14]/299702547*1000000000" office:value-type="float" office:value="811964015.08894" calcext:value-type="float">
            <text:p>811964015.08894</text:p>
          </table:table-cell>
          <table:table-cell table:formula="of:=RAND()*10^9" office:value-type="float" office:value="484492578.346504" calcext:value-type="float">
            <text:p>484492578.346504</text:p>
          </table:table-cell>
          <table:table-cell table:formula="of:=[.J14]+[.E14]/299702547*1000000000" office:value-type="float" office:value="484492580.1242" calcext:value-type="float">
            <text:p>484492580.1242</text:p>
          </table:table-cell>
        </table:table-row>
        <table:table-row table:style-name="ro1">
          <table:table-cell table:number-columns-repeated="3"/>
          <table:table-cell table:formula="of:=[.D14]+1000000" office:value-type="float" office:value="202398123.517523" calcext:value-type="float">
            <text:p>202398123.517523</text:p>
          </table:table-cell>
          <table:table-cell table:formula="of:=[.$E$2]+RAND()/100" office:value-type="float" office:value="0.537614481224618" calcext:value-type="float">
            <text:p>0.537614481224618</text:p>
          </table:table-cell>
          <table:table-cell table:formula="of:=RAND()*10^9" office:value-type="float" office:value="529552833.104952" calcext:value-type="float">
            <text:p>529552833.104952</text:p>
          </table:table-cell>
          <table:table-cell table:formula="of:=[.F15]+[.$E15]/299702547*1000000000" office:value-type="float" office:value="529552834.898778" calcext:value-type="float">
            <text:p>529552834.898778</text:p>
          </table:table-cell>
          <table:table-cell table:formula="of:=RAND()*10^9" office:value-type="float" office:value="127255363.966955" calcext:value-type="float">
            <text:p>127255363.966955</text:p>
          </table:table-cell>
          <table:table-cell table:formula="of:=[.H15]+[.E15]/299702547*1000000000" office:value-type="float" office:value="127255365.760782" calcext:value-type="float">
            <text:p>127255365.760782</text:p>
          </table:table-cell>
          <table:table-cell table:formula="of:=RAND()*10^9" office:value-type="float" office:value="540887428.759024" calcext:value-type="float">
            <text:p>540887428.759024</text:p>
          </table:table-cell>
          <table:table-cell table:formula="of:=[.J15]+[.E15]/299702547*1000000000" office:value-type="float" office:value="540887430.552851" calcext:value-type="float">
            <text:p>540887430.552851</text:p>
          </table:table-cell>
        </table:table-row>
        <table:table-row table:style-name="ro1">
          <table:table-cell table:number-columns-repeated="3"/>
          <table:table-cell table:formula="of:=[.D15]+1000000" office:value-type="float" office:value="203398123.517523" calcext:value-type="float">
            <text:p>203398123.517523</text:p>
          </table:table-cell>
          <table:table-cell table:formula="of:=[.$E$2]+RAND()/100" office:value-type="float" office:value="0.532481946432944" calcext:value-type="float">
            <text:p>0.532481946432944</text:p>
          </table:table-cell>
          <table:table-cell table:formula="of:=RAND()*10^9" office:value-type="float" office:value="421971006.293056" calcext:value-type="float">
            <text:p>421971006.293056</text:p>
          </table:table-cell>
          <table:table-cell table:formula="of:=[.F16]+[.$E16]/299702547*1000000000" office:value-type="float" office:value="421971008.069758" calcext:value-type="float">
            <text:p>421971008.069758</text:p>
          </table:table-cell>
          <table:table-cell table:formula="of:=RAND()*10^9" office:value-type="float" office:value="521123516.357795" calcext:value-type="float">
            <text:p>521123516.357795</text:p>
          </table:table-cell>
          <table:table-cell table:formula="of:=[.H16]+[.E16]/299702547*1000000000" office:value-type="float" office:value="521123518.134496" calcext:value-type="float">
            <text:p>521123518.134496</text:p>
          </table:table-cell>
          <table:table-cell table:formula="of:=RAND()*10^9" office:value-type="float" office:value="18608349.9084127" calcext:value-type="float">
            <text:p>18608349.9084127</text:p>
          </table:table-cell>
          <table:table-cell table:formula="of:=[.J16]+[.E16]/299702547*1000000000" office:value-type="float" office:value="18608351.6851142" calcext:value-type="float">
            <text:p>18608351.6851142</text:p>
          </table:table-cell>
        </table:table-row>
        <table:table-row table:style-name="ro1">
          <table:table-cell table:number-columns-repeated="3"/>
          <table:table-cell table:formula="of:=[.D16]+1000000" office:value-type="float" office:value="204398123.517523" calcext:value-type="float">
            <text:p>204398123.517523</text:p>
          </table:table-cell>
          <table:table-cell table:formula="of:=[.$E$2]+RAND()/100" office:value-type="float" office:value="0.539782154620339" calcext:value-type="float">
            <text:p>0.539782154620339</text:p>
          </table:table-cell>
          <table:table-cell table:formula="of:=RAND()*10^9" office:value-type="float" office:value="778752183.293163" calcext:value-type="float">
            <text:p>778752183.293163</text:p>
          </table:table-cell>
          <table:table-cell table:formula="of:=[.F17]+[.$E17]/299702547*1000000000" office:value-type="float" office:value="778752185.094222" calcext:value-type="float">
            <text:p>778752185.094222</text:p>
          </table:table-cell>
          <table:table-cell table:formula="of:=RAND()*10^9" office:value-type="float" office:value="398906703.067932" calcext:value-type="float">
            <text:p>398906703.067932</text:p>
          </table:table-cell>
          <table:table-cell table:formula="of:=[.H17]+[.E17]/299702547*1000000000" office:value-type="float" office:value="398906704.868991" calcext:value-type="float">
            <text:p>398906704.868991</text:p>
          </table:table-cell>
          <table:table-cell table:formula="of:=RAND()*10^9" office:value-type="float" office:value="538510835.681978" calcext:value-type="float">
            <text:p>538510835.681978</text:p>
          </table:table-cell>
          <table:table-cell table:formula="of:=[.J17]+[.E17]/299702547*1000000000" office:value-type="float" office:value="538510837.483038" calcext:value-type="float">
            <text:p>538510837.483038</text:p>
          </table:table-cell>
        </table:table-row>
        <table:table-row table:style-name="ro1">
          <table:table-cell table:number-columns-repeated="3"/>
          <table:table-cell table:formula="of:=[.D17]+1000000" office:value-type="float" office:value="205398123.517523" calcext:value-type="float">
            <text:p>205398123.517523</text:p>
          </table:table-cell>
          <table:table-cell table:formula="of:=[.$E$2]+RAND()/100" office:value-type="float" office:value="0.537535363599591" calcext:value-type="float">
            <text:p>0.537535363599591</text:p>
          </table:table-cell>
          <table:table-cell table:formula="of:=RAND()*10^9" office:value-type="float" office:value="95222550.7428931" calcext:value-type="float">
            <text:p>95222550.7428931</text:p>
          </table:table-cell>
          <table:table-cell table:formula="of:=[.F18]+[.$E18]/299702547*1000000000" office:value-type="float" office:value="95222552.536456" calcext:value-type="float">
            <text:p>95222552.536456</text:p>
          </table:table-cell>
          <table:table-cell table:formula="of:=RAND()*10^9" office:value-type="float" office:value="230619448.856758" calcext:value-type="float">
            <text:p>230619448.856758</text:p>
          </table:table-cell>
          <table:table-cell table:formula="of:=[.H18]+[.E18]/299702547*1000000000" office:value-type="float" office:value="230619450.650321" calcext:value-type="float">
            <text:p>230619450.650321</text:p>
          </table:table-cell>
          <table:table-cell table:formula="of:=RAND()*10^9" office:value-type="float" office:value="431273955.654151" calcext:value-type="float">
            <text:p>431273955.654151</text:p>
          </table:table-cell>
          <table:table-cell table:formula="of:=[.J18]+[.E18]/299702547*1000000000" office:value-type="float" office:value="431273957.447713" calcext:value-type="float">
            <text:p>431273957.447713</text:p>
          </table:table-cell>
        </table:table-row>
        <table:table-row table:style-name="ro1">
          <table:table-cell table:number-columns-repeated="3"/>
          <table:table-cell table:formula="of:=[.D18]+1000000" office:value-type="float" office:value="206398123.517523" calcext:value-type="float">
            <text:p>206398123.517523</text:p>
          </table:table-cell>
          <table:table-cell table:formula="of:=[.$E$2]+RAND()/100" office:value-type="float" office:value="0.534599912913492" calcext:value-type="float">
            <text:p>0.534599912913492</text:p>
          </table:table-cell>
          <table:table-cell table:formula="of:=RAND()*10^9" office:value-type="float" office:value="337656353.66428" calcext:value-type="float">
            <text:p>337656353.66428</text:p>
          </table:table-cell>
          <table:table-cell table:formula="of:=[.F19]+[.$E19]/299702547*1000000000" office:value-type="float" office:value="337656355.448048" calcext:value-type="float">
            <text:p>337656355.448048</text:p>
          </table:table-cell>
          <table:table-cell table:formula="of:=RAND()*10^9" office:value-type="float" office:value="639141952.0151" calcext:value-type="float">
            <text:p>639141952.0151</text:p>
          </table:table-cell>
          <table:table-cell table:formula="of:=[.H19]+[.E19]/299702547*1000000000" office:value-type="float" office:value="639141953.798868" calcext:value-type="float">
            <text:p>639141953.798868</text:p>
          </table:table-cell>
          <table:table-cell table:formula="of:=RAND()*10^9" office:value-type="float" office:value="829016907.854829" calcext:value-type="float">
            <text:p>829016907.854829</text:p>
          </table:table-cell>
          <table:table-cell table:formula="of:=[.J19]+[.E19]/299702547*1000000000" office:value-type="float" office:value="829016909.638598" calcext:value-type="float">
            <text:p>829016909.638598</text:p>
          </table:table-cell>
        </table:table-row>
        <table:table-row table:style-name="ro1">
          <table:table-cell table:number-columns-repeated="3"/>
          <table:table-cell table:formula="of:=[.D19]+1000000" office:value-type="float" office:value="207398123.517523" calcext:value-type="float">
            <text:p>207398123.517523</text:p>
          </table:table-cell>
          <table:table-cell table:formula="of:=[.$E$2]+RAND()/100" office:value-type="float" office:value="0.53809460374388" calcext:value-type="float">
            <text:p>0.53809460374388</text:p>
          </table:table-cell>
          <table:table-cell table:formula="of:=RAND()*10^9" office:value-type="float" office:value="819151900.668985" calcext:value-type="float">
            <text:p>819151900.668985</text:p>
          </table:table-cell>
          <table:table-cell table:formula="of:=[.F20]+[.$E20]/299702547*1000000000" office:value-type="float" office:value="819151902.464414" calcext:value-type="float">
            <text:p>819151902.464414</text:p>
          </table:table-cell>
          <table:table-cell table:formula="of:=RAND()*10^9" office:value-type="float" office:value="506402724.086924" calcext:value-type="float">
            <text:p>506402724.086924</text:p>
          </table:table-cell>
          <table:table-cell table:formula="of:=[.H20]+[.E20]/299702547*1000000000" office:value-type="float" office:value="506402725.882353" calcext:value-type="float">
            <text:p>506402725.882353</text:p>
          </table:table-cell>
          <table:table-cell table:formula="of:=RAND()*10^9" office:value-type="float" office:value="399201394.709911" calcext:value-type="float">
            <text:p>399201394.709911</text:p>
          </table:table-cell>
          <table:table-cell table:formula="of:=[.J20]+[.E20]/299702547*1000000000" office:value-type="float" office:value="399201396.50534" calcext:value-type="float">
            <text:p>399201396.50534</text:p>
          </table:table-cell>
        </table:table-row>
        <table:table-row table:style-name="ro1">
          <table:table-cell table:number-columns-repeated="3"/>
          <table:table-cell table:formula="of:=[.D20]+1000000" office:value-type="float" office:value="208398123.517523" calcext:value-type="float">
            <text:p>208398123.517523</text:p>
          </table:table-cell>
          <table:table-cell table:formula="of:=[.$E$2]+RAND()/100" office:value-type="float" office:value="0.539957218766746" calcext:value-type="float">
            <text:p>0.539957218766746</text:p>
          </table:table-cell>
          <table:table-cell table:formula="of:=RAND()*10^9" office:value-type="float" office:value="251633812.855826" calcext:value-type="float">
            <text:p>251633812.855826</text:p>
          </table:table-cell>
          <table:table-cell table:formula="of:=[.F21]+[.$E21]/299702547*1000000000" office:value-type="float" office:value="251633814.65747" calcext:value-type="float">
            <text:p>251633814.65747</text:p>
          </table:table-cell>
          <table:table-cell table:formula="of:=RAND()*10^9" office:value-type="float" office:value="8293157.67067453" calcext:value-type="float">
            <text:p>8293157.67067453</text:p>
          </table:table-cell>
          <table:table-cell table:formula="of:=[.H21]+[.E21]/299702547*1000000000" office:value-type="float" office:value="8293159.47231827" calcext:value-type="float">
            <text:p>8293159.47231827</text:p>
          </table:table-cell>
          <table:table-cell table:formula="of:=RAND()*10^9" office:value-type="float" office:value="833115769.159454" calcext:value-type="float">
            <text:p>833115769.159454</text:p>
          </table:table-cell>
          <table:table-cell table:formula="of:=[.J21]+[.E21]/299702547*1000000000" office:value-type="float" office:value="833115770.961098" calcext:value-type="float">
            <text:p>833115770.961098</text:p>
          </table:table-cell>
        </table:table-row>
        <table:table-row table:style-name="ro1">
          <table:table-cell table:number-columns-repeated="3"/>
          <table:table-cell table:formula="of:=[.D21]+1000000" office:value-type="float" office:value="209398123.517523" calcext:value-type="float">
            <text:p>209398123.517523</text:p>
          </table:table-cell>
          <table:table-cell table:formula="of:=[.$E$2]+RAND()/100" office:value-type="float" office:value="0.534313103961194" calcext:value-type="float">
            <text:p>0.534313103961194</text:p>
          </table:table-cell>
          <table:table-cell table:formula="of:=RAND()*10^9" office:value-type="float" office:value="748467886.835016" calcext:value-type="float">
            <text:p>748467886.835016</text:p>
          </table:table-cell>
          <table:table-cell table:formula="of:=[.F22]+[.$E22]/299702547*1000000000" office:value-type="float" office:value="748467888.617828" calcext:value-type="float">
            <text:p>748467888.617828</text:p>
          </table:table-cell>
          <table:table-cell table:formula="of:=RAND()*10^9" office:value-type="float" office:value="152009164.469844" calcext:value-type="float">
            <text:p>152009164.469844</text:p>
          </table:table-cell>
          <table:table-cell table:formula="of:=[.H22]+[.E22]/299702547*1000000000" office:value-type="float" office:value="152009166.252655" calcext:value-type="float">
            <text:p>152009166.252655</text:p>
          </table:table-cell>
          <table:table-cell table:formula="of:=RAND()*10^9" office:value-type="float" office:value="273731287.75058" calcext:value-type="float">
            <text:p>273731287.75058</text:p>
          </table:table-cell>
          <table:table-cell table:formula="of:=[.J22]+[.E22]/299702547*1000000000" office:value-type="float" office:value="273731289.533391" calcext:value-type="float">
            <text:p>273731289.533391</text:p>
          </table:table-cell>
        </table:table-row>
        <table:table-row table:style-name="ro1">
          <table:table-cell table:number-columns-repeated="3"/>
          <table:table-cell table:formula="of:=[.D22]+1000000" office:value-type="float" office:value="210398123.517523" calcext:value-type="float">
            <text:p>210398123.517523</text:p>
          </table:table-cell>
          <table:table-cell table:formula="of:=[.$E$2]+RAND()/100" office:value-type="float" office:value="0.539786861334286" calcext:value-type="float">
            <text:p>0.539786861334286</text:p>
          </table:table-cell>
          <table:table-cell table:formula="of:=RAND()*10^9" office:value-type="float" office:value="261643901.402819" calcext:value-type="float">
            <text:p>261643901.402819</text:p>
          </table:table-cell>
          <table:table-cell table:formula="of:=[.F23]+[.$E23]/299702547*1000000000" office:value-type="float" office:value="261643903.203894" calcext:value-type="float">
            <text:p>261643903.203894</text:p>
          </table:table-cell>
          <table:table-cell table:formula="of:=RAND()*10^9" office:value-type="float" office:value="185956584.224118" calcext:value-type="float">
            <text:p>185956584.224118</text:p>
          </table:table-cell>
          <table:table-cell table:formula="of:=[.H23]+[.E23]/299702547*1000000000" office:value-type="float" office:value="185956586.025193" calcext:value-type="float">
            <text:p>185956586.025193</text:p>
          </table:table-cell>
          <table:table-cell table:formula="of:=RAND()*10^9" office:value-type="float" office:value="957237672.92161" calcext:value-type="float">
            <text:p>957237672.92161</text:p>
          </table:table-cell>
          <table:table-cell table:formula="of:=[.J23]+[.E23]/299702547*1000000000" office:value-type="float" office:value="957237674.722685" calcext:value-type="float">
            <text:p>957237674.722685</text:p>
          </table:table-cell>
        </table:table-row>
        <table:table-row table:style-name="ro1">
          <table:table-cell table:number-columns-repeated="3"/>
          <table:table-cell table:formula="of:=[.D23]+1000000" office:value-type="float" office:value="211398123.517523" calcext:value-type="float">
            <text:p>211398123.517523</text:p>
          </table:table-cell>
          <table:table-cell table:formula="of:=[.$E$2]+RAND()/100" office:value-type="float" office:value="0.537441321334456" calcext:value-type="float">
            <text:p>0.537441321334456</text:p>
          </table:table-cell>
          <table:table-cell table:formula="of:=RAND()*10^9" office:value-type="float" office:value="227978036.202479" calcext:value-type="float">
            <text:p>227978036.202479</text:p>
          </table:table-cell>
          <table:table-cell table:formula="of:=[.F24]+[.$E24]/299702547*1000000000" office:value-type="float" office:value="227978037.995728" calcext:value-type="float">
            <text:p>227978037.995728</text:p>
          </table:table-cell>
          <table:table-cell table:formula="of:=RAND()*10^9" office:value-type="float" office:value="333196546.396466" calcext:value-type="float">
            <text:p>333196546.396466</text:p>
          </table:table-cell>
          <table:table-cell table:formula="of:=[.H24]+[.E24]/299702547*1000000000" office:value-type="float" office:value="333196548.189715" calcext:value-type="float">
            <text:p>333196548.189715</text:p>
          </table:table-cell>
          <table:table-cell table:formula="of:=RAND()*10^9" office:value-type="float" office:value="259146918.828499" calcext:value-type="float">
            <text:p>259146918.828499</text:p>
          </table:table-cell>
          <table:table-cell table:formula="of:=[.J24]+[.E24]/299702547*1000000000" office:value-type="float" office:value="259146920.621748" calcext:value-type="float">
            <text:p>259146920.621748</text:p>
          </table:table-cell>
        </table:table-row>
        <table:table-row table:style-name="ro1">
          <table:table-cell table:number-columns-repeated="3"/>
          <table:table-cell table:formula="of:=[.D24]+1000000" office:value-type="float" office:value="212398123.517523" calcext:value-type="float">
            <text:p>212398123.517523</text:p>
          </table:table-cell>
          <table:table-cell table:formula="of:=[.$E$2]+RAND()/100" office:value-type="float" office:value="0.537597233632854" calcext:value-type="float">
            <text:p>0.537597233632854</text:p>
          </table:table-cell>
          <table:table-cell table:formula="of:=RAND()*10^9" office:value-type="float" office:value="461486692.083375" calcext:value-type="float">
            <text:p>461486692.083375</text:p>
          </table:table-cell>
          <table:table-cell table:formula="of:=[.F25]+[.$E25]/299702547*1000000000" office:value-type="float" office:value="461486693.877144" calcext:value-type="float">
            <text:p>461486693.877144</text:p>
          </table:table-cell>
          <table:table-cell table:formula="of:=RAND()*10^9" office:value-type="float" office:value="647179393.170331" calcext:value-type="float">
            <text:p>647179393.170331</text:p>
          </table:table-cell>
          <table:table-cell table:formula="of:=[.H25]+[.E25]/299702547*1000000000" office:value-type="float" office:value="647179394.964101" calcext:value-type="float">
            <text:p>647179394.964101</text:p>
          </table:table-cell>
          <table:table-cell table:formula="of:=RAND()*10^9" office:value-type="float" office:value="837674071.179751" calcext:value-type="float">
            <text:p>837674071.179751</text:p>
          </table:table-cell>
          <table:table-cell table:formula="of:=[.J25]+[.E25]/299702547*1000000000" office:value-type="float" office:value="837674072.97352" calcext:value-type="float">
            <text:p>837674072.97352</text:p>
          </table:table-cell>
        </table:table-row>
        <table:table-row table:style-name="ro1">
          <table:table-cell table:number-columns-repeated="3"/>
          <table:table-cell table:formula="of:=[.D25]+1000000" office:value-type="float" office:value="213398123.517523" calcext:value-type="float">
            <text:p>213398123.517523</text:p>
          </table:table-cell>
          <table:table-cell table:formula="of:=[.$E$2]+RAND()/100" office:value-type="float" office:value="0.532126384873556" calcext:value-type="float">
            <text:p>0.532126384873556</text:p>
          </table:table-cell>
          <table:table-cell table:formula="of:=RAND()*10^9" office:value-type="float" office:value="856330807.06113" calcext:value-type="float">
            <text:p>856330807.06113</text:p>
          </table:table-cell>
          <table:table-cell table:formula="of:=[.F26]+[.$E26]/299702547*1000000000" office:value-type="float" office:value="856330808.836645" calcext:value-type="float">
            <text:p>856330808.836645</text:p>
          </table:table-cell>
          <table:table-cell table:formula="of:=RAND()*10^9" office:value-type="float" office:value="93998098.2472733" calcext:value-type="float">
            <text:p>93998098.2472733</text:p>
          </table:table-cell>
          <table:table-cell table:formula="of:=[.H26]+[.E26]/299702547*1000000000" office:value-type="float" office:value="93998100.0227884" calcext:value-type="float">
            <text:p>93998100.0227884</text:p>
          </table:table-cell>
          <table:table-cell table:formula="of:=RAND()*10^9" office:value-type="float" office:value="794894762.54084" calcext:value-type="float">
            <text:p>794894762.54084</text:p>
          </table:table-cell>
          <table:table-cell table:formula="of:=[.J26]+[.E26]/299702547*1000000000" office:value-type="float" office:value="794894764.316355" calcext:value-type="float">
            <text:p>794894764.316355</text:p>
          </table:table-cell>
        </table:table-row>
        <table:table-row table:style-name="ro1">
          <table:table-cell table:number-columns-repeated="3"/>
          <table:table-cell table:formula="of:=[.D26]+1000000" office:value-type="float" office:value="214398123.517523" calcext:value-type="float">
            <text:p>214398123.517523</text:p>
          </table:table-cell>
          <table:table-cell table:formula="of:=[.$E$2]+RAND()/100" office:value-type="float" office:value="0.539219049495656" calcext:value-type="float">
            <text:p>0.539219049495656</text:p>
          </table:table-cell>
          <table:table-cell table:formula="of:=RAND()*10^9" office:value-type="float" office:value="868592697.858693" calcext:value-type="float">
            <text:p>868592697.858693</text:p>
          </table:table-cell>
          <table:table-cell table:formula="of:=[.F27]+[.$E27]/299702547*1000000000" office:value-type="float" office:value="868592699.657874" calcext:value-type="float">
            <text:p>868592699.657874</text:p>
          </table:table-cell>
          <table:table-cell table:formula="of:=RAND()*10^9" office:value-type="float" office:value="681105504.472109" calcext:value-type="float">
            <text:p>681105504.472109</text:p>
          </table:table-cell>
          <table:table-cell table:formula="of:=[.H27]+[.E27]/299702547*1000000000" office:value-type="float" office:value="681105506.27129" calcext:value-type="float">
            <text:p>681105506.27129</text:p>
          </table:table-cell>
          <table:table-cell table:formula="of:=RAND()*10^9" office:value-type="float" office:value="93630854.8543408" calcext:value-type="float">
            <text:p>93630854.8543408</text:p>
          </table:table-cell>
          <table:table-cell table:formula="of:=[.J27]+[.E27]/299702547*1000000000" office:value-type="float" office:value="93630856.6535215" calcext:value-type="float">
            <text:p>93630856.6535215</text:p>
          </table:table-cell>
        </table:table-row>
        <table:table-row table:style-name="ro1">
          <table:table-cell table:number-columns-repeated="3"/>
          <table:table-cell table:formula="of:=[.D27]+1000000" office:value-type="float" office:value="215398123.517523" calcext:value-type="float">
            <text:p>215398123.517523</text:p>
          </table:table-cell>
          <table:table-cell table:formula="of:=[.$E$2]+RAND()/100" office:value-type="float" office:value="0.540659108560648" calcext:value-type="float">
            <text:p>0.540659108560648</text:p>
          </table:table-cell>
          <table:table-cell table:formula="of:=RAND()*10^9" office:value-type="float" office:value="42811018.1902682" calcext:value-type="float">
            <text:p>42811018.1902682</text:p>
          </table:table-cell>
          <table:table-cell table:formula="of:=[.F28]+[.$E28]/299702547*1000000000" office:value-type="float" office:value="42811019.9942539" calcext:value-type="float">
            <text:p>42811019.9942539</text:p>
          </table:table-cell>
          <table:table-cell table:formula="of:=RAND()*10^9" office:value-type="float" office:value="624903309.974798" calcext:value-type="float">
            <text:p>624903309.974798</text:p>
          </table:table-cell>
          <table:table-cell table:formula="of:=[.H28]+[.E28]/299702547*1000000000" office:value-type="float" office:value="624903311.778784" calcext:value-type="float">
            <text:p>624903311.778784</text:p>
          </table:table-cell>
          <table:table-cell table:formula="of:=RAND()*10^9" office:value-type="float" office:value="930327248.249511" calcext:value-type="float">
            <text:p>930327248.249511</text:p>
          </table:table-cell>
          <table:table-cell table:formula="of:=[.J28]+[.E28]/299702547*1000000000" office:value-type="float" office:value="930327250.053497" calcext:value-type="float">
            <text:p>930327250.053497</text:p>
          </table:table-cell>
        </table:table-row>
        <table:table-row table:style-name="ro1">
          <table:table-cell table:number-columns-repeated="3"/>
          <table:table-cell table:formula="of:=[.D28]+1000000" office:value-type="float" office:value="216398123.517523" calcext:value-type="float">
            <text:p>216398123.517523</text:p>
          </table:table-cell>
          <table:table-cell table:formula="of:=[.$E$2]+RAND()/100" office:value-type="float" office:value="0.535510542607785" calcext:value-type="float">
            <text:p>0.535510542607785</text:p>
          </table:table-cell>
          <table:table-cell table:formula="of:=RAND()*10^9" office:value-type="float" office:value="998810982.099335" calcext:value-type="float">
            <text:p>998810982.099335</text:p>
          </table:table-cell>
          <table:table-cell table:formula="of:=[.F29]+[.$E29]/299702547*1000000000" office:value-type="float" office:value="998810983.886142" calcext:value-type="float">
            <text:p>998810983.886142</text:p>
          </table:table-cell>
          <table:table-cell table:formula="of:=RAND()*10^9" office:value-type="float" office:value="448561022.222219" calcext:value-type="float">
            <text:p>448561022.222219</text:p>
          </table:table-cell>
          <table:table-cell table:formula="of:=[.H29]+[.E29]/299702547*1000000000" office:value-type="float" office:value="448561024.009026" calcext:value-type="float">
            <text:p>448561024.009026</text:p>
          </table:table-cell>
          <table:table-cell table:formula="of:=RAND()*10^9" office:value-type="float" office:value="596793442.275814" calcext:value-type="float">
            <text:p>596793442.275814</text:p>
          </table:table-cell>
          <table:table-cell table:formula="of:=[.J29]+[.E29]/299702547*1000000000" office:value-type="float" office:value="596793444.062621" calcext:value-type="float">
            <text:p>596793444.062621</text:p>
          </table:table-cell>
        </table:table-row>
        <table:table-row table:style-name="ro1">
          <table:table-cell table:number-columns-repeated="3"/>
          <table:table-cell table:formula="of:=[.D29]+1000000" office:value-type="float" office:value="217398123.517523" calcext:value-type="float">
            <text:p>217398123.517523</text:p>
          </table:table-cell>
          <table:table-cell table:formula="of:=[.$E$2]+RAND()/100" office:value-type="float" office:value="0.536709671837538" calcext:value-type="float">
            <text:p>0.536709671837538</text:p>
          </table:table-cell>
          <table:table-cell table:formula="of:=RAND()*10^9" office:value-type="float" office:value="402966828.626909" calcext:value-type="float">
            <text:p>402966828.626909</text:p>
          </table:table-cell>
          <table:table-cell table:formula="of:=[.F30]+[.$E30]/299702547*1000000000" office:value-type="float" office:value="402966830.417716" calcext:value-type="float">
            <text:p>402966830.417716</text:p>
          </table:table-cell>
          <table:table-cell table:formula="of:=RAND()*10^9" office:value-type="float" office:value="50252024.1195771" calcext:value-type="float">
            <text:p>50252024.1195771</text:p>
          </table:table-cell>
          <table:table-cell table:formula="of:=[.H30]+[.E30]/299702547*1000000000" office:value-type="float" office:value="50252025.9103849" calcext:value-type="float">
            <text:p>50252025.9103849</text:p>
          </table:table-cell>
          <table:table-cell table:formula="of:=RAND()*10^9" office:value-type="float" office:value="248220598.582066" calcext:value-type="float">
            <text:p>248220598.582066</text:p>
          </table:table-cell>
          <table:table-cell table:formula="of:=[.J30]+[.E30]/299702547*1000000000" office:value-type="float" office:value="248220600.372873" calcext:value-type="float">
            <text:p>248220600.372873</text:p>
          </table:table-cell>
        </table:table-row>
        <table:table-row table:style-name="ro1">
          <table:table-cell table:number-columns-repeated="3"/>
          <table:table-cell table:formula="of:=[.D30]+1000000" office:value-type="float" office:value="218398123.517523" calcext:value-type="float">
            <text:p>218398123.517523</text:p>
          </table:table-cell>
          <table:table-cell table:formula="of:=[.$E$2]+RAND()/100" office:value-type="float" office:value="0.541128023963996" calcext:value-type="float">
            <text:p>0.541128023963996</text:p>
          </table:table-cell>
          <table:table-cell table:formula="of:=RAND()*10^9" office:value-type="float" office:value="27161912.4915786" calcext:value-type="float">
            <text:p>27161912.4915786</text:p>
          </table:table-cell>
          <table:table-cell table:formula="of:=[.F31]+[.$E31]/299702547*1000000000" office:value-type="float" office:value="27161914.2971289" calcext:value-type="float">
            <text:p>27161914.2971289</text:p>
          </table:table-cell>
          <table:table-cell table:formula="of:=RAND()*10^9" office:value-type="float" office:value="138972671.474704" calcext:value-type="float">
            <text:p>138972671.474704</text:p>
          </table:table-cell>
          <table:table-cell table:formula="of:=[.H31]+[.E31]/299702547*1000000000" office:value-type="float" office:value="138972673.280254" calcext:value-type="float">
            <text:p>138972673.280254</text:p>
          </table:table-cell>
          <table:table-cell table:formula="of:=RAND()*10^9" office:value-type="float" office:value="848578296.377184" calcext:value-type="float">
            <text:p>848578296.377184</text:p>
          </table:table-cell>
          <table:table-cell table:formula="of:=[.J31]+[.E31]/299702547*1000000000" office:value-type="float" office:value="848578298.182734" calcext:value-type="float">
            <text:p>848578298.182734</text:p>
          </table:table-cell>
        </table:table-row>
        <table:table-row table:style-name="ro1">
          <table:table-cell table:number-columns-repeated="3"/>
          <table:table-cell table:formula="of:=[.D31]+1000000" office:value-type="float" office:value="219398123.517523" calcext:value-type="float">
            <text:p>219398123.517523</text:p>
          </table:table-cell>
          <table:table-cell table:formula="of:=[.$E$2]+RAND()/100" office:value-type="float" office:value="0.53581957838664" calcext:value-type="float">
            <text:p>0.53581957838664</text:p>
          </table:table-cell>
          <table:table-cell table:formula="of:=RAND()*10^9" office:value-type="float" office:value="878817982.72718" calcext:value-type="float">
            <text:p>878817982.72718</text:p>
          </table:table-cell>
          <table:table-cell table:formula="of:=[.F32]+[.$E32]/299702547*1000000000" office:value-type="float" office:value="878817984.515018" calcext:value-type="float">
            <text:p>878817984.515018</text:p>
          </table:table-cell>
          <table:table-cell table:formula="of:=RAND()*10^9" office:value-type="float" office:value="641593864.232657" calcext:value-type="float">
            <text:p>641593864.232657</text:p>
          </table:table-cell>
          <table:table-cell table:formula="of:=[.H32]+[.E32]/299702547*1000000000" office:value-type="float" office:value="641593866.020495" calcext:value-type="float">
            <text:p>641593866.020495</text:p>
          </table:table-cell>
          <table:table-cell table:formula="of:=RAND()*10^9" office:value-type="float" office:value="325432280.94997" calcext:value-type="float">
            <text:p>325432280.94997</text:p>
          </table:table-cell>
          <table:table-cell table:formula="of:=[.J32]+[.E32]/299702547*1000000000" office:value-type="float" office:value="325432282.737808" calcext:value-type="float">
            <text:p>325432282.737808</text:p>
          </table:table-cell>
        </table:table-row>
        <table:table-row table:style-name="ro1">
          <table:table-cell table:number-columns-repeated="3"/>
          <table:table-cell table:formula="of:=[.D32]+1000000" office:value-type="float" office:value="220398123.517523" calcext:value-type="float">
            <text:p>220398123.517523</text:p>
          </table:table-cell>
          <table:table-cell table:formula="of:=[.$E$2]+RAND()/100" office:value-type="float" office:value="0.538173993722442" calcext:value-type="float">
            <text:p>0.538173993722442</text:p>
          </table:table-cell>
          <table:table-cell table:formula="of:=RAND()*10^9" office:value-type="float" office:value="820469114.156363" calcext:value-type="float">
            <text:p>820469114.156363</text:p>
          </table:table-cell>
          <table:table-cell table:formula="of:=[.F33]+[.$E33]/299702547*1000000000" office:value-type="float" office:value="820469115.952057" calcext:value-type="float">
            <text:p>820469115.952057</text:p>
          </table:table-cell>
          <table:table-cell table:formula="of:=RAND()*10^9" office:value-type="float" office:value="258876282.002715" calcext:value-type="float">
            <text:p>258876282.002715</text:p>
          </table:table-cell>
          <table:table-cell table:formula="of:=[.H33]+[.E33]/299702547*1000000000" office:value-type="float" office:value="258876283.798409" calcext:value-type="float">
            <text:p>258876283.798409</text:p>
          </table:table-cell>
          <table:table-cell table:formula="of:=RAND()*10^9" office:value-type="float" office:value="811791220.548036" calcext:value-type="float">
            <text:p>811791220.548036</text:p>
          </table:table-cell>
          <table:table-cell table:formula="of:=[.J33]+[.E33]/299702547*1000000000" office:value-type="float" office:value="811791222.343729" calcext:value-type="float">
            <text:p>811791222.343729</text:p>
          </table:table-cell>
        </table:table-row>
        <table:table-row table:style-name="ro1">
          <table:table-cell table:number-columns-repeated="3"/>
          <table:table-cell table:formula="of:=[.D33]+1000000" office:value-type="float" office:value="221398123.517523" calcext:value-type="float">
            <text:p>221398123.517523</text:p>
          </table:table-cell>
          <table:table-cell table:formula="of:=[.$E$2]+RAND()/100" office:value-type="float" office:value="0.536213505272361" calcext:value-type="float">
            <text:p>0.536213505272361</text:p>
          </table:table-cell>
          <table:table-cell table:formula="of:=RAND()*10^9" office:value-type="float" office:value="360870426.714872" calcext:value-type="float">
            <text:p>360870426.714872</text:p>
          </table:table-cell>
          <table:table-cell table:formula="of:=[.F34]+[.$E34]/299702547*1000000000" office:value-type="float" office:value="360870428.504025" calcext:value-type="float">
            <text:p>360870428.504025</text:p>
          </table:table-cell>
          <table:table-cell table:formula="of:=RAND()*10^9" office:value-type="float" office:value="406151582.365361" calcext:value-type="float">
            <text:p>406151582.365361</text:p>
          </table:table-cell>
          <table:table-cell table:formula="of:=[.H34]+[.E34]/299702547*1000000000" office:value-type="float" office:value="406151584.154513" calcext:value-type="float">
            <text:p>406151584.154513</text:p>
          </table:table-cell>
          <table:table-cell table:formula="of:=RAND()*10^9" office:value-type="float" office:value="930912131.409224" calcext:value-type="float">
            <text:p>930912131.409224</text:p>
          </table:table-cell>
          <table:table-cell table:formula="of:=[.J34]+[.E34]/299702547*1000000000" office:value-type="float" office:value="930912133.198376" calcext:value-type="float">
            <text:p>930912133.198376</text:p>
          </table:table-cell>
        </table:table-row>
        <table:table-row table:style-name="ro1">
          <table:table-cell table:number-columns-repeated="3"/>
          <table:table-cell table:formula="of:=[.D34]+1000000" office:value-type="float" office:value="222398123.517523" calcext:value-type="float">
            <text:p>222398123.517523</text:p>
          </table:table-cell>
          <table:table-cell table:formula="of:=[.$E$2]+RAND()/100" office:value-type="float" office:value="0.539334994503722" calcext:value-type="float">
            <text:p>0.539334994503722</text:p>
          </table:table-cell>
          <table:table-cell table:formula="of:=RAND()*10^9" office:value-type="float" office:value="385603312.4877" calcext:value-type="float">
            <text:p>385603312.4877</text:p>
          </table:table-cell>
          <table:table-cell table:formula="of:=[.F35]+[.$E35]/299702547*1000000000" office:value-type="float" office:value="385603314.287268" calcext:value-type="float">
            <text:p>385603314.287268</text:p>
          </table:table-cell>
          <table:table-cell table:formula="of:=RAND()*10^9" office:value-type="float" office:value="741046442.384718" calcext:value-type="float">
            <text:p>741046442.384718</text:p>
          </table:table-cell>
          <table:table-cell table:formula="of:=[.H35]+[.E35]/299702547*1000000000" office:value-type="float" office:value="741046444.184286" calcext:value-type="float">
            <text:p>741046444.184286</text:p>
          </table:table-cell>
          <table:table-cell table:formula="of:=RAND()*10^9" office:value-type="float" office:value="218754924.994904" calcext:value-type="float">
            <text:p>218754924.994904</text:p>
          </table:table-cell>
          <table:table-cell table:formula="of:=[.J35]+[.E35]/299702547*1000000000" office:value-type="float" office:value="218754926.794471" calcext:value-type="float">
            <text:p>218754926.794471</text:p>
          </table:table-cell>
        </table:table-row>
        <table:table-row table:style-name="ro1">
          <table:table-cell table:number-columns-repeated="3"/>
          <table:table-cell table:formula="of:=[.D35]+1000000" office:value-type="float" office:value="223398123.517523" calcext:value-type="float">
            <text:p>223398123.517523</text:p>
          </table:table-cell>
          <table:table-cell table:formula="of:=[.$E$2]+RAND()/100" office:value-type="float" office:value="0.53240621640257" calcext:value-type="float">
            <text:p>0.53240621640257</text:p>
          </table:table-cell>
          <table:table-cell table:formula="of:=RAND()*10^9" office:value-type="float" office:value="803306250.271171" calcext:value-type="float">
            <text:p>803306250.271171</text:p>
          </table:table-cell>
          <table:table-cell table:formula="of:=[.F36]+[.$E36]/299702547*1000000000" office:value-type="float" office:value="803306252.047619" calcext:value-type="float">
            <text:p>803306252.047619</text:p>
          </table:table-cell>
          <table:table-cell table:formula="of:=RAND()*10^9" office:value-type="float" office:value="809070846.579465" calcext:value-type="float">
            <text:p>809070846.579465</text:p>
          </table:table-cell>
          <table:table-cell table:formula="of:=[.H36]+[.E36]/299702547*1000000000" office:value-type="float" office:value="809070848.355913" calcext:value-type="float">
            <text:p>809070848.355913</text:p>
          </table:table-cell>
          <table:table-cell table:formula="of:=RAND()*10^9" office:value-type="float" office:value="558697332.554884" calcext:value-type="float">
            <text:p>558697332.554884</text:p>
          </table:table-cell>
          <table:table-cell table:formula="of:=[.J36]+[.E36]/299702547*1000000000" office:value-type="float" office:value="558697334.331333" calcext:value-type="float">
            <text:p>558697334.331333</text:p>
          </table:table-cell>
        </table:table-row>
        <table:table-row table:style-name="ro1">
          <table:table-cell table:number-columns-repeated="3"/>
          <table:table-cell table:formula="of:=[.D36]+1000000" office:value-type="float" office:value="224398123.517523" calcext:value-type="float">
            <text:p>224398123.517523</text:p>
          </table:table-cell>
          <table:table-cell table:formula="of:=[.$E$2]+RAND()/100" office:value-type="float" office:value="0.533782223830924" calcext:value-type="float">
            <text:p>0.533782223830924</text:p>
          </table:table-cell>
          <table:table-cell table:formula="of:=RAND()*10^9" office:value-type="float" office:value="11163585.2300058" calcext:value-type="float">
            <text:p>11163585.2300058</text:p>
          </table:table-cell>
          <table:table-cell table:formula="of:=[.F37]+[.$E37]/299702547*1000000000" office:value-type="float" office:value="11163587.0110458" calcext:value-type="float">
            <text:p>11163587.0110458</text:p>
          </table:table-cell>
          <table:table-cell table:formula="of:=RAND()*10^9" office:value-type="float" office:value="705632831.484001" calcext:value-type="float">
            <text:p>705632831.484001</text:p>
          </table:table-cell>
          <table:table-cell table:formula="of:=[.H37]+[.E37]/299702547*1000000000" office:value-type="float" office:value="705632833.265041" calcext:value-type="float">
            <text:p>705632833.265041</text:p>
          </table:table-cell>
          <table:table-cell table:formula="of:=RAND()*10^9" office:value-type="float" office:value="22230642.296755" calcext:value-type="float">
            <text:p>22230642.296755</text:p>
          </table:table-cell>
          <table:table-cell table:formula="of:=[.J37]+[.E37]/299702547*1000000000" office:value-type="float" office:value="22230644.077795" calcext:value-type="float">
            <text:p>22230644.077795</text:p>
          </table:table-cell>
        </table:table-row>
        <table:table-row table:style-name="ro1">
          <table:table-cell table:number-columns-repeated="3"/>
          <table:table-cell table:formula="of:=[.D37]+1000000" office:value-type="float" office:value="225398123.517523" calcext:value-type="float">
            <text:p>225398123.517523</text:p>
          </table:table-cell>
          <table:table-cell table:formula="of:=[.$E$2]+RAND()/100" office:value-type="float" office:value="0.531668894698822" calcext:value-type="float">
            <text:p>0.531668894698822</text:p>
          </table:table-cell>
          <table:table-cell table:formula="of:=RAND()*10^9" office:value-type="float" office:value="550129112.576765" calcext:value-type="float">
            <text:p>550129112.576765</text:p>
          </table:table-cell>
          <table:table-cell table:formula="of:=[.F38]+[.$E38]/299702547*1000000000" office:value-type="float" office:value="550129114.350754" calcext:value-type="float">
            <text:p>550129114.350754</text:p>
          </table:table-cell>
          <table:table-cell table:formula="of:=RAND()*10^9" office:value-type="float" office:value="913182598.213411" calcext:value-type="float">
            <text:p>913182598.213411</text:p>
          </table:table-cell>
          <table:table-cell table:formula="of:=[.H38]+[.E38]/299702547*1000000000" office:value-type="float" office:value="913182599.987399" calcext:value-type="float">
            <text:p>913182599.987399</text:p>
          </table:table-cell>
          <table:table-cell table:formula="of:=RAND()*10^9" office:value-type="float" office:value="862614776.508104" calcext:value-type="float">
            <text:p>862614776.508104</text:p>
          </table:table-cell>
          <table:table-cell table:formula="of:=[.J38]+[.E38]/299702547*1000000000" office:value-type="float" office:value="862614778.282093" calcext:value-type="float">
            <text:p>862614778.282093</text:p>
          </table:table-cell>
        </table:table-row>
        <table:table-row table:style-name="ro1">
          <table:table-cell table:number-columns-repeated="3"/>
          <table:table-cell table:formula="of:=[.D38]+1000000" office:value-type="float" office:value="226398123.517523" calcext:value-type="float">
            <text:p>226398123.517523</text:p>
          </table:table-cell>
          <table:table-cell table:formula="of:=[.$E$2]+RAND()/100" office:value-type="float" office:value="0.540487420688508" calcext:value-type="float">
            <text:p>0.540487420688508</text:p>
          </table:table-cell>
          <table:table-cell table:formula="of:=RAND()*10^9" office:value-type="float" office:value="625929870.589099" calcext:value-type="float">
            <text:p>625929870.589099</text:p>
          </table:table-cell>
          <table:table-cell table:formula="of:=[.F39]+[.$E39]/299702547*1000000000" office:value-type="float" office:value="625929872.392512" calcext:value-type="float">
            <text:p>625929872.392512</text:p>
          </table:table-cell>
          <table:table-cell table:formula="of:=RAND()*10^9" office:value-type="float" office:value="376793540.9283" calcext:value-type="float">
            <text:p>376793540.9283</text:p>
          </table:table-cell>
          <table:table-cell table:formula="of:=[.H39]+[.E39]/299702547*1000000000" office:value-type="float" office:value="376793542.731713" calcext:value-type="float">
            <text:p>376793542.731713</text:p>
          </table:table-cell>
          <table:table-cell table:formula="of:=RAND()*10^9" office:value-type="float" office:value="516043822.034842" calcext:value-type="float">
            <text:p>516043822.034842</text:p>
          </table:table-cell>
          <table:table-cell table:formula="of:=[.J39]+[.E39]/299702547*1000000000" office:value-type="float" office:value="516043823.838255" calcext:value-type="float">
            <text:p>516043823.838255</text:p>
          </table:table-cell>
        </table:table-row>
        <table:table-row table:style-name="ro1">
          <table:table-cell table:number-columns-repeated="3"/>
          <table:table-cell table:formula="of:=[.D39]+1000000" office:value-type="float" office:value="227398123.517523" calcext:value-type="float">
            <text:p>227398123.517523</text:p>
          </table:table-cell>
          <table:table-cell table:formula="of:=[.$E$2]+RAND()/100" office:value-type="float" office:value="0.535129578504261" calcext:value-type="float">
            <text:p>0.535129578504261</text:p>
          </table:table-cell>
          <table:table-cell table:formula="of:=RAND()*10^9" office:value-type="float" office:value="164574818.960608" calcext:value-type="float">
            <text:p>164574818.960608</text:p>
          </table:table-cell>
          <table:table-cell table:formula="of:=[.F40]+[.$E40]/299702547*1000000000" office:value-type="float" office:value="164574820.746144" calcext:value-type="float">
            <text:p>164574820.746144</text:p>
          </table:table-cell>
          <table:table-cell table:formula="of:=RAND()*10^9" office:value-type="float" office:value="360612267.726564" calcext:value-type="float">
            <text:p>360612267.726564</text:p>
          </table:table-cell>
          <table:table-cell table:formula="of:=[.H40]+[.E40]/299702547*1000000000" office:value-type="float" office:value="360612269.5121" calcext:value-type="float">
            <text:p>360612269.5121</text:p>
          </table:table-cell>
          <table:table-cell table:formula="of:=RAND()*10^9" office:value-type="float" office:value="388669979.724779" calcext:value-type="float">
            <text:p>388669979.724779</text:p>
          </table:table-cell>
          <table:table-cell table:formula="of:=[.J40]+[.E40]/299702547*1000000000" office:value-type="float" office:value="388669981.510315" calcext:value-type="float">
            <text:p>388669981.510315</text:p>
          </table:table-cell>
        </table:table-row>
        <table:table-row table:style-name="ro1">
          <table:table-cell table:number-columns-repeated="3"/>
          <table:table-cell table:formula="of:=[.D40]+1000000" office:value-type="float" office:value="228398123.517523" calcext:value-type="float">
            <text:p>228398123.517523</text:p>
          </table:table-cell>
          <table:table-cell table:formula="of:=[.$E$2]+RAND()/100" office:value-type="float" office:value="0.538833684034215" calcext:value-type="float">
            <text:p>0.538833684034215</text:p>
          </table:table-cell>
          <table:table-cell table:formula="of:=RAND()*10^9" office:value-type="float" office:value="300355070.689056" calcext:value-type="float">
            <text:p>300355070.689056</text:p>
          </table:table-cell>
          <table:table-cell table:formula="of:=[.F41]+[.$E41]/299702547*1000000000" office:value-type="float" office:value="300355072.486951" calcext:value-type="float">
            <text:p>300355072.486951</text:p>
          </table:table-cell>
          <table:table-cell table:formula="of:=RAND()*10^9" office:value-type="float" office:value="70046399.8362409" calcext:value-type="float">
            <text:p>70046399.8362409</text:p>
          </table:table-cell>
          <table:table-cell table:formula="of:=[.H41]+[.E41]/299702547*1000000000" office:value-type="float" office:value="70046401.6341358" calcext:value-type="float">
            <text:p>70046401.6341358</text:p>
          </table:table-cell>
          <table:table-cell table:formula="of:=RAND()*10^9" office:value-type="float" office:value="209782292.527845" calcext:value-type="float">
            <text:p>209782292.527845</text:p>
          </table:table-cell>
          <table:table-cell table:formula="of:=[.J41]+[.E41]/299702547*1000000000" office:value-type="float" office:value="209782294.32574" calcext:value-type="float">
            <text:p>209782294.32574</text:p>
          </table:table-cell>
        </table:table-row>
        <table:table-row table:style-name="ro1">
          <table:table-cell table:number-columns-repeated="3"/>
          <table:table-cell table:formula="of:=[.D41]+1000000" office:value-type="float" office:value="229398123.517523" calcext:value-type="float">
            <text:p>229398123.517523</text:p>
          </table:table-cell>
          <table:table-cell table:formula="of:=[.$E$2]+RAND()/100" office:value-type="float" office:value="0.534970077559787" calcext:value-type="float">
            <text:p>0.534970077559787</text:p>
          </table:table-cell>
          <table:table-cell table:formula="of:=RAND()*10^9" office:value-type="float" office:value="399487379.797191" calcext:value-type="float">
            <text:p>399487379.797191</text:p>
          </table:table-cell>
          <table:table-cell table:formula="of:=[.F42]+[.$E42]/299702547*1000000000" office:value-type="float" office:value="399487381.582194" calcext:value-type="float">
            <text:p>399487381.582194</text:p>
          </table:table-cell>
          <table:table-cell table:formula="of:=RAND()*10^9" office:value-type="float" office:value="771257891.184291" calcext:value-type="float">
            <text:p>771257891.184291</text:p>
          </table:table-cell>
          <table:table-cell table:formula="of:=[.H42]+[.E42]/299702547*1000000000" office:value-type="float" office:value="771257892.969294" calcext:value-type="float">
            <text:p>771257892.969294</text:p>
          </table:table-cell>
          <table:table-cell table:formula="of:=RAND()*10^9" office:value-type="float" office:value="364472380.230498" calcext:value-type="float">
            <text:p>364472380.230498</text:p>
          </table:table-cell>
          <table:table-cell table:formula="of:=[.J42]+[.E42]/299702547*1000000000" office:value-type="float" office:value="364472382.015501" calcext:value-type="float">
            <text:p>364472382.015501</text:p>
          </table:table-cell>
        </table:table-row>
        <table:table-row table:style-name="ro1">
          <table:table-cell table:number-columns-repeated="3"/>
          <table:table-cell table:formula="of:=[.D42]+1000000" office:value-type="float" office:value="230398123.517523" calcext:value-type="float">
            <text:p>230398123.517523</text:p>
          </table:table-cell>
          <table:table-cell table:formula="of:=[.$E$2]+RAND()/100" office:value-type="float" office:value="0.539926019794237" calcext:value-type="float">
            <text:p>0.539926019794237</text:p>
          </table:table-cell>
          <table:table-cell table:formula="of:=RAND()*10^9" office:value-type="float" office:value="79590804.260617" calcext:value-type="float">
            <text:p>79590804.260617</text:p>
          </table:table-cell>
          <table:table-cell table:formula="of:=[.F43]+[.$E43]/299702547*1000000000" office:value-type="float" office:value="79590806.0621566" calcext:value-type="float">
            <text:p>79590806.0621566</text:p>
          </table:table-cell>
          <table:table-cell table:formula="of:=RAND()*10^9" office:value-type="float" office:value="102538773.673569" calcext:value-type="float">
            <text:p>102538773.673569</text:p>
          </table:table-cell>
          <table:table-cell table:formula="of:=[.H43]+[.E43]/299702547*1000000000" office:value-type="float" office:value="102538775.475108" calcext:value-type="float">
            <text:p>102538775.475108</text:p>
          </table:table-cell>
          <table:table-cell table:formula="of:=RAND()*10^9" office:value-type="float" office:value="676278494.911325" calcext:value-type="float">
            <text:p>676278494.911325</text:p>
          </table:table-cell>
          <table:table-cell table:formula="of:=[.J43]+[.E43]/299702547*1000000000" office:value-type="float" office:value="676278496.712865" calcext:value-type="float">
            <text:p>676278496.712865</text:p>
          </table:table-cell>
        </table:table-row>
        <table:table-row table:style-name="ro1">
          <table:table-cell table:number-columns-repeated="3"/>
          <table:table-cell table:formula="of:=[.D43]+1000000" office:value-type="float" office:value="231398123.517523" calcext:value-type="float">
            <text:p>231398123.517523</text:p>
          </table:table-cell>
          <table:table-cell table:formula="of:=[.$E$2]+RAND()/100" office:value-type="float" office:value="0.531857405318458" calcext:value-type="float">
            <text:p>0.531857405318458</text:p>
          </table:table-cell>
          <table:table-cell table:formula="of:=RAND()*10^9" office:value-type="float" office:value="667493917.36447" calcext:value-type="float">
            <text:p>667493917.36447</text:p>
          </table:table-cell>
          <table:table-cell table:formula="of:=[.F44]+[.$E44]/299702547*1000000000" office:value-type="float" office:value="667493919.139087" calcext:value-type="float">
            <text:p>667493919.139087</text:p>
          </table:table-cell>
          <table:table-cell table:formula="of:=RAND()*10^9" office:value-type="float" office:value="561623822.216513" calcext:value-type="float">
            <text:p>561623822.216513</text:p>
          </table:table-cell>
          <table:table-cell table:formula="of:=[.H44]+[.E44]/299702547*1000000000" office:value-type="float" office:value="561623823.991131" calcext:value-type="float">
            <text:p>561623823.991131</text:p>
          </table:table-cell>
          <table:table-cell table:formula="of:=RAND()*10^9" office:value-type="float" office:value="341758511.998206" calcext:value-type="float">
            <text:p>341758511.998206</text:p>
          </table:table-cell>
          <table:table-cell table:formula="of:=[.J44]+[.E44]/299702547*1000000000" office:value-type="float" office:value="341758513.772823" calcext:value-type="float">
            <text:p>341758513.772823</text:p>
          </table:table-cell>
        </table:table-row>
        <table:table-row table:style-name="ro1">
          <table:table-cell table:number-columns-repeated="3"/>
          <table:table-cell table:formula="of:=[.D44]+1000000" office:value-type="float" office:value="232398123.517523" calcext:value-type="float">
            <text:p>232398123.517523</text:p>
          </table:table-cell>
          <table:table-cell table:formula="of:=[.$E$2]+RAND()/100" office:value-type="float" office:value="0.535274199877338" calcext:value-type="float">
            <text:p>0.535274199877338</text:p>
          </table:table-cell>
          <table:table-cell table:formula="of:=RAND()*10^9" office:value-type="float" office:value="569303231.965597" calcext:value-type="float">
            <text:p>569303231.965597</text:p>
          </table:table-cell>
          <table:table-cell table:formula="of:=[.F45]+[.$E45]/299702547*1000000000" office:value-type="float" office:value="569303233.751615" calcext:value-type="float">
            <text:p>569303233.751615</text:p>
          </table:table-cell>
          <table:table-cell table:formula="of:=RAND()*10^9" office:value-type="float" office:value="273992005.30992" calcext:value-type="float">
            <text:p>273992005.30992</text:p>
          </table:table-cell>
          <table:table-cell table:formula="of:=[.H45]+[.E45]/299702547*1000000000" office:value-type="float" office:value="273992007.095938" calcext:value-type="float">
            <text:p>273992007.095938</text:p>
          </table:table-cell>
          <table:table-cell table:formula="of:=RAND()*10^9" office:value-type="float" office:value="930938801.506983" calcext:value-type="float">
            <text:p>930938801.506983</text:p>
          </table:table-cell>
          <table:table-cell table:formula="of:=[.J45]+[.E45]/299702547*1000000000" office:value-type="float" office:value="930938803.293001" calcext:value-type="float">
            <text:p>930938803.293001</text:p>
          </table:table-cell>
        </table:table-row>
        <table:table-row table:style-name="ro1">
          <table:table-cell table:number-columns-repeated="3"/>
          <table:table-cell table:formula="of:=[.D45]+1000000" office:value-type="float" office:value="233398123.517523" calcext:value-type="float">
            <text:p>233398123.517523</text:p>
          </table:table-cell>
          <table:table-cell table:formula="of:=[.$E$2]+RAND()/100" office:value-type="float" office:value="0.539398977980087" calcext:value-type="float">
            <text:p>0.539398977980087</text:p>
          </table:table-cell>
          <table:table-cell table:formula="of:=RAND()*10^9" office:value-type="float" office:value="447179046.962539" calcext:value-type="float">
            <text:p>447179046.962539</text:p>
          </table:table-cell>
          <table:table-cell table:formula="of:=[.F46]+[.$E46]/299702547*1000000000" office:value-type="float" office:value="447179048.762321" calcext:value-type="float">
            <text:p>447179048.762321</text:p>
          </table:table-cell>
          <table:table-cell table:formula="of:=RAND()*10^9" office:value-type="float" office:value="224358297.35684" calcext:value-type="float">
            <text:p>224358297.35684</text:p>
          </table:table-cell>
          <table:table-cell table:formula="of:=[.H46]+[.E46]/299702547*1000000000" office:value-type="float" office:value="224358299.156621" calcext:value-type="float">
            <text:p>224358299.156621</text:p>
          </table:table-cell>
          <table:table-cell table:formula="of:=RAND()*10^9" office:value-type="float" office:value="758012097.101133" calcext:value-type="float">
            <text:p>758012097.101133</text:p>
          </table:table-cell>
          <table:table-cell table:formula="of:=[.J46]+[.E46]/299702547*1000000000" office:value-type="float" office:value="758012098.900914" calcext:value-type="float">
            <text:p>758012098.900914</text:p>
          </table:table-cell>
        </table:table-row>
        <table:table-row table:style-name="ro1">
          <table:table-cell table:number-columns-repeated="3"/>
          <table:table-cell table:formula="of:=[.D46]+1000000" office:value-type="float" office:value="234398123.517523" calcext:value-type="float">
            <text:p>234398123.517523</text:p>
          </table:table-cell>
          <table:table-cell table:formula="of:=[.$E$2]+RAND()/100" office:value-type="float" office:value="0.535864108451032" calcext:value-type="float">
            <text:p>0.535864108451032</text:p>
          </table:table-cell>
          <table:table-cell table:formula="of:=RAND()*10^9" office:value-type="float" office:value="307206244.502715" calcext:value-type="float">
            <text:p>307206244.502715</text:p>
          </table:table-cell>
          <table:table-cell table:formula="of:=[.F47]+[.$E47]/299702547*1000000000" office:value-type="float" office:value="307206246.290701" calcext:value-type="float">
            <text:p>307206246.290701</text:p>
          </table:table-cell>
          <table:table-cell table:formula="of:=RAND()*10^9" office:value-type="float" office:value="345003084.192002" calcext:value-type="float">
            <text:p>345003084.192002</text:p>
          </table:table-cell>
          <table:table-cell table:formula="of:=[.H47]+[.E47]/299702547*1000000000" office:value-type="float" office:value="345003085.979988" calcext:value-type="float">
            <text:p>345003085.979988</text:p>
          </table:table-cell>
          <table:table-cell table:formula="of:=RAND()*10^9" office:value-type="float" office:value="327432120.999759" calcext:value-type="float">
            <text:p>327432120.999759</text:p>
          </table:table-cell>
          <table:table-cell table:formula="of:=[.J47]+[.E47]/299702547*1000000000" office:value-type="float" office:value="327432122.787746" calcext:value-type="float">
            <text:p>327432122.787746</text:p>
          </table:table-cell>
        </table:table-row>
        <table:table-row table:style-name="ro1">
          <table:table-cell table:number-columns-repeated="3"/>
          <table:table-cell table:formula="of:=[.D47]+1000000" office:value-type="float" office:value="235398123.517523" calcext:value-type="float">
            <text:p>235398123.517523</text:p>
          </table:table-cell>
          <table:table-cell table:formula="of:=[.$E$2]+RAND()/100" office:value-type="float" office:value="0.536231490216539" calcext:value-type="float">
            <text:p>0.536231490216539</text:p>
          </table:table-cell>
          <table:table-cell table:formula="of:=RAND()*10^9" office:value-type="float" office:value="826416695.780431" calcext:value-type="float">
            <text:p>826416695.780431</text:p>
          </table:table-cell>
          <table:table-cell table:formula="of:=[.F48]+[.$E48]/299702547*1000000000" office:value-type="float" office:value="826416697.569643" calcext:value-type="float">
            <text:p>826416697.569643</text:p>
          </table:table-cell>
          <table:table-cell table:formula="of:=RAND()*10^9" office:value-type="float" office:value="220798856.403859" calcext:value-type="float">
            <text:p>220798856.403859</text:p>
          </table:table-cell>
          <table:table-cell table:formula="of:=[.H48]+[.E48]/299702547*1000000000" office:value-type="float" office:value="220798858.193071" calcext:value-type="float">
            <text:p>220798858.193071</text:p>
          </table:table-cell>
          <table:table-cell table:formula="of:=RAND()*10^9" office:value-type="float" office:value="607312230.019956" calcext:value-type="float">
            <text:p>607312230.019956</text:p>
          </table:table-cell>
          <table:table-cell table:formula="of:=[.J48]+[.E48]/299702547*1000000000" office:value-type="float" office:value="607312231.809168" calcext:value-type="float">
            <text:p>607312231.809168</text:p>
          </table:table-cell>
        </table:table-row>
        <table:table-row table:style-name="ro1">
          <table:table-cell table:number-columns-repeated="3"/>
          <table:table-cell table:formula="of:=[.D48]+1000000" office:value-type="float" office:value="236398123.517523" calcext:value-type="float">
            <text:p>236398123.517523</text:p>
          </table:table-cell>
          <table:table-cell table:formula="of:=[.$E$2]+RAND()/100" office:value-type="float" office:value="0.532160914490071" calcext:value-type="float">
            <text:p>0.532160914490071</text:p>
          </table:table-cell>
          <table:table-cell table:formula="of:=RAND()*10^9" office:value-type="float" office:value="321964706.737034" calcext:value-type="float">
            <text:p>321964706.737034</text:p>
          </table:table-cell>
          <table:table-cell table:formula="of:=[.F49]+[.$E49]/299702547*1000000000" office:value-type="float" office:value="321964708.512664" calcext:value-type="float">
            <text:p>321964708.512664</text:p>
          </table:table-cell>
          <table:table-cell table:formula="of:=RAND()*10^9" office:value-type="float" office:value="918345155.08078" calcext:value-type="float">
            <text:p>918345155.08078</text:p>
          </table:table-cell>
          <table:table-cell table:formula="of:=[.H49]+[.E49]/299702547*1000000000" office:value-type="float" office:value="918345156.85641" calcext:value-type="float">
            <text:p>918345156.85641</text:p>
          </table:table-cell>
          <table:table-cell table:formula="of:=RAND()*10^9" office:value-type="float" office:value="540489969.698431" calcext:value-type="float">
            <text:p>540489969.698431</text:p>
          </table:table-cell>
          <table:table-cell table:formula="of:=[.J49]+[.E49]/299702547*1000000000" office:value-type="float" office:value="540489971.474061" calcext:value-type="float">
            <text:p>540489971.474061</text:p>
          </table:table-cell>
        </table:table-row>
        <table:table-row table:style-name="ro1">
          <table:table-cell table:number-columns-repeated="3"/>
          <table:table-cell table:formula="of:=[.D49]+1000000" office:value-type="float" office:value="237398123.517523" calcext:value-type="float">
            <text:p>237398123.517523</text:p>
          </table:table-cell>
          <table:table-cell table:formula="of:=[.$E$2]+RAND()/100" office:value-type="float" office:value="0.538698454541861" calcext:value-type="float">
            <text:p>0.538698454541861</text:p>
          </table:table-cell>
          <table:table-cell table:formula="of:=RAND()*10^9" office:value-type="float" office:value="64553752.7825269" calcext:value-type="float">
            <text:p>64553752.7825269</text:p>
          </table:table-cell>
          <table:table-cell table:formula="of:=[.F50]+[.$E50]/299702547*1000000000" office:value-type="float" office:value="64553754.5799706" calcext:value-type="float">
            <text:p>64553754.5799706</text:p>
          </table:table-cell>
          <table:table-cell table:formula="of:=RAND()*10^9" office:value-type="float" office:value="699854143.406756" calcext:value-type="float">
            <text:p>699854143.406756</text:p>
          </table:table-cell>
          <table:table-cell table:formula="of:=[.H50]+[.E50]/299702547*1000000000" office:value-type="float" office:value="699854145.204199" calcext:value-type="float">
            <text:p>699854145.204199</text:p>
          </table:table-cell>
          <table:table-cell table:formula="of:=RAND()*10^9" office:value-type="float" office:value="639281379.717513" calcext:value-type="float">
            <text:p>639281379.717513</text:p>
          </table:table-cell>
          <table:table-cell table:formula="of:=[.J50]+[.E50]/299702547*1000000000" office:value-type="float" office:value="639281381.514957" calcext:value-type="float">
            <text:p>639281381.514957</text:p>
          </table:table-cell>
        </table:table-row>
        <table:table-row table:style-name="ro1">
          <table:table-cell table:number-columns-repeated="3"/>
          <table:table-cell table:formula="of:=[.D50]+1000000" office:value-type="float" office:value="238398123.517523" calcext:value-type="float">
            <text:p>238398123.517523</text:p>
          </table:table-cell>
          <table:table-cell table:formula="of:=[.$E$2]+RAND()/100" office:value-type="float" office:value="0.540354205081991" calcext:value-type="float">
            <text:p>0.540354205081991</text:p>
          </table:table-cell>
          <table:table-cell table:formula="of:=RAND()*10^9" office:value-type="float" office:value="795862704.753673" calcext:value-type="float">
            <text:p>795862704.753673</text:p>
          </table:table-cell>
          <table:table-cell table:formula="of:=[.F51]+[.$E51]/299702547*1000000000" office:value-type="float" office:value="795862706.556642" calcext:value-type="float">
            <text:p>795862706.556642</text:p>
          </table:table-cell>
          <table:table-cell table:formula="of:=RAND()*10^9" office:value-type="float" office:value="306716816.667579" calcext:value-type="float">
            <text:p>306716816.667579</text:p>
          </table:table-cell>
          <table:table-cell table:formula="of:=[.H51]+[.E51]/299702547*1000000000" office:value-type="float" office:value="306716818.470547" calcext:value-type="float">
            <text:p>306716818.470547</text:p>
          </table:table-cell>
          <table:table-cell table:formula="of:=RAND()*10^9" office:value-type="float" office:value="583802577.81593" calcext:value-type="float">
            <text:p>583802577.81593</text:p>
          </table:table-cell>
          <table:table-cell table:formula="of:=[.J51]+[.E51]/299702547*1000000000" office:value-type="float" office:value="583802579.618899" calcext:value-type="float">
            <text:p>583802579.618899</text:p>
          </table:table-cell>
        </table:table-row>
        <table:table-row table:style-name="ro1">
          <table:table-cell table:number-columns-repeated="3"/>
          <table:table-cell table:formula="of:=[.D51]+1000000" office:value-type="float" office:value="239398123.517523" calcext:value-type="float">
            <text:p>239398123.517523</text:p>
          </table:table-cell>
          <table:table-cell table:formula="of:=[.$E$2]+RAND()/100" office:value-type="float" office:value="0.534529925792849" calcext:value-type="float">
            <text:p>0.534529925792849</text:p>
          </table:table-cell>
          <table:table-cell table:formula="of:=RAND()*10^9" office:value-type="float" office:value="61751347.6435865" calcext:value-type="float">
            <text:p>61751347.6435865</text:p>
          </table:table-cell>
          <table:table-cell table:formula="of:=[.F52]+[.$E52]/299702547*1000000000" office:value-type="float" office:value="61751349.4271213" calcext:value-type="float">
            <text:p>61751349.4271213</text:p>
          </table:table-cell>
          <table:table-cell table:formula="of:=RAND()*10^9" office:value-type="float" office:value="500969343.315804" calcext:value-type="float">
            <text:p>500969343.315804</text:p>
          </table:table-cell>
          <table:table-cell table:formula="of:=[.H52]+[.E52]/299702547*1000000000" office:value-type="float" office:value="500969345.099339" calcext:value-type="float">
            <text:p>500969345.099339</text:p>
          </table:table-cell>
          <table:table-cell table:formula="of:=RAND()*10^9" office:value-type="float" office:value="11676265.8924892" calcext:value-type="float">
            <text:p>11676265.8924892</text:p>
          </table:table-cell>
          <table:table-cell table:formula="of:=[.J52]+[.E52]/299702547*1000000000" office:value-type="float" office:value="11676267.676024" calcext:value-type="float">
            <text:p>11676267.676024</text:p>
          </table:table-cell>
        </table:table-row>
        <table:table-row table:style-name="ro1">
          <table:table-cell table:number-columns-repeated="3"/>
          <table:table-cell table:formula="of:=[.D52]+1000000" office:value-type="float" office:value="240398123.517523" calcext:value-type="float">
            <text:p>240398123.517523</text:p>
          </table:table-cell>
          <table:table-cell table:formula="of:=[.$E$2]+RAND()/100" office:value-type="float" office:value="0.534734579585407" calcext:value-type="float">
            <text:p>0.534734579585407</text:p>
          </table:table-cell>
          <table:table-cell table:formula="of:=RAND()*10^9" office:value-type="float" office:value="193625254.581555" calcext:value-type="float">
            <text:p>193625254.581555</text:p>
          </table:table-cell>
          <table:table-cell table:formula="of:=[.F53]+[.$E53]/299702547*1000000000" office:value-type="float" office:value="193625256.365772" calcext:value-type="float">
            <text:p>193625256.365772</text:p>
          </table:table-cell>
          <table:table-cell table:formula="of:=RAND()*10^9" office:value-type="float" office:value="479168313.529665" calcext:value-type="float">
            <text:p>479168313.529665</text:p>
          </table:table-cell>
          <table:table-cell table:formula="of:=[.H53]+[.E53]/299702547*1000000000" office:value-type="float" office:value="479168315.313882" calcext:value-type="float">
            <text:p>479168315.313882</text:p>
          </table:table-cell>
          <table:table-cell table:formula="of:=RAND()*10^9" office:value-type="float" office:value="905913664.897802" calcext:value-type="float">
            <text:p>905913664.897802</text:p>
          </table:table-cell>
          <table:table-cell table:formula="of:=[.J53]+[.E53]/299702547*1000000000" office:value-type="float" office:value="905913666.68202" calcext:value-type="float">
            <text:p>905913666.68202</text:p>
          </table:table-cell>
        </table:table-row>
        <table:table-row table:style-name="ro1">
          <table:table-cell table:number-columns-repeated="3"/>
          <table:table-cell table:formula="of:=[.D53]+1000000" office:value-type="float" office:value="241398123.517523" calcext:value-type="float">
            <text:p>241398123.517523</text:p>
          </table:table-cell>
          <table:table-cell table:formula="of:=[.$E$2]+RAND()/100" office:value-type="float" office:value="0.539490524494862" calcext:value-type="float">
            <text:p>0.539490524494862</text:p>
          </table:table-cell>
          <table:table-cell table:formula="of:=RAND()*10^9" office:value-type="float" office:value="986698275.080555" calcext:value-type="float">
            <text:p>986698275.080555</text:p>
          </table:table-cell>
          <table:table-cell table:formula="of:=[.F54]+[.$E54]/299702547*1000000000" office:value-type="float" office:value="986698276.880641" calcext:value-type="float">
            <text:p>986698276.880641</text:p>
          </table:table-cell>
          <table:table-cell table:formula="of:=RAND()*10^9" office:value-type="float" office:value="666871339.747182" calcext:value-type="float">
            <text:p>666871339.747182</text:p>
          </table:table-cell>
          <table:table-cell table:formula="of:=[.H54]+[.E54]/299702547*1000000000" office:value-type="float" office:value="666871341.547268" calcext:value-type="float">
            <text:p>666871341.547268</text:p>
          </table:table-cell>
          <table:table-cell table:formula="of:=RAND()*10^9" office:value-type="float" office:value="963846483.789294" calcext:value-type="float">
            <text:p>963846483.789294</text:p>
          </table:table-cell>
          <table:table-cell table:formula="of:=[.J54]+[.E54]/299702547*1000000000" office:value-type="float" office:value="963846485.58938" calcext:value-type="float">
            <text:p>963846485.58938</text:p>
          </table:table-cell>
        </table:table-row>
        <table:table-row table:style-name="ro1">
          <table:table-cell table:number-columns-repeated="3"/>
          <table:table-cell table:formula="of:=[.D54]+1000000" office:value-type="float" office:value="242398123.517523" calcext:value-type="float">
            <text:p>242398123.517523</text:p>
          </table:table-cell>
          <table:table-cell table:formula="of:=[.$E$2]+RAND()/100" office:value-type="float" office:value="0.540102102784838" calcext:value-type="float">
            <text:p>0.540102102784838</text:p>
          </table:table-cell>
          <table:table-cell table:formula="of:=RAND()*10^9" office:value-type="float" office:value="292823120.751199" calcext:value-type="float">
            <text:p>292823120.751199</text:p>
          </table:table-cell>
          <table:table-cell table:formula="of:=[.F55]+[.$E55]/299702547*1000000000" office:value-type="float" office:value="292823122.553326" calcext:value-type="float">
            <text:p>292823122.553326</text:p>
          </table:table-cell>
          <table:table-cell table:formula="of:=RAND()*10^9" office:value-type="float" office:value="328292800.887495" calcext:value-type="float">
            <text:p>328292800.887495</text:p>
          </table:table-cell>
          <table:table-cell table:formula="of:=[.H55]+[.E55]/299702547*1000000000" office:value-type="float" office:value="328292802.689623" calcext:value-type="float">
            <text:p>328292802.689623</text:p>
          </table:table-cell>
          <table:table-cell table:formula="of:=RAND()*10^9" office:value-type="float" office:value="951359044.182548" calcext:value-type="float">
            <text:p>951359044.182548</text:p>
          </table:table-cell>
          <table:table-cell table:formula="of:=[.J55]+[.E55]/299702547*1000000000" office:value-type="float" office:value="951359045.984675" calcext:value-type="float">
            <text:p>951359045.984675</text:p>
          </table:table-cell>
        </table:table-row>
        <table:table-row table:style-name="ro1">
          <table:table-cell table:number-columns-repeated="3"/>
          <table:table-cell table:formula="of:=[.D55]+1000000" office:value-type="float" office:value="243398123.517523" calcext:value-type="float">
            <text:p>243398123.517523</text:p>
          </table:table-cell>
          <table:table-cell table:formula="of:=[.$E$2]+RAND()/100" office:value-type="float" office:value="0.538257526814008" calcext:value-type="float">
            <text:p>0.538257526814008</text:p>
          </table:table-cell>
          <table:table-cell table:formula="of:=RAND()*10^9" office:value-type="float" office:value="842155317.165403" calcext:value-type="float">
            <text:p>842155317.165403</text:p>
          </table:table-cell>
          <table:table-cell table:formula="of:=[.F56]+[.$E56]/299702547*1000000000" office:value-type="float" office:value="842155318.961375" calcext:value-type="float">
            <text:p>842155318.961375</text:p>
          </table:table-cell>
          <table:table-cell table:formula="of:=RAND()*10^9" office:value-type="float" office:value="758123873.554915" calcext:value-type="float">
            <text:p>758123873.554915</text:p>
          </table:table-cell>
          <table:table-cell table:formula="of:=[.H56]+[.E56]/299702547*1000000000" office:value-type="float" office:value="758123875.350888" calcext:value-type="float">
            <text:p>758123875.350888</text:p>
          </table:table-cell>
          <table:table-cell table:formula="of:=RAND()*10^9" office:value-type="float" office:value="299993539.926158" calcext:value-type="float">
            <text:p>299993539.926158</text:p>
          </table:table-cell>
          <table:table-cell table:formula="of:=[.J56]+[.E56]/299702547*1000000000" office:value-type="float" office:value="299993541.722131" calcext:value-type="float">
            <text:p>299993541.722131</text:p>
          </table:table-cell>
        </table:table-row>
        <table:table-row table:style-name="ro1">
          <table:table-cell table:number-columns-repeated="3"/>
          <table:table-cell table:formula="of:=[.D56]+1000000" office:value-type="float" office:value="244398123.517523" calcext:value-type="float">
            <text:p>244398123.517523</text:p>
          </table:table-cell>
          <table:table-cell table:formula="of:=[.$E$2]+RAND()/100" office:value-type="float" office:value="0.533028163531558" calcext:value-type="float">
            <text:p>0.533028163531558</text:p>
          </table:table-cell>
          <table:table-cell table:formula="of:=RAND()*10^9" office:value-type="float" office:value="444946404.498648" calcext:value-type="float">
            <text:p>444946404.498648</text:p>
          </table:table-cell>
          <table:table-cell table:formula="of:=[.F57]+[.$E57]/299702547*1000000000" office:value-type="float" office:value="444946406.277172" calcext:value-type="float">
            <text:p>444946406.277172</text:p>
          </table:table-cell>
          <table:table-cell table:formula="of:=RAND()*10^9" office:value-type="float" office:value="299752469.179046" calcext:value-type="float">
            <text:p>299752469.179046</text:p>
          </table:table-cell>
          <table:table-cell table:formula="of:=[.H57]+[.E57]/299702547*1000000000" office:value-type="float" office:value="299752470.95757" calcext:value-type="float">
            <text:p>299752470.95757</text:p>
          </table:table-cell>
          <table:table-cell table:formula="of:=RAND()*10^9" office:value-type="float" office:value="282437788.628913" calcext:value-type="float">
            <text:p>282437788.628913</text:p>
          </table:table-cell>
          <table:table-cell table:formula="of:=[.J57]+[.E57]/299702547*1000000000" office:value-type="float" office:value="282437790.407437" calcext:value-type="float">
            <text:p>282437790.407437</text:p>
          </table:table-cell>
        </table:table-row>
        <table:table-row table:style-name="ro1">
          <table:table-cell table:number-columns-repeated="3"/>
          <table:table-cell table:formula="of:=[.D57]+1000000" office:value-type="float" office:value="245398123.517523" calcext:value-type="float">
            <text:p>245398123.517523</text:p>
          </table:table-cell>
          <table:table-cell table:formula="of:=[.$E$2]+RAND()/100" office:value-type="float" office:value="0.535000787308104" calcext:value-type="float">
            <text:p>0.535000787308104</text:p>
          </table:table-cell>
          <table:table-cell table:formula="of:=RAND()*10^9" office:value-type="float" office:value="301963081.792391" calcext:value-type="float">
            <text:p>301963081.792391</text:p>
          </table:table-cell>
          <table:table-cell table:formula="of:=[.F58]+[.$E58]/299702547*1000000000" office:value-type="float" office:value="301963083.577497" calcext:value-type="float">
            <text:p>301963083.577497</text:p>
          </table:table-cell>
          <table:table-cell table:formula="of:=RAND()*10^9" office:value-type="float" office:value="366771150.38173" calcext:value-type="float">
            <text:p>366771150.38173</text:p>
          </table:table-cell>
          <table:table-cell table:formula="of:=[.H58]+[.E58]/299702547*1000000000" office:value-type="float" office:value="366771152.166836" calcext:value-type="float">
            <text:p>366771152.166836</text:p>
          </table:table-cell>
          <table:table-cell table:formula="of:=RAND()*10^9" office:value-type="float" office:value="990497393.825548" calcext:value-type="float">
            <text:p>990497393.825548</text:p>
          </table:table-cell>
          <table:table-cell table:formula="of:=[.J58]+[.E58]/299702547*1000000000" office:value-type="float" office:value="990497395.610654" calcext:value-type="float">
            <text:p>990497395.610654</text:p>
          </table:table-cell>
        </table:table-row>
        <table:table-row table:style-name="ro1">
          <table:table-cell table:number-columns-repeated="3"/>
          <table:table-cell table:formula="of:=[.D58]+1000000" office:value-type="float" office:value="246398123.517523" calcext:value-type="float">
            <text:p>246398123.517523</text:p>
          </table:table-cell>
          <table:table-cell table:formula="of:=[.$E$2]+RAND()/100" office:value-type="float" office:value="0.534410969160532" calcext:value-type="float">
            <text:p>0.534410969160532</text:p>
          </table:table-cell>
          <table:table-cell table:formula="of:=RAND()*10^9" office:value-type="float" office:value="741763197.21366" calcext:value-type="float">
            <text:p>741763197.21366</text:p>
          </table:table-cell>
          <table:table-cell table:formula="of:=[.F59]+[.$E59]/299702547*1000000000" office:value-type="float" office:value="741763198.996798" calcext:value-type="float">
            <text:p>741763198.996798</text:p>
          </table:table-cell>
          <table:table-cell table:formula="of:=RAND()*10^9" office:value-type="float" office:value="747550161.47639" calcext:value-type="float">
            <text:p>747550161.47639</text:p>
          </table:table-cell>
          <table:table-cell table:formula="of:=[.H59]+[.E59]/299702547*1000000000" office:value-type="float" office:value="747550163.259528" calcext:value-type="float">
            <text:p>747550163.259528</text:p>
          </table:table-cell>
          <table:table-cell table:formula="of:=RAND()*10^9" office:value-type="float" office:value="4603522.87704112" calcext:value-type="float">
            <text:p>4603522.87704112</text:p>
          </table:table-cell>
          <table:table-cell table:formula="of:=[.J59]+[.E59]/299702547*1000000000" office:value-type="float" office:value="4603524.66017902" calcext:value-type="float">
            <text:p>4603524.66017902</text:p>
          </table:table-cell>
        </table:table-row>
        <table:table-row table:style-name="ro1">
          <table:table-cell table:number-columns-repeated="3"/>
          <table:table-cell table:formula="of:=[.D59]+1000000" office:value-type="float" office:value="247398123.517523" calcext:value-type="float">
            <text:p>247398123.517523</text:p>
          </table:table-cell>
          <table:table-cell table:formula="of:=[.$E$2]+RAND()/100" office:value-type="float" office:value="0.532615431903833" calcext:value-type="float">
            <text:p>0.532615431903833</text:p>
          </table:table-cell>
          <table:table-cell table:formula="of:=RAND()*10^9" office:value-type="float" office:value="984793683.831944" calcext:value-type="float">
            <text:p>984793683.831944</text:p>
          </table:table-cell>
          <table:table-cell table:formula="of:=[.F60]+[.$E60]/299702547*1000000000" office:value-type="float" office:value="984793685.609091" calcext:value-type="float">
            <text:p>984793685.609091</text:p>
          </table:table-cell>
          <table:table-cell table:formula="of:=RAND()*10^9" office:value-type="float" office:value="466127124.756205" calcext:value-type="float">
            <text:p>466127124.756205</text:p>
          </table:table-cell>
          <table:table-cell table:formula="of:=[.H60]+[.E60]/299702547*1000000000" office:value-type="float" office:value="466127126.533352" calcext:value-type="float">
            <text:p>466127126.533352</text:p>
          </table:table-cell>
          <table:table-cell table:formula="of:=RAND()*10^9" office:value-type="float" office:value="178018099.054358" calcext:value-type="float">
            <text:p>178018099.054358</text:p>
          </table:table-cell>
          <table:table-cell table:formula="of:=[.J60]+[.E60]/299702547*1000000000" office:value-type="float" office:value="178018100.831505" calcext:value-type="float">
            <text:p>178018100.831505</text:p>
          </table:table-cell>
        </table:table-row>
        <table:table-row table:style-name="ro1">
          <table:table-cell table:number-columns-repeated="3"/>
          <table:table-cell table:formula="of:=[.D60]+1000000" office:value-type="float" office:value="248398123.517523" calcext:value-type="float">
            <text:p>248398123.517523</text:p>
          </table:table-cell>
          <table:table-cell table:formula="of:=[.$E$2]+RAND()/100" office:value-type="float" office:value="0.533006838963951" calcext:value-type="float">
            <text:p>0.533006838963951</text:p>
          </table:table-cell>
          <table:table-cell table:formula="of:=RAND()*10^9" office:value-type="float" office:value="902278594.011517" calcext:value-type="float">
            <text:p>902278594.011517</text:p>
          </table:table-cell>
          <table:table-cell table:formula="of:=[.F61]+[.$E61]/299702547*1000000000" office:value-type="float" office:value="902278595.78997" calcext:value-type="float">
            <text:p>902278595.78997</text:p>
          </table:table-cell>
          <table:table-cell table:formula="of:=RAND()*10^9" office:value-type="float" office:value="668343058.310895" calcext:value-type="float">
            <text:p>668343058.310895</text:p>
          </table:table-cell>
          <table:table-cell table:formula="of:=[.H61]+[.E61]/299702547*1000000000" office:value-type="float" office:value="668343060.089348" calcext:value-type="float">
            <text:p>668343060.089348</text:p>
          </table:table-cell>
          <table:table-cell table:formula="of:=RAND()*10^9" office:value-type="float" office:value="372857370.096696" calcext:value-type="float">
            <text:p>372857370.096696</text:p>
          </table:table-cell>
          <table:table-cell table:formula="of:=[.J61]+[.E61]/299702547*1000000000" office:value-type="float" office:value="372857371.875149" calcext:value-type="float">
            <text:p>372857371.875149</text:p>
          </table:table-cell>
        </table:table-row>
        <table:table-row table:style-name="ro1">
          <table:table-cell table:number-columns-repeated="3"/>
          <table:table-cell table:formula="of:=[.D61]+1000000" office:value-type="float" office:value="249398123.517523" calcext:value-type="float">
            <text:p>249398123.517523</text:p>
          </table:table-cell>
          <table:table-cell table:formula="of:=[.$E$2]+RAND()/100" office:value-type="float" office:value="0.533905940997714" calcext:value-type="float">
            <text:p>0.533905940997714</text:p>
          </table:table-cell>
          <table:table-cell table:formula="of:=RAND()*10^9" office:value-type="float" office:value="803995174.129289" calcext:value-type="float">
            <text:p>803995174.129289</text:p>
          </table:table-cell>
          <table:table-cell table:formula="of:=[.F62]+[.$E62]/299702547*1000000000" office:value-type="float" office:value="803995175.910742" calcext:value-type="float">
            <text:p>803995175.910742</text:p>
          </table:table-cell>
          <table:table-cell table:formula="of:=RAND()*10^9" office:value-type="float" office:value="329192288.035749" calcext:value-type="float">
            <text:p>329192288.035749</text:p>
          </table:table-cell>
          <table:table-cell table:formula="of:=[.H62]+[.E62]/299702547*1000000000" office:value-type="float" office:value="329192289.817202" calcext:value-type="float">
            <text:p>329192289.817202</text:p>
          </table:table-cell>
          <table:table-cell table:formula="of:=RAND()*10^9" office:value-type="float" office:value="18255453.4152361" calcext:value-type="float">
            <text:p>18255453.4152361</text:p>
          </table:table-cell>
          <table:table-cell table:formula="of:=[.J62]+[.E62]/299702547*1000000000" office:value-type="float" office:value="18255455.1966889" calcext:value-type="float">
            <text:p>18255455.1966889</text:p>
          </table:table-cell>
        </table:table-row>
        <table:table-row table:style-name="ro1">
          <table:table-cell table:number-columns-repeated="3"/>
          <table:table-cell table:formula="of:=[.D62]+1000000" office:value-type="float" office:value="250398123.517523" calcext:value-type="float">
            <text:p>250398123.517523</text:p>
          </table:table-cell>
          <table:table-cell table:formula="of:=[.$E$2]+RAND()/100" office:value-type="float" office:value="0.539206699006185" calcext:value-type="float">
            <text:p>0.539206699006185</text:p>
          </table:table-cell>
          <table:table-cell table:formula="of:=RAND()*10^9" office:value-type="float" office:value="111898869.433476" calcext:value-type="float">
            <text:p>111898869.433476</text:p>
          </table:table-cell>
          <table:table-cell table:formula="of:=[.F63]+[.$E63]/299702547*1000000000" office:value-type="float" office:value="111898871.232615" calcext:value-type="float">
            <text:p>111898871.232615</text:p>
          </table:table-cell>
          <table:table-cell table:formula="of:=RAND()*10^9" office:value-type="float" office:value="740260156.124955" calcext:value-type="float">
            <text:p>740260156.124955</text:p>
          </table:table-cell>
          <table:table-cell table:formula="of:=[.H63]+[.E63]/299702547*1000000000" office:value-type="float" office:value="740260157.924094" calcext:value-type="float">
            <text:p>740260157.924094</text:p>
          </table:table-cell>
          <table:table-cell table:formula="of:=RAND()*10^9" office:value-type="float" office:value="378645016.725262" calcext:value-type="float">
            <text:p>378645016.725262</text:p>
          </table:table-cell>
          <table:table-cell table:formula="of:=[.J63]+[.E63]/299702547*1000000000" office:value-type="float" office:value="378645018.524402" calcext:value-type="float">
            <text:p>378645018.524402</text:p>
          </table:table-cell>
        </table:table-row>
        <table:table-row table:style-name="ro1">
          <table:table-cell table:number-columns-repeated="3"/>
          <table:table-cell table:formula="of:=[.D63]+1000000" office:value-type="float" office:value="251398123.517523" calcext:value-type="float">
            <text:p>251398123.517523</text:p>
          </table:table-cell>
          <table:table-cell table:formula="of:=[.$E$2]+RAND()/100" office:value-type="float" office:value="0.533772294986652" calcext:value-type="float">
            <text:p>0.533772294986652</text:p>
          </table:table-cell>
          <table:table-cell table:formula="of:=RAND()*10^9" office:value-type="float" office:value="465445697.067426" calcext:value-type="float">
            <text:p>465445697.067426</text:p>
          </table:table-cell>
          <table:table-cell table:formula="of:=[.F64]+[.$E64]/299702547*1000000000" office:value-type="float" office:value="465445698.848433" calcext:value-type="float">
            <text:p>465445698.848433</text:p>
          </table:table-cell>
          <table:table-cell table:formula="of:=RAND()*10^9" office:value-type="float" office:value="456937283.1236" calcext:value-type="float">
            <text:p>456937283.1236</text:p>
          </table:table-cell>
          <table:table-cell table:formula="of:=[.H64]+[.E64]/299702547*1000000000" office:value-type="float" office:value="456937284.904607" calcext:value-type="float">
            <text:p>456937284.904607</text:p>
          </table:table-cell>
          <table:table-cell table:formula="of:=RAND()*10^9" office:value-type="float" office:value="623938279.332549" calcext:value-type="float">
            <text:p>623938279.332549</text:p>
          </table:table-cell>
          <table:table-cell table:formula="of:=[.J64]+[.E64]/299702547*1000000000" office:value-type="float" office:value="623938281.113556" calcext:value-type="float">
            <text:p>623938281.113556</text:p>
          </table:table-cell>
        </table:table-row>
        <table:table-row table:style-name="ro1">
          <table:table-cell table:number-columns-repeated="3"/>
          <table:table-cell table:formula="of:=[.D64]+1000000" office:value-type="float" office:value="252398123.517523" calcext:value-type="float">
            <text:p>252398123.517523</text:p>
          </table:table-cell>
          <table:table-cell table:formula="of:=[.$E$2]+RAND()/100" office:value-type="float" office:value="0.53859099335176" calcext:value-type="float">
            <text:p>0.53859099335176</text:p>
          </table:table-cell>
          <table:table-cell table:formula="of:=RAND()*10^9" office:value-type="float" office:value="673628926.403483" calcext:value-type="float">
            <text:p>673628926.403483</text:p>
          </table:table-cell>
          <table:table-cell table:formula="of:=[.F65]+[.$E65]/299702547*1000000000" office:value-type="float" office:value="673628928.200568" calcext:value-type="float">
            <text:p>673628928.200568</text:p>
          </table:table-cell>
          <table:table-cell table:formula="of:=RAND()*10^9" office:value-type="float" office:value="537640644.935521" calcext:value-type="float">
            <text:p>537640644.935521</text:p>
          </table:table-cell>
          <table:table-cell table:formula="of:=[.H65]+[.E65]/299702547*1000000000" office:value-type="float" office:value="537640646.732606" calcext:value-type="float">
            <text:p>537640646.732606</text:p>
          </table:table-cell>
          <table:table-cell table:formula="of:=RAND()*10^9" office:value-type="float" office:value="162689184.35127" calcext:value-type="float">
            <text:p>162689184.35127</text:p>
          </table:table-cell>
          <table:table-cell table:formula="of:=[.J65]+[.E65]/299702547*1000000000" office:value-type="float" office:value="162689186.148355" calcext:value-type="float">
            <text:p>162689186.148355</text:p>
          </table:table-cell>
        </table:table-row>
        <table:table-row table:style-name="ro1">
          <table:table-cell table:number-columns-repeated="3"/>
          <table:table-cell table:formula="of:=[.D65]+1000000" office:value-type="float" office:value="253398123.517523" calcext:value-type="float">
            <text:p>253398123.517523</text:p>
          </table:table-cell>
          <table:table-cell table:formula="of:=[.$E$2]+RAND()/100" office:value-type="float" office:value="0.531605300088954" calcext:value-type="float">
            <text:p>0.531605300088954</text:p>
          </table:table-cell>
          <table:table-cell table:formula="of:=RAND()*10^9" office:value-type="float" office:value="237688959.174537" calcext:value-type="float">
            <text:p>237688959.174537</text:p>
          </table:table-cell>
          <table:table-cell table:formula="of:=[.F66]+[.$E66]/299702547*1000000000" office:value-type="float" office:value="237688960.948313" calcext:value-type="float">
            <text:p>237688960.948313</text:p>
          </table:table-cell>
          <table:table-cell table:formula="of:=RAND()*10^9" office:value-type="float" office:value="792341237.045227" calcext:value-type="float">
            <text:p>792341237.045227</text:p>
          </table:table-cell>
          <table:table-cell table:formula="of:=[.H66]+[.E66]/299702547*1000000000" office:value-type="float" office:value="792341238.819003" calcext:value-type="float">
            <text:p>792341238.819003</text:p>
          </table:table-cell>
          <table:table-cell table:formula="of:=RAND()*10^9" office:value-type="float" office:value="301179409.654728" calcext:value-type="float">
            <text:p>301179409.654728</text:p>
          </table:table-cell>
          <table:table-cell table:formula="of:=[.J66]+[.E66]/299702547*1000000000" office:value-type="float" office:value="301179411.428505" calcext:value-type="float">
            <text:p>301179411.428505</text:p>
          </table:table-cell>
        </table:table-row>
        <table:table-row table:style-name="ro1">
          <table:table-cell table:number-columns-repeated="3"/>
          <table:table-cell table:formula="of:=[.D66]+1000000" office:value-type="float" office:value="254398123.517523" calcext:value-type="float">
            <text:p>254398123.517523</text:p>
          </table:table-cell>
          <table:table-cell table:formula="of:=[.$E$2]+RAND()/100" office:value-type="float" office:value="0.54095248242921" calcext:value-type="float">
            <text:p>0.54095248242921</text:p>
          </table:table-cell>
          <table:table-cell table:formula="of:=RAND()*10^9" office:value-type="float" office:value="896718235.721031" calcext:value-type="float">
            <text:p>896718235.721031</text:p>
          </table:table-cell>
          <table:table-cell table:formula="of:=[.F67]+[.$E67]/299702547*1000000000" office:value-type="float" office:value="896718237.525996" calcext:value-type="float">
            <text:p>896718237.525996</text:p>
          </table:table-cell>
          <table:table-cell table:formula="of:=RAND()*10^9" office:value-type="float" office:value="892956351.95731" calcext:value-type="float">
            <text:p>892956351.95731</text:p>
          </table:table-cell>
          <table:table-cell table:formula="of:=[.H67]+[.E67]/299702547*1000000000" office:value-type="float" office:value="892956353.762275" calcext:value-type="float">
            <text:p>892956353.762275</text:p>
          </table:table-cell>
          <table:table-cell table:formula="of:=RAND()*10^9" office:value-type="float" office:value="278087998.829725" calcext:value-type="float">
            <text:p>278087998.829725</text:p>
          </table:table-cell>
          <table:table-cell table:formula="of:=[.J67]+[.E67]/299702547*1000000000" office:value-type="float" office:value="278088000.634689" calcext:value-type="float">
            <text:p>278088000.634689</text:p>
          </table:table-cell>
        </table:table-row>
        <table:table-row table:style-name="ro1">
          <table:table-cell table:number-columns-repeated="3"/>
          <table:table-cell table:formula="of:=[.D67]+1000000" office:value-type="float" office:value="255398123.517523" calcext:value-type="float">
            <text:p>255398123.517523</text:p>
          </table:table-cell>
          <table:table-cell table:formula="of:=[.$E$2]+RAND()/100" office:value-type="float" office:value="0.537111227198628" calcext:value-type="float">
            <text:p>0.537111227198628</text:p>
          </table:table-cell>
          <table:table-cell table:formula="of:=RAND()*10^9" office:value-type="float" office:value="285968517.442247" calcext:value-type="float">
            <text:p>285968517.442247</text:p>
          </table:table-cell>
          <table:table-cell table:formula="of:=[.F68]+[.$E68]/299702547*1000000000" office:value-type="float" office:value="285968519.234395" calcext:value-type="float">
            <text:p>285968519.234395</text:p>
          </table:table-cell>
          <table:table-cell table:formula="of:=RAND()*10^9" office:value-type="float" office:value="962518741.355415" calcext:value-type="float">
            <text:p>962518741.355415</text:p>
          </table:table-cell>
          <table:table-cell table:formula="of:=[.H68]+[.E68]/299702547*1000000000" office:value-type="float" office:value="962518743.147562" calcext:value-type="float">
            <text:p>962518743.147562</text:p>
          </table:table-cell>
          <table:table-cell table:formula="of:=RAND()*10^9" office:value-type="float" office:value="859573735.717665" calcext:value-type="float">
            <text:p>859573735.717665</text:p>
          </table:table-cell>
          <table:table-cell table:formula="of:=[.J68]+[.E68]/299702547*1000000000" office:value-type="float" office:value="859573737.509812" calcext:value-type="float">
            <text:p>859573737.509812</text:p>
          </table:table-cell>
        </table:table-row>
        <table:table-row table:style-name="ro1">
          <table:table-cell table:number-columns-repeated="3"/>
          <table:table-cell table:formula="of:=[.D68]+1000000" office:value-type="float" office:value="256398123.517523" calcext:value-type="float">
            <text:p>256398123.517523</text:p>
          </table:table-cell>
          <table:table-cell table:formula="of:=[.$E$2]+RAND()/100" office:value-type="float" office:value="0.533836002291008" calcext:value-type="float">
            <text:p>0.533836002291008</text:p>
          </table:table-cell>
          <table:table-cell table:formula="of:=RAND()*10^9" office:value-type="float" office:value="784189068.762935" calcext:value-type="float">
            <text:p>784189068.762935</text:p>
          </table:table-cell>
          <table:table-cell table:formula="of:=[.F69]+[.$E69]/299702547*1000000000" office:value-type="float" office:value="784189070.544155" calcext:value-type="float">
            <text:p>784189070.544155</text:p>
          </table:table-cell>
          <table:table-cell table:formula="of:=RAND()*10^9" office:value-type="float" office:value="419468184.119273" calcext:value-type="float">
            <text:p>419468184.119273</text:p>
          </table:table-cell>
          <table:table-cell table:formula="of:=[.H69]+[.E69]/299702547*1000000000" office:value-type="float" office:value="419468185.900492" calcext:value-type="float">
            <text:p>419468185.900492</text:p>
          </table:table-cell>
          <table:table-cell table:formula="of:=RAND()*10^9" office:value-type="float" office:value="929165991.755747" calcext:value-type="float">
            <text:p>929165991.755747</text:p>
          </table:table-cell>
          <table:table-cell table:formula="of:=[.J69]+[.E69]/299702547*1000000000" office:value-type="float" office:value="929165993.536966" calcext:value-type="float">
            <text:p>929165993.536966</text:p>
          </table:table-cell>
        </table:table-row>
        <table:table-row table:style-name="ro1">
          <table:table-cell table:number-columns-repeated="3"/>
          <table:table-cell table:formula="of:=[.D69]+1000000" office:value-type="float" office:value="257398123.517523" calcext:value-type="float">
            <text:p>257398123.517523</text:p>
          </table:table-cell>
          <table:table-cell table:formula="of:=[.$E$2]+RAND()/100" office:value-type="float" office:value="0.5376751142805" calcext:value-type="float">
            <text:p>0.5376751142805</text:p>
          </table:table-cell>
          <table:table-cell table:formula="of:=RAND()*10^9" office:value-type="float" office:value="732160309.190622" calcext:value-type="float">
            <text:p>732160309.190622</text:p>
          </table:table-cell>
          <table:table-cell table:formula="of:=[.F70]+[.$E70]/299702547*1000000000" office:value-type="float" office:value="732160310.984651" calcext:value-type="float">
            <text:p>732160310.984651</text:p>
          </table:table-cell>
          <table:table-cell table:formula="of:=RAND()*10^9" office:value-type="float" office:value="887390990.540839" calcext:value-type="float">
            <text:p>887390990.540839</text:p>
          </table:table-cell>
          <table:table-cell table:formula="of:=[.H70]+[.E70]/299702547*1000000000" office:value-type="float" office:value="887390992.334868" calcext:value-type="float">
            <text:p>887390992.334868</text:p>
          </table:table-cell>
          <table:table-cell table:formula="of:=RAND()*10^9" office:value-type="float" office:value="579036432.311111" calcext:value-type="float">
            <text:p>579036432.311111</text:p>
          </table:table-cell>
          <table:table-cell table:formula="of:=[.J70]+[.E70]/299702547*1000000000" office:value-type="float" office:value="579036434.10514" calcext:value-type="float">
            <text:p>579036434.10514</text:p>
          </table:table-cell>
        </table:table-row>
        <table:table-row table:style-name="ro1">
          <table:table-cell table:number-columns-repeated="3"/>
          <table:table-cell table:formula="of:=[.D70]+1000000" office:value-type="float" office:value="258398123.517523" calcext:value-type="float">
            <text:p>258398123.517523</text:p>
          </table:table-cell>
          <table:table-cell table:formula="of:=[.$E$2]+RAND()/100" office:value-type="float" office:value="0.537392272853756" calcext:value-type="float">
            <text:p>0.537392272853756</text:p>
          </table:table-cell>
          <table:table-cell table:formula="of:=RAND()*10^9" office:value-type="float" office:value="745475333.002512" calcext:value-type="float">
            <text:p>745475333.002512</text:p>
          </table:table-cell>
          <table:table-cell table:formula="of:=[.F71]+[.$E71]/299702547*1000000000" office:value-type="float" office:value="745475334.795597" calcext:value-type="float">
            <text:p>745475334.795597</text:p>
          </table:table-cell>
          <table:table-cell table:formula="of:=RAND()*10^9" office:value-type="float" office:value="75888886.8627602" calcext:value-type="float">
            <text:p>75888886.8627602</text:p>
          </table:table-cell>
          <table:table-cell table:formula="of:=[.H71]+[.E71]/299702547*1000000000" office:value-type="float" office:value="75888888.6558456" calcext:value-type="float">
            <text:p>75888888.6558456</text:p>
          </table:table-cell>
          <table:table-cell table:formula="of:=RAND()*10^9" office:value-type="float" office:value="925200959.055628" calcext:value-type="float">
            <text:p>925200959.055628</text:p>
          </table:table-cell>
          <table:table-cell table:formula="of:=[.J71]+[.E71]/299702547*1000000000" office:value-type="float" office:value="925200960.848713" calcext:value-type="float">
            <text:p>925200960.848713</text:p>
          </table:table-cell>
        </table:table-row>
        <table:table-row table:style-name="ro1">
          <table:table-cell table:number-columns-repeated="3"/>
          <table:table-cell table:formula="of:=[.D71]+1000000" office:value-type="float" office:value="259398123.517523" calcext:value-type="float">
            <text:p>259398123.517523</text:p>
          </table:table-cell>
          <table:table-cell table:formula="of:=[.$E$2]+RAND()/100" office:value-type="float" office:value="0.536881133851698" calcext:value-type="float">
            <text:p>0.536881133851698</text:p>
          </table:table-cell>
          <table:table-cell table:formula="of:=RAND()*10^9" office:value-type="float" office:value="29832652.9400495" calcext:value-type="float">
            <text:p>29832652.9400495</text:p>
          </table:table-cell>
          <table:table-cell table:formula="of:=[.F72]+[.$E72]/299702547*1000000000" office:value-type="float" office:value="29832654.7314295" calcext:value-type="float">
            <text:p>29832654.7314295</text:p>
          </table:table-cell>
          <table:table-cell table:formula="of:=RAND()*10^9" office:value-type="float" office:value="487219278.398721" calcext:value-type="float">
            <text:p>487219278.398721</text:p>
          </table:table-cell>
          <table:table-cell table:formula="of:=[.H72]+[.E72]/299702547*1000000000" office:value-type="float" office:value="487219280.190101" calcext:value-type="float">
            <text:p>487219280.190101</text:p>
          </table:table-cell>
          <table:table-cell table:formula="of:=RAND()*10^9" office:value-type="float" office:value="100871709.638059" calcext:value-type="float">
            <text:p>100871709.638059</text:p>
          </table:table-cell>
          <table:table-cell table:formula="of:=[.J72]+[.E72]/299702547*1000000000" office:value-type="float" office:value="100871711.429439" calcext:value-type="float">
            <text:p>100871711.429439</text:p>
          </table:table-cell>
        </table:table-row>
        <table:table-row table:style-name="ro1">
          <table:table-cell table:number-columns-repeated="3"/>
          <table:table-cell table:formula="of:=[.D72]+1000000" office:value-type="float" office:value="260398123.517523" calcext:value-type="float">
            <text:p>260398123.517523</text:p>
          </table:table-cell>
          <table:table-cell table:formula="of:=[.$E$2]+RAND()/100" office:value-type="float" office:value="0.53513157280712" calcext:value-type="float">
            <text:p>0.53513157280712</text:p>
          </table:table-cell>
          <table:table-cell table:formula="of:=RAND()*10^9" office:value-type="float" office:value="923205405.585786" calcext:value-type="float">
            <text:p>923205405.585786</text:p>
          </table:table-cell>
          <table:table-cell table:formula="of:=[.F73]+[.$E73]/299702547*1000000000" office:value-type="float" office:value="923205407.371329" calcext:value-type="float">
            <text:p>923205407.371329</text:p>
          </table:table-cell>
          <table:table-cell table:formula="of:=RAND()*10^9" office:value-type="float" office:value="830504150.288699" calcext:value-type="float">
            <text:p>830504150.288699</text:p>
          </table:table-cell>
          <table:table-cell table:formula="of:=[.H73]+[.E73]/299702547*1000000000" office:value-type="float" office:value="830504152.074242" calcext:value-type="float">
            <text:p>830504152.074242</text:p>
          </table:table-cell>
          <table:table-cell table:formula="of:=RAND()*10^9" office:value-type="float" office:value="776675609.295074" calcext:value-type="float">
            <text:p>776675609.295074</text:p>
          </table:table-cell>
          <table:table-cell table:formula="of:=[.J73]+[.E73]/299702547*1000000000" office:value-type="float" office:value="776675611.080616" calcext:value-type="float">
            <text:p>776675611.080616</text:p>
          </table:table-cell>
        </table:table-row>
        <table:table-row table:style-name="ro1">
          <table:table-cell table:number-columns-repeated="3"/>
          <table:table-cell table:formula="of:=[.D73]+1000000" office:value-type="float" office:value="261398123.517523" calcext:value-type="float">
            <text:p>261398123.517523</text:p>
          </table:table-cell>
          <table:table-cell table:formula="of:=[.$E$2]+RAND()/100" office:value-type="float" office:value="0.536265820342661" calcext:value-type="float">
            <text:p>0.536265820342661</text:p>
          </table:table-cell>
          <table:table-cell table:formula="of:=RAND()*10^9" office:value-type="float" office:value="199423445.238052" calcext:value-type="float">
            <text:p>199423445.238052</text:p>
          </table:table-cell>
          <table:table-cell table:formula="of:=[.F74]+[.$E74]/299702547*1000000000" office:value-type="float" office:value="199423447.027379" calcext:value-type="float">
            <text:p>199423447.027379</text:p>
          </table:table-cell>
          <table:table-cell table:formula="of:=RAND()*10^9" office:value-type="float" office:value="246401772.504878" calcext:value-type="float">
            <text:p>246401772.504878</text:p>
          </table:table-cell>
          <table:table-cell table:formula="of:=[.H74]+[.E74]/299702547*1000000000" office:value-type="float" office:value="246401774.294205" calcext:value-type="float">
            <text:p>246401774.294205</text:p>
          </table:table-cell>
          <table:table-cell table:formula="of:=RAND()*10^9" office:value-type="float" office:value="516780797.276362" calcext:value-type="float">
            <text:p>516780797.276362</text:p>
          </table:table-cell>
          <table:table-cell table:formula="of:=[.J74]+[.E74]/299702547*1000000000" office:value-type="float" office:value="516780799.065689" calcext:value-type="float">
            <text:p>516780799.065689</text:p>
          </table:table-cell>
        </table:table-row>
        <table:table-row table:style-name="ro1">
          <table:table-cell table:number-columns-repeated="3"/>
          <table:table-cell table:formula="of:=[.D74]+1000000" office:value-type="float" office:value="262398123.517523" calcext:value-type="float">
            <text:p>262398123.517523</text:p>
          </table:table-cell>
          <table:table-cell table:formula="of:=[.$E$2]+RAND()/100" office:value-type="float" office:value="0.540210835874009" calcext:value-type="float">
            <text:p>0.540210835874009</text:p>
          </table:table-cell>
          <table:table-cell table:formula="of:=RAND()*10^9" office:value-type="float" office:value="380278173.148609" calcext:value-type="float">
            <text:p>380278173.148609</text:p>
          </table:table-cell>
          <table:table-cell table:formula="of:=[.F75]+[.$E75]/299702547*1000000000" office:value-type="float" office:value="380278174.951099" calcext:value-type="float">
            <text:p>380278174.951099</text:p>
          </table:table-cell>
          <table:table-cell table:formula="of:=RAND()*10^9" office:value-type="float" office:value="111944059.321677" calcext:value-type="float">
            <text:p>111944059.321677</text:p>
          </table:table-cell>
          <table:table-cell table:formula="of:=[.H75]+[.E75]/299702547*1000000000" office:value-type="float" office:value="111944061.124167" calcext:value-type="float">
            <text:p>111944061.124167</text:p>
          </table:table-cell>
          <table:table-cell table:formula="of:=RAND()*10^9" office:value-type="float" office:value="970292351.332956" calcext:value-type="float">
            <text:p>970292351.332956</text:p>
          </table:table-cell>
          <table:table-cell table:formula="of:=[.J75]+[.E75]/299702547*1000000000" office:value-type="float" office:value="970292353.135446" calcext:value-type="float">
            <text:p>970292353.135446</text:p>
          </table:table-cell>
        </table:table-row>
        <table:table-row table:style-name="ro1">
          <table:table-cell table:number-columns-repeated="3"/>
          <table:table-cell table:formula="of:=[.D75]+1000000" office:value-type="float" office:value="263398123.517523" calcext:value-type="float">
            <text:p>263398123.517523</text:p>
          </table:table-cell>
          <table:table-cell table:formula="of:=[.$E$2]+RAND()/100" office:value-type="float" office:value="0.535960396238112" calcext:value-type="float">
            <text:p>0.535960396238112</text:p>
          </table:table-cell>
          <table:table-cell table:formula="of:=RAND()*10^9" office:value-type="float" office:value="821935293.328272" calcext:value-type="float">
            <text:p>821935293.328272</text:p>
          </table:table-cell>
          <table:table-cell table:formula="of:=[.F76]+[.$E76]/299702547*1000000000" office:value-type="float" office:value="821935295.116579" calcext:value-type="float">
            <text:p>821935295.116579</text:p>
          </table:table-cell>
          <table:table-cell table:formula="of:=RAND()*10^9" office:value-type="float" office:value="469823981.301043" calcext:value-type="float">
            <text:p>469823981.301043</text:p>
          </table:table-cell>
          <table:table-cell table:formula="of:=[.H76]+[.E76]/299702547*1000000000" office:value-type="float" office:value="469823983.08935" calcext:value-type="float">
            <text:p>469823983.08935</text:p>
          </table:table-cell>
          <table:table-cell table:formula="of:=RAND()*10^9" office:value-type="float" office:value="618982852.865423" calcext:value-type="float">
            <text:p>618982852.865423</text:p>
          </table:table-cell>
          <table:table-cell table:formula="of:=[.J76]+[.E76]/299702547*1000000000" office:value-type="float" office:value="618982854.653731" calcext:value-type="float">
            <text:p>618982854.653731</text:p>
          </table:table-cell>
        </table:table-row>
        <table:table-row table:style-name="ro1">
          <table:table-cell table:number-columns-repeated="3"/>
          <table:table-cell table:formula="of:=[.D76]+1000000" office:value-type="float" office:value="264398123.517523" calcext:value-type="float">
            <text:p>264398123.517523</text:p>
          </table:table-cell>
          <table:table-cell table:formula="of:=[.$E$2]+RAND()/100" office:value-type="float" office:value="0.532780052585958" calcext:value-type="float">
            <text:p>0.532780052585958</text:p>
          </table:table-cell>
          <table:table-cell table:formula="of:=RAND()*10^9" office:value-type="float" office:value="187188095.769728" calcext:value-type="float">
            <text:p>187188095.769728</text:p>
          </table:table-cell>
          <table:table-cell table:formula="of:=[.F77]+[.$E77]/299702547*1000000000" office:value-type="float" office:value="187188097.547424" calcext:value-type="float">
            <text:p>187188097.547424</text:p>
          </table:table-cell>
          <table:table-cell table:formula="of:=RAND()*10^9" office:value-type="float" office:value="759006371.981735" calcext:value-type="float">
            <text:p>759006371.981735</text:p>
          </table:table-cell>
          <table:table-cell table:formula="of:=[.H77]+[.E77]/299702547*1000000000" office:value-type="float" office:value="759006373.759431" calcext:value-type="float">
            <text:p>759006373.759431</text:p>
          </table:table-cell>
          <table:table-cell table:formula="of:=RAND()*10^9" office:value-type="float" office:value="671070386.182544" calcext:value-type="float">
            <text:p>671070386.182544</text:p>
          </table:table-cell>
          <table:table-cell table:formula="of:=[.J77]+[.E77]/299702547*1000000000" office:value-type="float" office:value="671070387.96024" calcext:value-type="float">
            <text:p>671070387.96024</text:p>
          </table:table-cell>
        </table:table-row>
        <table:table-row table:style-name="ro1">
          <table:table-cell table:number-columns-repeated="3"/>
          <table:table-cell table:formula="of:=[.D77]+1000000" office:value-type="float" office:value="265398123.517523" calcext:value-type="float">
            <text:p>265398123.517523</text:p>
          </table:table-cell>
          <table:table-cell table:formula="of:=[.$E$2]+RAND()/100" office:value-type="float" office:value="0.53717204754983" calcext:value-type="float">
            <text:p>0.53717204754983</text:p>
          </table:table-cell>
          <table:table-cell table:formula="of:=RAND()*10^9" office:value-type="float" office:value="928346202.352794" calcext:value-type="float">
            <text:p>928346202.352794</text:p>
          </table:table-cell>
          <table:table-cell table:formula="of:=[.F78]+[.$E78]/299702547*1000000000" office:value-type="float" office:value="928346204.145144" calcext:value-type="float">
            <text:p>928346204.145144</text:p>
          </table:table-cell>
          <table:table-cell table:formula="of:=RAND()*10^9" office:value-type="float" office:value="417848289.360817" calcext:value-type="float">
            <text:p>417848289.360817</text:p>
          </table:table-cell>
          <table:table-cell table:formula="of:=[.H78]+[.E78]/299702547*1000000000" office:value-type="float" office:value="417848291.153167" calcext:value-type="float">
            <text:p>417848291.153167</text:p>
          </table:table-cell>
          <table:table-cell table:formula="of:=RAND()*10^9" office:value-type="float" office:value="62403757.8421068" calcext:value-type="float">
            <text:p>62403757.8421068</text:p>
          </table:table-cell>
          <table:table-cell table:formula="of:=[.J78]+[.E78]/299702547*1000000000" office:value-type="float" office:value="62403759.6344575" calcext:value-type="float">
            <text:p>62403759.6344575</text:p>
          </table:table-cell>
        </table:table-row>
        <table:table-row table:style-name="ro1">
          <table:table-cell table:number-columns-repeated="3"/>
          <table:table-cell table:formula="of:=[.D78]+1000000" office:value-type="float" office:value="266398123.517523" calcext:value-type="float">
            <text:p>266398123.517523</text:p>
          </table:table-cell>
          <table:table-cell table:formula="of:=[.$E$2]+RAND()/100" office:value-type="float" office:value="0.535195742600888" calcext:value-type="float">
            <text:p>0.535195742600888</text:p>
          </table:table-cell>
          <table:table-cell table:formula="of:=RAND()*10^9" office:value-type="float" office:value="165929900.21974" calcext:value-type="float">
            <text:p>165929900.21974</text:p>
          </table:table-cell>
          <table:table-cell table:formula="of:=[.F79]+[.$E79]/299702547*1000000000" office:value-type="float" office:value="165929902.005496" calcext:value-type="float">
            <text:p>165929902.005496</text:p>
          </table:table-cell>
          <table:table-cell table:formula="of:=RAND()*10^9" office:value-type="float" office:value="664920565.553386" calcext:value-type="float">
            <text:p>664920565.553386</text:p>
          </table:table-cell>
          <table:table-cell table:formula="of:=[.H79]+[.E79]/299702547*1000000000" office:value-type="float" office:value="664920567.339142" calcext:value-type="float">
            <text:p>664920567.339142</text:p>
          </table:table-cell>
          <table:table-cell table:formula="of:=RAND()*10^9" office:value-type="float" office:value="735864409.366596" calcext:value-type="float">
            <text:p>735864409.366596</text:p>
          </table:table-cell>
          <table:table-cell table:formula="of:=[.J79]+[.E79]/299702547*1000000000" office:value-type="float" office:value="735864411.152352" calcext:value-type="float">
            <text:p>735864411.152352</text:p>
          </table:table-cell>
        </table:table-row>
        <table:table-row table:style-name="ro1">
          <table:table-cell table:number-columns-repeated="3"/>
          <table:table-cell table:formula="of:=[.D79]+1000000" office:value-type="float" office:value="267398123.517523" calcext:value-type="float">
            <text:p>267398123.517523</text:p>
          </table:table-cell>
          <table:table-cell table:formula="of:=[.$E$2]+RAND()/100" office:value-type="float" office:value="0.535335991614759" calcext:value-type="float">
            <text:p>0.535335991614759</text:p>
          </table:table-cell>
          <table:table-cell table:formula="of:=RAND()*10^9" office:value-type="float" office:value="507706563.047157" calcext:value-type="float">
            <text:p>507706563.047157</text:p>
          </table:table-cell>
          <table:table-cell table:formula="of:=[.F80]+[.$E80]/299702547*1000000000" office:value-type="float" office:value="507706564.833382" calcext:value-type="float">
            <text:p>507706564.833382</text:p>
          </table:table-cell>
          <table:table-cell table:formula="of:=RAND()*10^9" office:value-type="float" office:value="273219530.976872" calcext:value-type="float">
            <text:p>273219530.976872</text:p>
          </table:table-cell>
          <table:table-cell table:formula="of:=[.H80]+[.E80]/299702547*1000000000" office:value-type="float" office:value="273219532.763096" calcext:value-type="float">
            <text:p>273219532.763096</text:p>
          </table:table-cell>
          <table:table-cell table:formula="of:=RAND()*10^9" office:value-type="float" office:value="921190398.470241" calcext:value-type="float">
            <text:p>921190398.470241</text:p>
          </table:table-cell>
          <table:table-cell table:formula="of:=[.J80]+[.E80]/299702547*1000000000" office:value-type="float" office:value="921190400.256466" calcext:value-type="float">
            <text:p>921190400.256466</text:p>
          </table:table-cell>
        </table:table-row>
        <table:table-row table:style-name="ro1">
          <table:table-cell table:number-columns-repeated="3"/>
          <table:table-cell table:formula="of:=[.D80]+1000000" office:value-type="float" office:value="268398123.517523" calcext:value-type="float">
            <text:p>268398123.517523</text:p>
          </table:table-cell>
          <table:table-cell table:formula="of:=[.$E$2]+RAND()/100" office:value-type="float" office:value="0.533561325992677" calcext:value-type="float">
            <text:p>0.533561325992677</text:p>
          </table:table-cell>
          <table:table-cell table:formula="of:=RAND()*10^9" office:value-type="float" office:value="667969188.073218" calcext:value-type="float">
            <text:p>667969188.073218</text:p>
          </table:table-cell>
          <table:table-cell table:formula="of:=[.F81]+[.$E81]/299702547*1000000000" office:value-type="float" office:value="667969189.853521" calcext:value-type="float">
            <text:p>667969189.853521</text:p>
          </table:table-cell>
          <table:table-cell table:formula="of:=RAND()*10^9" office:value-type="float" office:value="689408327.355401" calcext:value-type="float">
            <text:p>689408327.355401</text:p>
          </table:table-cell>
          <table:table-cell table:formula="of:=[.H81]+[.E81]/299702547*1000000000" office:value-type="float" office:value="689408329.135704" calcext:value-type="float">
            <text:p>689408329.135704</text:p>
          </table:table-cell>
          <table:table-cell table:formula="of:=RAND()*10^9" office:value-type="float" office:value="180359346.396986" calcext:value-type="float">
            <text:p>180359346.396986</text:p>
          </table:table-cell>
          <table:table-cell table:formula="of:=[.J81]+[.E81]/299702547*1000000000" office:value-type="float" office:value="180359348.177289" calcext:value-type="float">
            <text:p>180359348.177289</text:p>
          </table:table-cell>
        </table:table-row>
        <table:table-row table:style-name="ro1">
          <table:table-cell table:number-columns-repeated="3"/>
          <table:table-cell table:formula="of:=[.D81]+1000000" office:value-type="float" office:value="269398123.517523" calcext:value-type="float">
            <text:p>269398123.517523</text:p>
          </table:table-cell>
          <table:table-cell table:formula="of:=[.$E$2]+RAND()/100" office:value-type="float" office:value="0.540096156817977" calcext:value-type="float">
            <text:p>0.540096156817977</text:p>
          </table:table-cell>
          <table:table-cell table:formula="of:=RAND()*10^9" office:value-type="float" office:value="888306244.946755" calcext:value-type="float">
            <text:p>888306244.946755</text:p>
          </table:table-cell>
          <table:table-cell table:formula="of:=[.F82]+[.$E82]/299702547*1000000000" office:value-type="float" office:value="888306246.748862" calcext:value-type="float">
            <text:p>888306246.748862</text:p>
          </table:table-cell>
          <table:table-cell table:formula="of:=RAND()*10^9" office:value-type="float" office:value="804504382.189719" calcext:value-type="float">
            <text:p>804504382.189719</text:p>
          </table:table-cell>
          <table:table-cell table:formula="of:=[.H82]+[.E82]/299702547*1000000000" office:value-type="float" office:value="804504383.991827" calcext:value-type="float">
            <text:p>804504383.991827</text:p>
          </table:table-cell>
          <table:table-cell table:formula="of:=RAND()*10^9" office:value-type="float" office:value="240157826.572991" calcext:value-type="float">
            <text:p>240157826.572991</text:p>
          </table:table-cell>
          <table:table-cell table:formula="of:=[.J82]+[.E82]/299702547*1000000000" office:value-type="float" office:value="240157828.375098" calcext:value-type="float">
            <text:p>240157828.375098</text:p>
          </table:table-cell>
        </table:table-row>
        <table:table-row table:style-name="ro1">
          <table:table-cell table:number-columns-repeated="3"/>
          <table:table-cell table:formula="of:=RAND()*10^9" office:value-type="float" office:value="93057872.2212658" calcext:value-type="float">
            <text:p>93057872.2212658</text:p>
          </table:table-cell>
          <table:table-cell table:formula="of:=RAND()" office:value-type="float" office:value="0.652909155655514" calcext:value-type="float">
            <text:p>0.652909155655514</text:p>
          </table:table-cell>
          <table:table-cell table:formula="of:=RAND()*10^9" office:value-type="float" office:value="208582821.02725" calcext:value-type="float">
            <text:p>208582821.02725</text:p>
          </table:table-cell>
          <table:table-cell table:formula="of:=[.F83]+[.$E83]/299702547*1000000000" office:value-type="float" office:value="208582823.205774" calcext:value-type="float">
            <text:p>208582823.205774</text:p>
          </table:table-cell>
          <table:table-cell table:formula="of:=RAND()*10^9" office:value-type="float" office:value="214287013.291471" calcext:value-type="float">
            <text:p>214287013.291471</text:p>
          </table:table-cell>
          <table:table-cell table:formula="of:=[.H83]+[.E83]/299702547*1000000000" office:value-type="float" office:value="214287015.469995" calcext:value-type="float">
            <text:p>214287015.469995</text:p>
          </table:table-cell>
          <table:table-cell table:formula="of:=RAND()*10^9" office:value-type="float" office:value="229169829.757898" calcext:value-type="float">
            <text:p>229169829.757898</text:p>
          </table:table-cell>
          <table:table-cell table:formula="of:=[.J83]+[.E83]/299702547*1000000000" office:value-type="float" office:value="229169831.936422" calcext:value-type="float">
            <text:p>229169831.936422</text:p>
          </table:table-cell>
        </table:table-row>
        <table:table-row table:style-name="ro1">
          <table:table-cell table:number-columns-repeated="3"/>
          <table:table-cell table:formula="of:=[.D83]+1000000" office:value-type="float" office:value="94057872.2212658" calcext:value-type="float">
            <text:p>94057872.2212658</text:p>
          </table:table-cell>
          <table:table-cell table:formula="of:=[.$E$83]+RAND()/100" office:value-type="float" office:value="0.660545428378479" calcext:value-type="float">
            <text:p>0.660545428378479</text:p>
          </table:table-cell>
          <table:table-cell table:formula="of:=RAND()*10^9" office:value-type="float" office:value="4509354.05050449" calcext:value-type="float">
            <text:p>4509354.05050449</text:p>
          </table:table-cell>
          <table:table-cell table:formula="of:=[.F84]+[.$E84]/299702547*1000000000" office:value-type="float" office:value="4509356.25450788" calcext:value-type="float">
            <text:p>4509356.25450788</text:p>
          </table:table-cell>
          <table:table-cell table:formula="of:=RAND()*10^9" office:value-type="float" office:value="786560951.131617" calcext:value-type="float">
            <text:p>786560951.131617</text:p>
          </table:table-cell>
          <table:table-cell table:formula="of:=[.H84]+[.E84]/299702547*1000000000" office:value-type="float" office:value="786560953.33562" calcext:value-type="float">
            <text:p>786560953.33562</text:p>
          </table:table-cell>
          <table:table-cell table:formula="of:=RAND()*10^9" office:value-type="float" office:value="359776248.155665" calcext:value-type="float">
            <text:p>359776248.155665</text:p>
          </table:table-cell>
          <table:table-cell table:formula="of:=[.J84]+[.E84]/299702547*1000000000" office:value-type="float" office:value="359776250.359669" calcext:value-type="float">
            <text:p>359776250.359669</text:p>
          </table:table-cell>
        </table:table-row>
        <table:table-row table:style-name="ro1">
          <table:table-cell table:number-columns-repeated="3"/>
          <table:table-cell table:formula="of:=[.D84]+1000000" office:value-type="float" office:value="95057872.2212658" calcext:value-type="float">
            <text:p>95057872.2212658</text:p>
          </table:table-cell>
          <table:table-cell table:formula="of:=[.$E$83]+RAND()/100" office:value-type="float" office:value="0.659845457918238" calcext:value-type="float">
            <text:p>0.659845457918238</text:p>
          </table:table-cell>
          <table:table-cell table:formula="of:=RAND()*10^9" office:value-type="float" office:value="350991868.035178" calcext:value-type="float">
            <text:p>350991868.035178</text:p>
          </table:table-cell>
          <table:table-cell table:formula="of:=[.F85]+[.$E85]/299702547*1000000000" office:value-type="float" office:value="350991870.236846" calcext:value-type="float">
            <text:p>350991870.236846</text:p>
          </table:table-cell>
          <table:table-cell table:formula="of:=RAND()*10^9" office:value-type="float" office:value="565359022.633204" calcext:value-type="float">
            <text:p>565359022.633204</text:p>
          </table:table-cell>
          <table:table-cell table:formula="of:=[.H85]+[.E85]/299702547*1000000000" office:value-type="float" office:value="565359024.834872" calcext:value-type="float">
            <text:p>565359024.834872</text:p>
          </table:table-cell>
          <table:table-cell table:formula="of:=RAND()*10^9" office:value-type="float" office:value="833323885.493474" calcext:value-type="float">
            <text:p>833323885.493474</text:p>
          </table:table-cell>
          <table:table-cell table:formula="of:=[.J85]+[.E85]/299702547*1000000000" office:value-type="float" office:value="833323887.695142" calcext:value-type="float">
            <text:p>833323887.695142</text:p>
          </table:table-cell>
        </table:table-row>
        <table:table-row table:style-name="ro1">
          <table:table-cell table:number-columns-repeated="3"/>
          <table:table-cell table:formula="of:=[.D85]+1000000" office:value-type="float" office:value="96057872.2212658" calcext:value-type="float">
            <text:p>96057872.2212658</text:p>
          </table:table-cell>
          <table:table-cell table:formula="of:=[.$E$83]+RAND()/100" office:value-type="float" office:value="0.6570797230801" calcext:value-type="float">
            <text:p>0.6570797230801</text:p>
          </table:table-cell>
          <table:table-cell table:formula="of:=RAND()*10^9" office:value-type="float" office:value="625811338.949488" calcext:value-type="float">
            <text:p>625811338.949488</text:p>
          </table:table-cell>
          <table:table-cell table:formula="of:=[.F86]+[.$E86]/299702547*1000000000" office:value-type="float" office:value="625811341.141928" calcext:value-type="float">
            <text:p>625811341.141928</text:p>
          </table:table-cell>
          <table:table-cell table:formula="of:=RAND()*10^9" office:value-type="float" office:value="220263430.792169" calcext:value-type="float">
            <text:p>220263430.792169</text:p>
          </table:table-cell>
          <table:table-cell table:formula="of:=[.H86]+[.E86]/299702547*1000000000" office:value-type="float" office:value="220263432.984609" calcext:value-type="float">
            <text:p>220263432.984609</text:p>
          </table:table-cell>
          <table:table-cell table:formula="of:=RAND()*10^9" office:value-type="float" office:value="512405501.917667" calcext:value-type="float">
            <text:p>512405501.917667</text:p>
          </table:table-cell>
          <table:table-cell table:formula="of:=[.J86]+[.E86]/299702547*1000000000" office:value-type="float" office:value="512405504.110107" calcext:value-type="float">
            <text:p>512405504.110107</text:p>
          </table:table-cell>
        </table:table-row>
        <table:table-row table:style-name="ro1">
          <table:table-cell table:number-columns-repeated="3"/>
          <table:table-cell table:formula="of:=[.D86]+1000000" office:value-type="float" office:value="97057872.2212658" calcext:value-type="float">
            <text:p>97057872.2212658</text:p>
          </table:table-cell>
          <table:table-cell table:formula="of:=[.$E$83]+RAND()/100" office:value-type="float" office:value="0.661397944051485" calcext:value-type="float">
            <text:p>0.661397944051485</text:p>
          </table:table-cell>
          <table:table-cell table:formula="of:=RAND()*10^9" office:value-type="float" office:value="419841948.101641" calcext:value-type="float">
            <text:p>419841948.101641</text:p>
          </table:table-cell>
          <table:table-cell table:formula="of:=[.F87]+[.$E87]/299702547*1000000000" office:value-type="float" office:value="419841950.308489" calcext:value-type="float">
            <text:p>419841950.308489</text:p>
          </table:table-cell>
          <table:table-cell table:formula="of:=RAND()*10^9" office:value-type="float" office:value="28186687.1452723" calcext:value-type="float">
            <text:p>28186687.1452723</text:p>
          </table:table-cell>
          <table:table-cell table:formula="of:=[.H87]+[.E87]/299702547*1000000000" office:value-type="float" office:value="28186689.3521202" calcext:value-type="float">
            <text:p>28186689.3521202</text:p>
          </table:table-cell>
          <table:table-cell table:formula="of:=RAND()*10^9" office:value-type="float" office:value="534804722.795152" calcext:value-type="float">
            <text:p>534804722.795152</text:p>
          </table:table-cell>
          <table:table-cell table:formula="of:=[.J87]+[.E87]/299702547*1000000000" office:value-type="float" office:value="534804725.002" calcext:value-type="float">
            <text:p>534804725.002</text:p>
          </table:table-cell>
        </table:table-row>
        <table:table-row table:style-name="ro1">
          <table:table-cell table:number-columns-repeated="3"/>
          <table:table-cell table:formula="of:=[.D87]+1000000" office:value-type="float" office:value="98057872.2212658" calcext:value-type="float">
            <text:p>98057872.2212658</text:p>
          </table:table-cell>
          <table:table-cell table:formula="of:=[.$E$83]+RAND()/100" office:value-type="float" office:value="0.655415385003977" calcext:value-type="float">
            <text:p>0.655415385003977</text:p>
          </table:table-cell>
          <table:table-cell table:formula="of:=RAND()*10^9" office:value-type="float" office:value="179801693.90146" calcext:value-type="float">
            <text:p>179801693.90146</text:p>
          </table:table-cell>
          <table:table-cell table:formula="of:=[.F88]+[.$E88]/299702547*1000000000" office:value-type="float" office:value="179801696.088346" calcext:value-type="float">
            <text:p>179801696.088346</text:p>
          </table:table-cell>
          <table:table-cell table:formula="of:=RAND()*10^9" office:value-type="float" office:value="490401789.279318" calcext:value-type="float">
            <text:p>490401789.279318</text:p>
          </table:table-cell>
          <table:table-cell table:formula="of:=[.H88]+[.E88]/299702547*1000000000" office:value-type="float" office:value="490401791.466204" calcext:value-type="float">
            <text:p>490401791.466204</text:p>
          </table:table-cell>
          <table:table-cell table:formula="of:=RAND()*10^9" office:value-type="float" office:value="630769567.916919" calcext:value-type="float">
            <text:p>630769567.916919</text:p>
          </table:table-cell>
          <table:table-cell table:formula="of:=[.J88]+[.E88]/299702547*1000000000" office:value-type="float" office:value="630769570.103806" calcext:value-type="float">
            <text:p>630769570.103806</text:p>
          </table:table-cell>
        </table:table-row>
        <table:table-row table:style-name="ro1">
          <table:table-cell table:number-columns-repeated="3"/>
          <table:table-cell table:formula="of:=[.D88]+1000000" office:value-type="float" office:value="99057872.2212658" calcext:value-type="float">
            <text:p>99057872.2212658</text:p>
          </table:table-cell>
          <table:table-cell table:formula="of:=[.$E$83]+RAND()/100" office:value-type="float" office:value="0.65391861021162" calcext:value-type="float">
            <text:p>0.65391861021162</text:p>
          </table:table-cell>
          <table:table-cell table:formula="of:=RAND()*10^9" office:value-type="float" office:value="872465623.083587" calcext:value-type="float">
            <text:p>872465623.083587</text:p>
          </table:table-cell>
          <table:table-cell table:formula="of:=[.F89]+[.$E89]/299702547*1000000000" office:value-type="float" office:value="872465625.265479" calcext:value-type="float">
            <text:p>872465625.265479</text:p>
          </table:table-cell>
          <table:table-cell table:formula="of:=RAND()*10^9" office:value-type="float" office:value="605306396.109097" calcext:value-type="float">
            <text:p>605306396.109097</text:p>
          </table:table-cell>
          <table:table-cell table:formula="of:=[.H89]+[.E89]/299702547*1000000000" office:value-type="float" office:value="605306398.290989" calcext:value-type="float">
            <text:p>605306398.290989</text:p>
          </table:table-cell>
          <table:table-cell table:formula="of:=RAND()*10^9" office:value-type="float" office:value="662048629.136704" calcext:value-type="float">
            <text:p>662048629.136704</text:p>
          </table:table-cell>
          <table:table-cell table:formula="of:=[.J89]+[.E89]/299702547*1000000000" office:value-type="float" office:value="662048631.318596" calcext:value-type="float">
            <text:p>662048631.318596</text:p>
          </table:table-cell>
        </table:table-row>
        <table:table-row table:style-name="ro1">
          <table:table-cell table:number-columns-repeated="3"/>
          <table:table-cell table:formula="of:=[.D89]+1000000" office:value-type="float" office:value="100057872.221266" calcext:value-type="float">
            <text:p>100057872.221266</text:p>
          </table:table-cell>
          <table:table-cell table:formula="of:=[.$E$83]+RAND()/100" office:value-type="float" office:value="0.655238256366073" calcext:value-type="float">
            <text:p>0.655238256366073</text:p>
          </table:table-cell>
          <table:table-cell table:formula="of:=RAND()*10^9" office:value-type="float" office:value="100005919.830509" calcext:value-type="float">
            <text:p>100005919.830509</text:p>
          </table:table-cell>
          <table:table-cell table:formula="of:=[.F90]+[.$E90]/299702547*1000000000" office:value-type="float" office:value="100005922.016804" calcext:value-type="float">
            <text:p>100005922.016804</text:p>
          </table:table-cell>
          <table:table-cell table:formula="of:=RAND()*10^9" office:value-type="float" office:value="477881619.283332" calcext:value-type="float">
            <text:p>477881619.283332</text:p>
          </table:table-cell>
          <table:table-cell table:formula="of:=[.H90]+[.E90]/299702547*1000000000" office:value-type="float" office:value="477881621.469628" calcext:value-type="float">
            <text:p>477881621.469628</text:p>
          </table:table-cell>
          <table:table-cell table:formula="of:=RAND()*10^9" office:value-type="float" office:value="513118293.31816" calcext:value-type="float">
            <text:p>513118293.31816</text:p>
          </table:table-cell>
          <table:table-cell table:formula="of:=[.J90]+[.E90]/299702547*1000000000" office:value-type="float" office:value="513118295.504455" calcext:value-type="float">
            <text:p>513118295.504455</text:p>
          </table:table-cell>
        </table:table-row>
        <table:table-row table:style-name="ro1">
          <table:table-cell table:number-columns-repeated="3"/>
          <table:table-cell table:formula="of:=[.D90]+1000000" office:value-type="float" office:value="101057872.221266" calcext:value-type="float">
            <text:p>101057872.221266</text:p>
          </table:table-cell>
          <table:table-cell table:formula="of:=[.$E$83]+RAND()/100" office:value-type="float" office:value="0.659648326829739" calcext:value-type="float">
            <text:p>0.659648326829739</text:p>
          </table:table-cell>
          <table:table-cell table:formula="of:=RAND()*10^9" office:value-type="float" office:value="403183109.320402" calcext:value-type="float">
            <text:p>403183109.320402</text:p>
          </table:table-cell>
          <table:table-cell table:formula="of:=[.F91]+[.$E91]/299702547*1000000000" office:value-type="float" office:value="403183111.521412" calcext:value-type="float">
            <text:p>403183111.521412</text:p>
          </table:table-cell>
          <table:table-cell table:formula="of:=RAND()*10^9" office:value-type="float" office:value="292382205.611539" calcext:value-type="float">
            <text:p>292382205.611539</text:p>
          </table:table-cell>
          <table:table-cell table:formula="of:=[.H91]+[.E91]/299702547*1000000000" office:value-type="float" office:value="292382207.812549" calcext:value-type="float">
            <text:p>292382207.812549</text:p>
          </table:table-cell>
          <table:table-cell table:formula="of:=RAND()*10^9" office:value-type="float" office:value="566208410.99598" calcext:value-type="float">
            <text:p>566208410.99598</text:p>
          </table:table-cell>
          <table:table-cell table:formula="of:=[.J91]+[.E91]/299702547*1000000000" office:value-type="float" office:value="566208413.19699" calcext:value-type="float">
            <text:p>566208413.19699</text:p>
          </table:table-cell>
        </table:table-row>
        <table:table-row table:style-name="ro1">
          <table:table-cell table:number-columns-repeated="3"/>
          <table:table-cell table:formula="of:=[.D91]+1000000" office:value-type="float" office:value="102057872.221266" calcext:value-type="float">
            <text:p>102057872.221266</text:p>
          </table:table-cell>
          <table:table-cell table:formula="of:=[.$E$83]+RAND()/100" office:value-type="float" office:value="0.657685488187897" calcext:value-type="float">
            <text:p>0.657685488187897</text:p>
          </table:table-cell>
          <table:table-cell table:formula="of:=RAND()*10^9" office:value-type="float" office:value="260336787.001801" calcext:value-type="float">
            <text:p>260336787.001801</text:p>
          </table:table-cell>
          <table:table-cell table:formula="of:=[.F92]+[.$E92]/299702547*1000000000" office:value-type="float" office:value="260336789.196261" calcext:value-type="float">
            <text:p>260336789.196261</text:p>
          </table:table-cell>
          <table:table-cell table:formula="of:=RAND()*10^9" office:value-type="float" office:value="213637732.660569" calcext:value-type="float">
            <text:p>213637732.660569</text:p>
          </table:table-cell>
          <table:table-cell table:formula="of:=[.H92]+[.E92]/299702547*1000000000" office:value-type="float" office:value="213637734.85503" calcext:value-type="float">
            <text:p>213637734.85503</text:p>
          </table:table-cell>
          <table:table-cell table:formula="of:=RAND()*10^9" office:value-type="float" office:value="525711698.019941" calcext:value-type="float">
            <text:p>525711698.019941</text:p>
          </table:table-cell>
          <table:table-cell table:formula="of:=[.J92]+[.E92]/299702547*1000000000" office:value-type="float" office:value="525711700.214402" calcext:value-type="float">
            <text:p>525711700.214402</text:p>
          </table:table-cell>
        </table:table-row>
        <table:table-row table:style-name="ro1">
          <table:table-cell table:number-columns-repeated="3"/>
          <table:table-cell table:formula="of:=[.D92]+1000000" office:value-type="float" office:value="103057872.221266" calcext:value-type="float">
            <text:p>103057872.221266</text:p>
          </table:table-cell>
          <table:table-cell table:formula="of:=[.$E$83]+RAND()/100" office:value-type="float" office:value="0.658977735697144" calcext:value-type="float">
            <text:p>0.658977735697144</text:p>
          </table:table-cell>
          <table:table-cell table:formula="of:=RAND()*10^9" office:value-type="float" office:value="403680839.538975" calcext:value-type="float">
            <text:p>403680839.538975</text:p>
          </table:table-cell>
          <table:table-cell table:formula="of:=[.F93]+[.$E93]/299702547*1000000000" office:value-type="float" office:value="403680841.737748" calcext:value-type="float">
            <text:p>403680841.737748</text:p>
          </table:table-cell>
          <table:table-cell table:formula="of:=RAND()*10^9" office:value-type="float" office:value="332766596.223584" calcext:value-type="float">
            <text:p>332766596.223584</text:p>
          </table:table-cell>
          <table:table-cell table:formula="of:=[.H93]+[.E93]/299702547*1000000000" office:value-type="float" office:value="332766598.422356" calcext:value-type="float">
            <text:p>332766598.422356</text:p>
          </table:table-cell>
          <table:table-cell table:formula="of:=RAND()*10^9" office:value-type="float" office:value="525297689.962251" calcext:value-type="float">
            <text:p>525297689.962251</text:p>
          </table:table-cell>
          <table:table-cell table:formula="of:=[.J93]+[.E93]/299702547*1000000000" office:value-type="float" office:value="525297692.161024" calcext:value-type="float">
            <text:p>525297692.161024</text:p>
          </table:table-cell>
        </table:table-row>
        <table:table-row table:style-name="ro1">
          <table:table-cell table:number-columns-repeated="3"/>
          <table:table-cell table:formula="of:=[.D93]+1000000" office:value-type="float" office:value="104057872.221266" calcext:value-type="float">
            <text:p>104057872.221266</text:p>
          </table:table-cell>
          <table:table-cell table:formula="of:=[.$E$83]+RAND()/100" office:value-type="float" office:value="0.65517599768638" calcext:value-type="float">
            <text:p>0.65517599768638</text:p>
          </table:table-cell>
          <table:table-cell table:formula="of:=RAND()*10^9" office:value-type="float" office:value="122684436.633877" calcext:value-type="float">
            <text:p>122684436.633877</text:p>
          </table:table-cell>
          <table:table-cell table:formula="of:=[.F94]+[.$E94]/299702547*1000000000" office:value-type="float" office:value="122684438.819965" calcext:value-type="float">
            <text:p>122684438.819965</text:p>
          </table:table-cell>
          <table:table-cell table:formula="of:=RAND()*10^9" office:value-type="float" office:value="929235269.833734" calcext:value-type="float">
            <text:p>929235269.833734</text:p>
          </table:table-cell>
          <table:table-cell table:formula="of:=[.H94]+[.E94]/299702547*1000000000" office:value-type="float" office:value="929235272.019821" calcext:value-type="float">
            <text:p>929235272.019821</text:p>
          </table:table-cell>
          <table:table-cell table:formula="of:=RAND()*10^9" office:value-type="float" office:value="951645607.277125" calcext:value-type="float">
            <text:p>951645607.277125</text:p>
          </table:table-cell>
          <table:table-cell table:formula="of:=[.J94]+[.E94]/299702547*1000000000" office:value-type="float" office:value="951645609.463212" calcext:value-type="float">
            <text:p>951645609.463212</text:p>
          </table:table-cell>
        </table:table-row>
        <table:table-row table:style-name="ro1">
          <table:table-cell table:number-columns-repeated="3"/>
          <table:table-cell table:formula="of:=[.D94]+1000000" office:value-type="float" office:value="105057872.221266" calcext:value-type="float">
            <text:p>105057872.221266</text:p>
          </table:table-cell>
          <table:table-cell table:formula="of:=[.$E$83]+RAND()/100" office:value-type="float" office:value="0.661759780023175" calcext:value-type="float">
            <text:p>0.661759780023175</text:p>
          </table:table-cell>
          <table:table-cell table:formula="of:=RAND()*10^9" office:value-type="float" office:value="385202.363283958" calcext:value-type="float">
            <text:p>385202.363283958</text:p>
          </table:table-cell>
          <table:table-cell table:formula="of:=[.F95]+[.$E95]/299702547*1000000000" office:value-type="float" office:value="385204.571339201" calcext:value-type="float">
            <text:p>385204.571339201</text:p>
          </table:table-cell>
          <table:table-cell table:formula="of:=RAND()*10^9" office:value-type="float" office:value="198788136.178314" calcext:value-type="float">
            <text:p>198788136.178314</text:p>
          </table:table-cell>
          <table:table-cell table:formula="of:=[.H95]+[.E95]/299702547*1000000000" office:value-type="float" office:value="198788138.386369" calcext:value-type="float">
            <text:p>198788138.386369</text:p>
          </table:table-cell>
          <table:table-cell table:formula="of:=RAND()*10^9" office:value-type="float" office:value="691328646.866779" calcext:value-type="float">
            <text:p>691328646.866779</text:p>
          </table:table-cell>
          <table:table-cell table:formula="of:=[.J95]+[.E95]/299702547*1000000000" office:value-type="float" office:value="691328649.074834" calcext:value-type="float">
            <text:p>691328649.074834</text:p>
          </table:table-cell>
        </table:table-row>
        <table:table-row table:style-name="ro1">
          <table:table-cell table:number-columns-repeated="3"/>
          <table:table-cell table:formula="of:=[.D95]+1000000" office:value-type="float" office:value="106057872.221266" calcext:value-type="float">
            <text:p>106057872.221266</text:p>
          </table:table-cell>
          <table:table-cell table:formula="of:=[.$E$83]+RAND()/100" office:value-type="float" office:value="0.658600053086757" calcext:value-type="float">
            <text:p>0.658600053086757</text:p>
          </table:table-cell>
          <table:table-cell table:formula="of:=RAND()*10^9" office:value-type="float" office:value="612656401.247483" calcext:value-type="float">
            <text:p>612656401.247483</text:p>
          </table:table-cell>
          <table:table-cell table:formula="of:=[.F96]+[.$E96]/299702547*1000000000" office:value-type="float" office:value="612656403.444996" calcext:value-type="float">
            <text:p>612656403.444996</text:p>
          </table:table-cell>
          <table:table-cell table:formula="of:=RAND()*10^9" office:value-type="float" office:value="705469716.702096" calcext:value-type="float">
            <text:p>705469716.702096</text:p>
          </table:table-cell>
          <table:table-cell table:formula="of:=[.H96]+[.E96]/299702547*1000000000" office:value-type="float" office:value="705469718.899608" calcext:value-type="float">
            <text:p>705469718.899608</text:p>
          </table:table-cell>
          <table:table-cell table:formula="of:=RAND()*10^9" office:value-type="float" office:value="46419835.2924428" calcext:value-type="float">
            <text:p>46419835.2924428</text:p>
          </table:table-cell>
          <table:table-cell table:formula="of:=[.J96]+[.E96]/299702547*1000000000" office:value-type="float" office:value="46419837.4899552" calcext:value-type="float">
            <text:p>46419837.4899552</text:p>
          </table:table-cell>
        </table:table-row>
        <table:table-row table:style-name="ro1">
          <table:table-cell table:number-columns-repeated="3"/>
          <table:table-cell table:formula="of:=[.D96]+1000000" office:value-type="float" office:value="107057872.221266" calcext:value-type="float">
            <text:p>107057872.221266</text:p>
          </table:table-cell>
          <table:table-cell table:formula="of:=[.$E$83]+RAND()/100" office:value-type="float" office:value="0.655622162268294" calcext:value-type="float">
            <text:p>0.655622162268294</text:p>
          </table:table-cell>
          <table:table-cell table:formula="of:=RAND()*10^9" office:value-type="float" office:value="135942735.420594" calcext:value-type="float">
            <text:p>135942735.420594</text:p>
          </table:table-cell>
          <table:table-cell table:formula="of:=[.F97]+[.$E97]/299702547*1000000000" office:value-type="float" office:value="135942737.60817" calcext:value-type="float">
            <text:p>135942737.60817</text:p>
          </table:table-cell>
          <table:table-cell table:formula="of:=RAND()*10^9" office:value-type="float" office:value="675889026.232115" calcext:value-type="float">
            <text:p>675889026.232115</text:p>
          </table:table-cell>
          <table:table-cell table:formula="of:=[.H97]+[.E97]/299702547*1000000000" office:value-type="float" office:value="675889028.419691" calcext:value-type="float">
            <text:p>675889028.419691</text:p>
          </table:table-cell>
          <table:table-cell table:formula="of:=RAND()*10^9" office:value-type="float" office:value="94106173.7011292" calcext:value-type="float">
            <text:p>94106173.7011292</text:p>
          </table:table-cell>
          <table:table-cell table:formula="of:=[.J97]+[.E97]/299702547*1000000000" office:value-type="float" office:value="94106175.8887054" calcext:value-type="float">
            <text:p>94106175.8887054</text:p>
          </table:table-cell>
        </table:table-row>
        <table:table-row table:style-name="ro1">
          <table:table-cell table:number-columns-repeated="3"/>
          <table:table-cell table:formula="of:=[.D97]+1000000" office:value-type="float" office:value="108057872.221266" calcext:value-type="float">
            <text:p>108057872.221266</text:p>
          </table:table-cell>
          <table:table-cell table:formula="of:=[.$E$83]+RAND()/100" office:value-type="float" office:value="0.657381127854753" calcext:value-type="float">
            <text:p>0.657381127854753</text:p>
          </table:table-cell>
          <table:table-cell table:formula="of:=RAND()*10^9" office:value-type="float" office:value="516287893.603442" calcext:value-type="float">
            <text:p>516287893.603442</text:p>
          </table:table-cell>
          <table:table-cell table:formula="of:=[.F98]+[.$E98]/299702547*1000000000" office:value-type="float" office:value="516287895.796887" calcext:value-type="float">
            <text:p>516287895.796887</text:p>
          </table:table-cell>
          <table:table-cell table:formula="of:=RAND()*10^9" office:value-type="float" office:value="987785809.200907" calcext:value-type="float">
            <text:p>987785809.200907</text:p>
          </table:table-cell>
          <table:table-cell table:formula="of:=[.H98]+[.E98]/299702547*1000000000" office:value-type="float" office:value="987785811.394352" calcext:value-type="float">
            <text:p>987785811.394352</text:p>
          </table:table-cell>
          <table:table-cell table:formula="of:=RAND()*10^9" office:value-type="float" office:value="704448524.058381" calcext:value-type="float">
            <text:p>704448524.058381</text:p>
          </table:table-cell>
          <table:table-cell table:formula="of:=[.J98]+[.E98]/299702547*1000000000" office:value-type="float" office:value="704448526.251826" calcext:value-type="float">
            <text:p>704448526.251826</text:p>
          </table:table-cell>
        </table:table-row>
        <table:table-row table:style-name="ro1">
          <table:table-cell table:number-columns-repeated="3"/>
          <table:table-cell table:formula="of:=[.D98]+1000000" office:value-type="float" office:value="109057872.221266" calcext:value-type="float">
            <text:p>109057872.221266</text:p>
          </table:table-cell>
          <table:table-cell table:formula="of:=[.$E$83]+RAND()/100" office:value-type="float" office:value="0.66104310673353" calcext:value-type="float">
            <text:p>0.66104310673353</text:p>
          </table:table-cell>
          <table:table-cell table:formula="of:=RAND()*10^9" office:value-type="float" office:value="618168264.640598" calcext:value-type="float">
            <text:p>618168264.640598</text:p>
          </table:table-cell>
          <table:table-cell table:formula="of:=[.F99]+[.$E99]/299702547*1000000000" office:value-type="float" office:value="618168266.846262" calcext:value-type="float">
            <text:p>618168266.846262</text:p>
          </table:table-cell>
          <table:table-cell table:formula="of:=RAND()*10^9" office:value-type="float" office:value="393598858.739686" calcext:value-type="float">
            <text:p>393598858.739686</text:p>
          </table:table-cell>
          <table:table-cell table:formula="of:=[.H99]+[.E99]/299702547*1000000000" office:value-type="float" office:value="393598860.94535" calcext:value-type="float">
            <text:p>393598860.94535</text:p>
          </table:table-cell>
          <table:table-cell table:formula="of:=RAND()*10^9" office:value-type="float" office:value="997589504.550478" calcext:value-type="float">
            <text:p>997589504.550478</text:p>
          </table:table-cell>
          <table:table-cell table:formula="of:=[.J99]+[.E99]/299702547*1000000000" office:value-type="float" office:value="997589506.756142" calcext:value-type="float">
            <text:p>997589506.756142</text:p>
          </table:table-cell>
        </table:table-row>
        <table:table-row table:style-name="ro1">
          <table:table-cell table:number-columns-repeated="3"/>
          <table:table-cell table:formula="of:=[.D99]+1000000" office:value-type="float" office:value="110057872.221266" calcext:value-type="float">
            <text:p>110057872.221266</text:p>
          </table:table-cell>
          <table:table-cell table:formula="of:=[.$E$83]+RAND()/100" office:value-type="float" office:value="0.661011379122179" calcext:value-type="float">
            <text:p>0.661011379122179</text:p>
          </table:table-cell>
          <table:table-cell table:formula="of:=RAND()*10^9" office:value-type="float" office:value="907927611.656632" calcext:value-type="float">
            <text:p>907927611.656632</text:p>
          </table:table-cell>
          <table:table-cell table:formula="of:=[.F100]+[.$E100]/299702547*1000000000" office:value-type="float" office:value="907927613.86219" calcext:value-type="float">
            <text:p>907927613.86219</text:p>
          </table:table-cell>
          <table:table-cell table:formula="of:=RAND()*10^9" office:value-type="float" office:value="933054175.895648" calcext:value-type="float">
            <text:p>933054175.895648</text:p>
          </table:table-cell>
          <table:table-cell table:formula="of:=[.H100]+[.E100]/299702547*1000000000" office:value-type="float" office:value="933054178.101206" calcext:value-type="float">
            <text:p>933054178.101206</text:p>
          </table:table-cell>
          <table:table-cell table:formula="of:=RAND()*10^9" office:value-type="float" office:value="979446525.330135" calcext:value-type="float">
            <text:p>979446525.330135</text:p>
          </table:table-cell>
          <table:table-cell table:formula="of:=[.J100]+[.E100]/299702547*1000000000" office:value-type="float" office:value="979446527.535693" calcext:value-type="float">
            <text:p>979446527.535693</text:p>
          </table:table-cell>
        </table:table-row>
        <table:table-row table:style-name="ro1">
          <table:table-cell table:number-columns-repeated="3"/>
          <table:table-cell table:formula="of:=[.D100]+1000000" office:value-type="float" office:value="111057872.221266" calcext:value-type="float">
            <text:p>111057872.221266</text:p>
          </table:table-cell>
          <table:table-cell table:formula="of:=[.$E$83]+RAND()/100" office:value-type="float" office:value="0.657812803402046" calcext:value-type="float">
            <text:p>0.657812803402046</text:p>
          </table:table-cell>
          <table:table-cell table:formula="of:=RAND()*10^9" office:value-type="float" office:value="629173427.032733" calcext:value-type="float">
            <text:p>629173427.032733</text:p>
          </table:table-cell>
          <table:table-cell table:formula="of:=[.F101]+[.$E101]/299702547*1000000000" office:value-type="float" office:value="629173429.227619" calcext:value-type="float">
            <text:p>629173429.227619</text:p>
          </table:table-cell>
          <table:table-cell table:formula="of:=RAND()*10^9" office:value-type="float" office:value="444586411.217102" calcext:value-type="float">
            <text:p>444586411.217102</text:p>
          </table:table-cell>
          <table:table-cell table:formula="of:=[.H101]+[.E101]/299702547*1000000000" office:value-type="float" office:value="444586413.411988" calcext:value-type="float">
            <text:p>444586413.411988</text:p>
          </table:table-cell>
          <table:table-cell table:formula="of:=RAND()*10^9" office:value-type="float" office:value="796165743.255054" calcext:value-type="float">
            <text:p>796165743.255054</text:p>
          </table:table-cell>
          <table:table-cell table:formula="of:=[.J101]+[.E101]/299702547*1000000000" office:value-type="float" office:value="796165745.44994" calcext:value-type="float">
            <text:p>796165745.44994</text:p>
          </table:table-cell>
        </table:table-row>
        <table:table-row table:style-name="ro1">
          <table:table-cell table:number-columns-repeated="3"/>
          <table:table-cell table:formula="of:=[.D101]+1000000" office:value-type="float" office:value="112057872.221266" calcext:value-type="float">
            <text:p>112057872.221266</text:p>
          </table:table-cell>
          <table:table-cell table:formula="of:=[.$E$83]+RAND()/100" office:value-type="float" office:value="0.654700361221952" calcext:value-type="float">
            <text:p>0.654700361221952</text:p>
          </table:table-cell>
          <table:table-cell table:formula="of:=RAND()*10^9" office:value-type="float" office:value="806058605.211635" calcext:value-type="float">
            <text:p>806058605.211635</text:p>
          </table:table-cell>
          <table:table-cell table:formula="of:=[.F102]+[.$E102]/299702547*1000000000" office:value-type="float" office:value="806058607.396135" calcext:value-type="float">
            <text:p>806058607.396135</text:p>
          </table:table-cell>
          <table:table-cell table:formula="of:=RAND()*10^9" office:value-type="float" office:value="707276631.50422" calcext:value-type="float">
            <text:p>707276631.50422</text:p>
          </table:table-cell>
          <table:table-cell table:formula="of:=[.H102]+[.E102]/299702547*1000000000" office:value-type="float" office:value="707276633.68872" calcext:value-type="float">
            <text:p>707276633.68872</text:p>
          </table:table-cell>
          <table:table-cell table:formula="of:=RAND()*10^9" office:value-type="float" office:value="266838372.121658" calcext:value-type="float">
            <text:p>266838372.121658</text:p>
          </table:table-cell>
          <table:table-cell table:formula="of:=[.J102]+[.E102]/299702547*1000000000" office:value-type="float" office:value="266838374.306158" calcext:value-type="float">
            <text:p>266838374.306158</text:p>
          </table:table-cell>
        </table:table-row>
        <table:table-row table:style-name="ro1">
          <table:table-cell table:number-columns-repeated="3"/>
          <table:table-cell table:formula="of:=[.D102]+1000000" office:value-type="float" office:value="113057872.221266" calcext:value-type="float">
            <text:p>113057872.221266</text:p>
          </table:table-cell>
          <table:table-cell table:formula="of:=[.$E$83]+RAND()/100" office:value-type="float" office:value="0.6600868662746" calcext:value-type="float">
            <text:p>0.6600868662746</text:p>
          </table:table-cell>
          <table:table-cell table:formula="of:=RAND()*10^9" office:value-type="float" office:value="733005541.292082" calcext:value-type="float">
            <text:p>733005541.292082</text:p>
          </table:table-cell>
          <table:table-cell table:formula="of:=[.F103]+[.$E103]/299702547*1000000000" office:value-type="float" office:value="733005543.494555" calcext:value-type="float">
            <text:p>733005543.494555</text:p>
          </table:table-cell>
          <table:table-cell table:formula="of:=RAND()*10^9" office:value-type="float" office:value="844967392.484575" calcext:value-type="float">
            <text:p>844967392.484575</text:p>
          </table:table-cell>
          <table:table-cell table:formula="of:=[.H103]+[.E103]/299702547*1000000000" office:value-type="float" office:value="844967394.687048" calcext:value-type="float">
            <text:p>844967394.687048</text:p>
          </table:table-cell>
          <table:table-cell table:formula="of:=RAND()*10^9" office:value-type="float" office:value="54584999.9764916" calcext:value-type="float">
            <text:p>54584999.9764916</text:p>
          </table:table-cell>
          <table:table-cell table:formula="of:=[.J103]+[.E103]/299702547*1000000000" office:value-type="float" office:value="54585002.1789649" calcext:value-type="float">
            <text:p>54585002.1789649</text:p>
          </table:table-cell>
        </table:table-row>
        <table:table-row table:style-name="ro1">
          <table:table-cell table:number-columns-repeated="3"/>
          <table:table-cell table:formula="of:=[.D103]+1000000" office:value-type="float" office:value="114057872.221266" calcext:value-type="float">
            <text:p>114057872.221266</text:p>
          </table:table-cell>
          <table:table-cell table:formula="of:=[.$E$83]+RAND()/100" office:value-type="float" office:value="0.658041105862788" calcext:value-type="float">
            <text:p>0.658041105862788</text:p>
          </table:table-cell>
          <table:table-cell table:formula="of:=RAND()*10^9" office:value-type="float" office:value="168440136.614264" calcext:value-type="float">
            <text:p>168440136.614264</text:p>
          </table:table-cell>
          <table:table-cell table:formula="of:=[.F104]+[.$E104]/299702547*1000000000" office:value-type="float" office:value="168440138.809911" calcext:value-type="float">
            <text:p>168440138.809911</text:p>
          </table:table-cell>
          <table:table-cell table:formula="of:=RAND()*10^9" office:value-type="float" office:value="695450557.014035" calcext:value-type="float">
            <text:p>695450557.014035</text:p>
          </table:table-cell>
          <table:table-cell table:formula="of:=[.H104]+[.E104]/299702547*1000000000" office:value-type="float" office:value="695450559.209682" calcext:value-type="float">
            <text:p>695450559.209682</text:p>
          </table:table-cell>
          <table:table-cell table:formula="of:=RAND()*10^9" office:value-type="float" office:value="907771679.675765" calcext:value-type="float">
            <text:p>907771679.675765</text:p>
          </table:table-cell>
          <table:table-cell table:formula="of:=[.J104]+[.E104]/299702547*1000000000" office:value-type="float" office:value="907771681.871412" calcext:value-type="float">
            <text:p>907771681.871412</text:p>
          </table:table-cell>
        </table:table-row>
        <table:table-row table:style-name="ro1">
          <table:table-cell table:number-columns-repeated="3"/>
          <table:table-cell table:formula="of:=[.D104]+1000000" office:value-type="float" office:value="115057872.221266" calcext:value-type="float">
            <text:p>115057872.221266</text:p>
          </table:table-cell>
          <table:table-cell table:formula="of:=[.$E$83]+RAND()/100" office:value-type="float" office:value="0.656278663642558" calcext:value-type="float">
            <text:p>0.656278663642558</text:p>
          </table:table-cell>
          <table:table-cell table:formula="of:=RAND()*10^9" office:value-type="float" office:value="456413334.281029" calcext:value-type="float">
            <text:p>456413334.281029</text:p>
          </table:table-cell>
          <table:table-cell table:formula="of:=[.F105]+[.$E105]/299702547*1000000000" office:value-type="float" office:value="456413336.470795" calcext:value-type="float">
            <text:p>456413336.470795</text:p>
          </table:table-cell>
          <table:table-cell table:formula="of:=RAND()*10^9" office:value-type="float" office:value="45152787.4371652" calcext:value-type="float">
            <text:p>45152787.4371652</text:p>
          </table:table-cell>
          <table:table-cell table:formula="of:=[.H105]+[.E105]/299702547*1000000000" office:value-type="float" office:value="45152789.6269319" calcext:value-type="float">
            <text:p>45152789.6269319</text:p>
          </table:table-cell>
          <table:table-cell table:formula="of:=RAND()*10^9" office:value-type="float" office:value="525154499.338964" calcext:value-type="float">
            <text:p>525154499.338964</text:p>
          </table:table-cell>
          <table:table-cell table:formula="of:=[.J105]+[.E105]/299702547*1000000000" office:value-type="float" office:value="525154501.528731" calcext:value-type="float">
            <text:p>525154501.528731</text:p>
          </table:table-cell>
        </table:table-row>
        <table:table-row table:style-name="ro1">
          <table:table-cell table:number-columns-repeated="3"/>
          <table:table-cell table:formula="of:=[.D105]+1000000" office:value-type="float" office:value="116057872.221266" calcext:value-type="float">
            <text:p>116057872.221266</text:p>
          </table:table-cell>
          <table:table-cell table:formula="of:=[.$E$83]+RAND()/100" office:value-type="float" office:value="0.653331899225092" calcext:value-type="float">
            <text:p>0.653331899225092</text:p>
          </table:table-cell>
          <table:table-cell table:formula="of:=RAND()*10^9" office:value-type="float" office:value="171418293.899741" calcext:value-type="float">
            <text:p>171418293.899741</text:p>
          </table:table-cell>
          <table:table-cell table:formula="of:=[.F106]+[.$E106]/299702547*1000000000" office:value-type="float" office:value="171418296.079675" calcext:value-type="float">
            <text:p>171418296.079675</text:p>
          </table:table-cell>
          <table:table-cell table:formula="of:=RAND()*10^9" office:value-type="float" office:value="401364730.409032" calcext:value-type="float">
            <text:p>401364730.409032</text:p>
          </table:table-cell>
          <table:table-cell table:formula="of:=[.H106]+[.E106]/299702547*1000000000" office:value-type="float" office:value="401364732.588966" calcext:value-type="float">
            <text:p>401364732.588966</text:p>
          </table:table-cell>
          <table:table-cell table:formula="of:=RAND()*10^9" office:value-type="float" office:value="557695170.950484" calcext:value-type="float">
            <text:p>557695170.950484</text:p>
          </table:table-cell>
          <table:table-cell table:formula="of:=[.J106]+[.E106]/299702547*1000000000" office:value-type="float" office:value="557695173.130418" calcext:value-type="float">
            <text:p>557695173.130418</text:p>
          </table:table-cell>
        </table:table-row>
        <table:table-row table:style-name="ro1">
          <table:table-cell table:number-columns-repeated="3"/>
          <table:table-cell table:formula="of:=[.D106]+1000000" office:value-type="float" office:value="117057872.221266" calcext:value-type="float">
            <text:p>117057872.221266</text:p>
          </table:table-cell>
          <table:table-cell table:formula="of:=[.$E$83]+RAND()/100" office:value-type="float" office:value="0.662229476871196" calcext:value-type="float">
            <text:p>0.662229476871196</text:p>
          </table:table-cell>
          <table:table-cell table:formula="of:=RAND()*10^9" office:value-type="float" office:value="521172199.666609" calcext:value-type="float">
            <text:p>521172199.666609</text:p>
          </table:table-cell>
          <table:table-cell table:formula="of:=[.F107]+[.$E107]/299702547*1000000000" office:value-type="float" office:value="521172201.876231" calcext:value-type="float">
            <text:p>521172201.876231</text:p>
          </table:table-cell>
          <table:table-cell table:formula="of:=RAND()*10^9" office:value-type="float" office:value="307428360.587519" calcext:value-type="float">
            <text:p>307428360.587519</text:p>
          </table:table-cell>
          <table:table-cell table:formula="of:=[.H107]+[.E107]/299702547*1000000000" office:value-type="float" office:value="307428362.797142" calcext:value-type="float">
            <text:p>307428362.797142</text:p>
          </table:table-cell>
          <table:table-cell table:formula="of:=RAND()*10^9" office:value-type="float" office:value="675471464.92686" calcext:value-type="float">
            <text:p>675471464.92686</text:p>
          </table:table-cell>
          <table:table-cell table:formula="of:=[.J107]+[.E107]/299702547*1000000000" office:value-type="float" office:value="675471467.136482" calcext:value-type="float">
            <text:p>675471467.136482</text:p>
          </table:table-cell>
        </table:table-row>
        <table:table-row table:style-name="ro1">
          <table:table-cell table:number-columns-repeated="3"/>
          <table:table-cell table:formula="of:=[.D107]+1000000" office:value-type="float" office:value="118057872.221266" calcext:value-type="float">
            <text:p>118057872.221266</text:p>
          </table:table-cell>
          <table:table-cell table:formula="of:=[.$E$83]+RAND()/100" office:value-type="float" office:value="0.660819629586441" calcext:value-type="float">
            <text:p>0.660819629586441</text:p>
          </table:table-cell>
          <table:table-cell table:formula="of:=RAND()*10^9" office:value-type="float" office:value="996723737.493268" calcext:value-type="float">
            <text:p>996723737.493268</text:p>
          </table:table-cell>
          <table:table-cell table:formula="of:=[.F108]+[.$E108]/299702547*1000000000" office:value-type="float" office:value="996723739.698186" calcext:value-type="float">
            <text:p>996723739.698186</text:p>
          </table:table-cell>
          <table:table-cell table:formula="of:=RAND()*10^9" office:value-type="float" office:value="678873212.812458" calcext:value-type="float">
            <text:p>678873212.812458</text:p>
          </table:table-cell>
          <table:table-cell table:formula="of:=[.H108]+[.E108]/299702547*1000000000" office:value-type="float" office:value="678873215.017377" calcext:value-type="float">
            <text:p>678873215.017377</text:p>
          </table:table-cell>
          <table:table-cell table:formula="of:=RAND()*10^9" office:value-type="float" office:value="270297649.912068" calcext:value-type="float">
            <text:p>270297649.912068</text:p>
          </table:table-cell>
          <table:table-cell table:formula="of:=[.J108]+[.E108]/299702547*1000000000" office:value-type="float" office:value="270297652.116987" calcext:value-type="float">
            <text:p>270297652.116987</text:p>
          </table:table-cell>
        </table:table-row>
        <table:table-row table:style-name="ro1">
          <table:table-cell table:number-columns-repeated="3"/>
          <table:table-cell table:formula="of:=[.D108]+1000000" office:value-type="float" office:value="119057872.221266" calcext:value-type="float">
            <text:p>119057872.221266</text:p>
          </table:table-cell>
          <table:table-cell table:formula="of:=[.$E$83]+RAND()/100" office:value-type="float" office:value="0.657672025108653" calcext:value-type="float">
            <text:p>0.657672025108653</text:p>
          </table:table-cell>
          <table:table-cell table:formula="of:=RAND()*10^9" office:value-type="float" office:value="390097183.620662" calcext:value-type="float">
            <text:p>390097183.620662</text:p>
          </table:table-cell>
          <table:table-cell table:formula="of:=[.F109]+[.$E109]/299702547*1000000000" office:value-type="float" office:value="390097185.815078" calcext:value-type="float">
            <text:p>390097185.815078</text:p>
          </table:table-cell>
          <table:table-cell table:formula="of:=RAND()*10^9" office:value-type="float" office:value="246308902.75432" calcext:value-type="float">
            <text:p>246308902.75432</text:p>
          </table:table-cell>
          <table:table-cell table:formula="of:=[.H109]+[.E109]/299702547*1000000000" office:value-type="float" office:value="246308904.948736" calcext:value-type="float">
            <text:p>246308904.948736</text:p>
          </table:table-cell>
          <table:table-cell table:formula="of:=RAND()*10^9" office:value-type="float" office:value="525649951.301289" calcext:value-type="float">
            <text:p>525649951.301289</text:p>
          </table:table-cell>
          <table:table-cell table:formula="of:=[.J109]+[.E109]/299702547*1000000000" office:value-type="float" office:value="525649953.495705" calcext:value-type="float">
            <text:p>525649953.495705</text:p>
          </table:table-cell>
        </table:table-row>
        <table:table-row table:style-name="ro1">
          <table:table-cell table:number-columns-repeated="3"/>
          <table:table-cell table:formula="of:=[.D109]+1000000" office:value-type="float" office:value="120057872.221266" calcext:value-type="float">
            <text:p>120057872.221266</text:p>
          </table:table-cell>
          <table:table-cell table:formula="of:=[.$E$83]+RAND()/100" office:value-type="float" office:value="0.661329298041206" calcext:value-type="float">
            <text:p>0.661329298041206</text:p>
          </table:table-cell>
          <table:table-cell table:formula="of:=RAND()*10^9" office:value-type="float" office:value="754313354.930768" calcext:value-type="float">
            <text:p>754313354.930768</text:p>
          </table:table-cell>
          <table:table-cell table:formula="of:=[.F110]+[.$E110]/299702547*1000000000" office:value-type="float" office:value="754313357.137387" calcext:value-type="float">
            <text:p>754313357.137387</text:p>
          </table:table-cell>
          <table:table-cell table:formula="of:=RAND()*10^9" office:value-type="float" office:value="993646747.266199" calcext:value-type="float">
            <text:p>993646747.266199</text:p>
          </table:table-cell>
          <table:table-cell table:formula="of:=[.H110]+[.E110]/299702547*1000000000" office:value-type="float" office:value="993646749.472818" calcext:value-type="float">
            <text:p>993646749.472818</text:p>
          </table:table-cell>
          <table:table-cell table:formula="of:=RAND()*10^9" office:value-type="float" office:value="620400024.089314" calcext:value-type="float">
            <text:p>620400024.089314</text:p>
          </table:table-cell>
          <table:table-cell table:formula="of:=[.J110]+[.E110]/299702547*1000000000" office:value-type="float" office:value="620400026.295933" calcext:value-type="float">
            <text:p>620400026.295933</text:p>
          </table:table-cell>
        </table:table-row>
        <table:table-row table:style-name="ro1">
          <table:table-cell table:number-columns-repeated="3"/>
          <table:table-cell table:formula="of:=[.D110]+1000000" office:value-type="float" office:value="121057872.221266" calcext:value-type="float">
            <text:p>121057872.221266</text:p>
          </table:table-cell>
          <table:table-cell table:formula="of:=[.$E$83]+RAND()/100" office:value-type="float" office:value="0.653501975187377" calcext:value-type="float">
            <text:p>0.653501975187377</text:p>
          </table:table-cell>
          <table:table-cell table:formula="of:=RAND()*10^9" office:value-type="float" office:value="923651249.422971" calcext:value-type="float">
            <text:p>923651249.422971</text:p>
          </table:table-cell>
          <table:table-cell table:formula="of:=[.F111]+[.$E111]/299702547*1000000000" office:value-type="float" office:value="923651251.603473" calcext:value-type="float">
            <text:p>923651251.603473</text:p>
          </table:table-cell>
          <table:table-cell table:formula="of:=RAND()*10^9" office:value-type="float" office:value="565166450.872469" calcext:value-type="float">
            <text:p>565166450.872469</text:p>
          </table:table-cell>
          <table:table-cell table:formula="of:=[.H111]+[.E111]/299702547*1000000000" office:value-type="float" office:value="565166453.052971" calcext:value-type="float">
            <text:p>565166453.052971</text:p>
          </table:table-cell>
          <table:table-cell table:formula="of:=RAND()*10^9" office:value-type="float" office:value="489635819.92882" calcext:value-type="float">
            <text:p>489635819.92882</text:p>
          </table:table-cell>
          <table:table-cell table:formula="of:=[.J111]+[.E111]/299702547*1000000000" office:value-type="float" office:value="489635822.109322" calcext:value-type="float">
            <text:p>489635822.109322</text:p>
          </table:table-cell>
        </table:table-row>
        <table:table-row table:style-name="ro1">
          <table:table-cell table:number-columns-repeated="3"/>
          <table:table-cell table:formula="of:=[.D111]+1000000" office:value-type="float" office:value="122057872.221266" calcext:value-type="float">
            <text:p>122057872.221266</text:p>
          </table:table-cell>
          <table:table-cell table:formula="of:=[.$E$83]+RAND()/100" office:value-type="float" office:value="0.65395918082422" calcext:value-type="float">
            <text:p>0.65395918082422</text:p>
          </table:table-cell>
          <table:table-cell table:formula="of:=RAND()*10^9" office:value-type="float" office:value="230563023.588215" calcext:value-type="float">
            <text:p>230563023.588215</text:p>
          </table:table-cell>
          <table:table-cell table:formula="of:=[.F112]+[.$E112]/299702547*1000000000" office:value-type="float" office:value="230563025.770243" calcext:value-type="float">
            <text:p>230563025.770243</text:p>
          </table:table-cell>
          <table:table-cell table:formula="of:=RAND()*10^9" office:value-type="float" office:value="379719998.405125" calcext:value-type="float">
            <text:p>379719998.405125</text:p>
          </table:table-cell>
          <table:table-cell table:formula="of:=[.H112]+[.E112]/299702547*1000000000" office:value-type="float" office:value="379720000.587152" calcext:value-type="float">
            <text:p>379720000.587152</text:p>
          </table:table-cell>
          <table:table-cell table:formula="of:=RAND()*10^9" office:value-type="float" office:value="138614152.034918" calcext:value-type="float">
            <text:p>138614152.034918</text:p>
          </table:table-cell>
          <table:table-cell table:formula="of:=[.J112]+[.E112]/299702547*1000000000" office:value-type="float" office:value="138614154.216946" calcext:value-type="float">
            <text:p>138614154.216946</text:p>
          </table:table-cell>
        </table:table-row>
        <table:table-row table:style-name="ro1">
          <table:table-cell table:number-columns-repeated="3"/>
          <table:table-cell table:formula="of:=[.D112]+1000000" office:value-type="float" office:value="123057872.221266" calcext:value-type="float">
            <text:p>123057872.221266</text:p>
          </table:table-cell>
          <table:table-cell table:formula="of:=[.$E$83]+RAND()/100" office:value-type="float" office:value="0.658721920184851" calcext:value-type="float">
            <text:p>0.658721920184851</text:p>
          </table:table-cell>
          <table:table-cell table:formula="of:=RAND()*10^9" office:value-type="float" office:value="398226614.478525" calcext:value-type="float">
            <text:p>398226614.478525</text:p>
          </table:table-cell>
          <table:table-cell table:formula="of:=[.F113]+[.$E113]/299702547*1000000000" office:value-type="float" office:value="398226616.676444" calcext:value-type="float">
            <text:p>398226616.676444</text:p>
          </table:table-cell>
          <table:table-cell table:formula="of:=RAND()*10^9" office:value-type="float" office:value="737409092.817629" calcext:value-type="float">
            <text:p>737409092.817629</text:p>
          </table:table-cell>
          <table:table-cell table:formula="of:=[.H113]+[.E113]/299702547*1000000000" office:value-type="float" office:value="737409095.015548" calcext:value-type="float">
            <text:p>737409095.015548</text:p>
          </table:table-cell>
          <table:table-cell table:formula="of:=RAND()*10^9" office:value-type="float" office:value="404958106.036472" calcext:value-type="float">
            <text:p>404958106.036472</text:p>
          </table:table-cell>
          <table:table-cell table:formula="of:=[.J113]+[.E113]/299702547*1000000000" office:value-type="float" office:value="404958108.234391" calcext:value-type="float">
            <text:p>404958108.234391</text:p>
          </table:table-cell>
        </table:table-row>
        <table:table-row table:style-name="ro1">
          <table:table-cell table:number-columns-repeated="3"/>
          <table:table-cell table:formula="of:=[.D113]+1000000" office:value-type="float" office:value="124057872.221266" calcext:value-type="float">
            <text:p>124057872.221266</text:p>
          </table:table-cell>
          <table:table-cell table:formula="of:=[.$E$83]+RAND()/100" office:value-type="float" office:value="0.653883950129199" calcext:value-type="float">
            <text:p>0.653883950129199</text:p>
          </table:table-cell>
          <table:table-cell table:formula="of:=RAND()*10^9" office:value-type="float" office:value="31237433.6321507" calcext:value-type="float">
            <text:p>31237433.6321507</text:p>
          </table:table-cell>
          <table:table-cell table:formula="of:=[.F114]+[.$E114]/299702547*1000000000" office:value-type="float" office:value="31237435.8139271" calcext:value-type="float">
            <text:p>31237435.8139271</text:p>
          </table:table-cell>
          <table:table-cell table:formula="of:=RAND()*10^9" office:value-type="float" office:value="507955541.555158" calcext:value-type="float">
            <text:p>507955541.555158</text:p>
          </table:table-cell>
          <table:table-cell table:formula="of:=[.H114]+[.E114]/299702547*1000000000" office:value-type="float" office:value="507955543.736934" calcext:value-type="float">
            <text:p>507955543.736934</text:p>
          </table:table-cell>
          <table:table-cell table:formula="of:=RAND()*10^9" office:value-type="float" office:value="791816505.627941" calcext:value-type="float">
            <text:p>791816505.627941</text:p>
          </table:table-cell>
          <table:table-cell table:formula="of:=[.J114]+[.E114]/299702547*1000000000" office:value-type="float" office:value="791816507.809717" calcext:value-type="float">
            <text:p>791816507.809717</text:p>
          </table:table-cell>
        </table:table-row>
        <table:table-row table:style-name="ro1">
          <table:table-cell table:number-columns-repeated="3"/>
          <table:table-cell table:formula="of:=[.D114]+1000000" office:value-type="float" office:value="125057872.221266" calcext:value-type="float">
            <text:p>125057872.221266</text:p>
          </table:table-cell>
          <table:table-cell table:formula="of:=[.$E$83]+RAND()/100" office:value-type="float" office:value="0.657114184360627" calcext:value-type="float">
            <text:p>0.657114184360627</text:p>
          </table:table-cell>
          <table:table-cell table:formula="of:=RAND()*10^9" office:value-type="float" office:value="377057538.153742" calcext:value-type="float">
            <text:p>377057538.153742</text:p>
          </table:table-cell>
          <table:table-cell table:formula="of:=[.F115]+[.$E115]/299702547*1000000000" office:value-type="float" office:value="377057540.346296" calcext:value-type="float">
            <text:p>377057540.346296</text:p>
          </table:table-cell>
          <table:table-cell table:formula="of:=RAND()*10^9" office:value-type="float" office:value="353838187.733925" calcext:value-type="float">
            <text:p>353838187.733925</text:p>
          </table:table-cell>
          <table:table-cell table:formula="of:=[.H115]+[.E115]/299702547*1000000000" office:value-type="float" office:value="353838189.926479" calcext:value-type="float">
            <text:p>353838189.926479</text:p>
          </table:table-cell>
          <table:table-cell table:formula="of:=RAND()*10^9" office:value-type="float" office:value="159743634.799071" calcext:value-type="float">
            <text:p>159743634.799071</text:p>
          </table:table-cell>
          <table:table-cell table:formula="of:=[.J115]+[.E115]/299702547*1000000000" office:value-type="float" office:value="159743636.991625" calcext:value-type="float">
            <text:p>159743636.991625</text:p>
          </table:table-cell>
        </table:table-row>
        <table:table-row table:style-name="ro1">
          <table:table-cell table:number-columns-repeated="3"/>
          <table:table-cell table:formula="of:=[.D115]+1000000" office:value-type="float" office:value="126057872.221266" calcext:value-type="float">
            <text:p>126057872.221266</text:p>
          </table:table-cell>
          <table:table-cell table:formula="of:=[.$E$83]+RAND()/100" office:value-type="float" office:value="0.652963301710851" calcext:value-type="float">
            <text:p>0.652963301710851</text:p>
          </table:table-cell>
          <table:table-cell table:formula="of:=RAND()*10^9" office:value-type="float" office:value="706797585.019507" calcext:value-type="float">
            <text:p>706797585.019507</text:p>
          </table:table-cell>
          <table:table-cell table:formula="of:=[.F116]+[.$E116]/299702547*1000000000" office:value-type="float" office:value="706797587.198211" calcext:value-type="float">
            <text:p>706797587.198211</text:p>
          </table:table-cell>
          <table:table-cell table:formula="of:=RAND()*10^9" office:value-type="float" office:value="422251505.02784" calcext:value-type="float">
            <text:p>422251505.02784</text:p>
          </table:table-cell>
          <table:table-cell table:formula="of:=[.H116]+[.E116]/299702547*1000000000" office:value-type="float" office:value="422251507.206545" calcext:value-type="float">
            <text:p>422251507.206545</text:p>
          </table:table-cell>
          <table:table-cell table:formula="of:=RAND()*10^9" office:value-type="float" office:value="29103649.7676427" calcext:value-type="float">
            <text:p>29103649.7676427</text:p>
          </table:table-cell>
          <table:table-cell table:formula="of:=[.J116]+[.E116]/299702547*1000000000" office:value-type="float" office:value="29103651.9463473" calcext:value-type="float">
            <text:p>29103651.9463473</text:p>
          </table:table-cell>
        </table:table-row>
        <table:table-row table:style-name="ro1">
          <table:table-cell table:number-columns-repeated="3"/>
          <table:table-cell table:formula="of:=[.D116]+1000000" office:value-type="float" office:value="127057872.221266" calcext:value-type="float">
            <text:p>127057872.221266</text:p>
          </table:table-cell>
          <table:table-cell table:formula="of:=[.$E$83]+RAND()/100" office:value-type="float" office:value="0.658686322757561" calcext:value-type="float">
            <text:p>0.658686322757561</text:p>
          </table:table-cell>
          <table:table-cell table:formula="of:=RAND()*10^9" office:value-type="float" office:value="291164855.376426" calcext:value-type="float">
            <text:p>291164855.376426</text:p>
          </table:table-cell>
          <table:table-cell table:formula="of:=[.F117]+[.$E117]/299702547*1000000000" office:value-type="float" office:value="291164857.574226" calcext:value-type="float">
            <text:p>291164857.574226</text:p>
          </table:table-cell>
          <table:table-cell table:formula="of:=RAND()*10^9" office:value-type="float" office:value="863044794.360507" calcext:value-type="float">
            <text:p>863044794.360507</text:p>
          </table:table-cell>
          <table:table-cell table:formula="of:=[.H117]+[.E117]/299702547*1000000000" office:value-type="float" office:value="863044796.558307" calcext:value-type="float">
            <text:p>863044796.558307</text:p>
          </table:table-cell>
          <table:table-cell table:formula="of:=RAND()*10^9" office:value-type="float" office:value="211787515.753799" calcext:value-type="float">
            <text:p>211787515.753799</text:p>
          </table:table-cell>
          <table:table-cell table:formula="of:=[.J117]+[.E117]/299702547*1000000000" office:value-type="float" office:value="211787517.951599" calcext:value-type="float">
            <text:p>211787517.951599</text:p>
          </table:table-cell>
        </table:table-row>
        <table:table-row table:style-name="ro1">
          <table:table-cell table:number-columns-repeated="3"/>
          <table:table-cell table:formula="of:=[.D117]+1000000" office:value-type="float" office:value="128057872.221266" calcext:value-type="float">
            <text:p>128057872.221266</text:p>
          </table:table-cell>
          <table:table-cell table:formula="of:=[.$E$83]+RAND()/100" office:value-type="float" office:value="0.653730883327618" calcext:value-type="float">
            <text:p>0.653730883327618</text:p>
          </table:table-cell>
          <table:table-cell table:formula="of:=RAND()*10^9" office:value-type="float" office:value="6848805.12779374" calcext:value-type="float">
            <text:p>6848805.12779374</text:p>
          </table:table-cell>
          <table:table-cell table:formula="of:=[.F118]+[.$E118]/299702547*1000000000" office:value-type="float" office:value="6848807.30905943" calcext:value-type="float">
            <text:p>6848807.30905943</text:p>
          </table:table-cell>
          <table:table-cell table:formula="of:=RAND()*10^9" office:value-type="float" office:value="636924410.565559" calcext:value-type="float">
            <text:p>636924410.565559</text:p>
          </table:table-cell>
          <table:table-cell table:formula="of:=[.H118]+[.E118]/299702547*1000000000" office:value-type="float" office:value="636924412.746825" calcext:value-type="float">
            <text:p>636924412.746825</text:p>
          </table:table-cell>
          <table:table-cell table:formula="of:=RAND()*10^9" office:value-type="float" office:value="186074239.242484" calcext:value-type="float">
            <text:p>186074239.242484</text:p>
          </table:table-cell>
          <table:table-cell table:formula="of:=[.J118]+[.E118]/299702547*1000000000" office:value-type="float" office:value="186074241.42375" calcext:value-type="float">
            <text:p>186074241.42375</text:p>
          </table:table-cell>
        </table:table-row>
        <table:table-row table:style-name="ro1">
          <table:table-cell table:number-columns-repeated="3"/>
          <table:table-cell table:formula="of:=[.D118]+1000000" office:value-type="float" office:value="129057872.221266" calcext:value-type="float">
            <text:p>129057872.221266</text:p>
          </table:table-cell>
          <table:table-cell table:formula="of:=[.$E$83]+RAND()/100" office:value-type="float" office:value="0.659105973226895" calcext:value-type="float">
            <text:p>0.659105973226895</text:p>
          </table:table-cell>
          <table:table-cell table:formula="of:=RAND()*10^9" office:value-type="float" office:value="876877571.429218" calcext:value-type="float">
            <text:p>876877571.429218</text:p>
          </table:table-cell>
          <table:table-cell table:formula="of:=[.F119]+[.$E119]/299702547*1000000000" office:value-type="float" office:value="876877573.628418" calcext:value-type="float">
            <text:p>876877573.628418</text:p>
          </table:table-cell>
          <table:table-cell table:formula="of:=RAND()*10^9" office:value-type="float" office:value="617778125.667358" calcext:value-type="float">
            <text:p>617778125.667358</text:p>
          </table:table-cell>
          <table:table-cell table:formula="of:=[.H119]+[.E119]/299702547*1000000000" office:value-type="float" office:value="617778127.866559" calcext:value-type="float">
            <text:p>617778127.866559</text:p>
          </table:table-cell>
          <table:table-cell table:formula="of:=RAND()*10^9" office:value-type="float" office:value="325864403.650918" calcext:value-type="float">
            <text:p>325864403.650918</text:p>
          </table:table-cell>
          <table:table-cell table:formula="of:=[.J119]+[.E119]/299702547*1000000000" office:value-type="float" office:value="325864405.850119" calcext:value-type="float">
            <text:p>325864405.850119</text:p>
          </table:table-cell>
        </table:table-row>
        <table:table-row table:style-name="ro1">
          <table:table-cell table:number-columns-repeated="3"/>
          <table:table-cell table:formula="of:=[.D119]+1000000" office:value-type="float" office:value="130057872.221266" calcext:value-type="float">
            <text:p>130057872.221266</text:p>
          </table:table-cell>
          <table:table-cell table:formula="of:=[.$E$83]+RAND()/100" office:value-type="float" office:value="0.656081546986229" calcext:value-type="float">
            <text:p>0.656081546986229</text:p>
          </table:table-cell>
          <table:table-cell table:formula="of:=RAND()*10^9" office:value-type="float" office:value="16649993.3598317" calcext:value-type="float">
            <text:p>16649993.3598317</text:p>
          </table:table-cell>
          <table:table-cell table:formula="of:=[.F120]+[.$E120]/299702547*1000000000" office:value-type="float" office:value="16649995.5489407" calcext:value-type="float">
            <text:p>16649995.5489407</text:p>
          </table:table-cell>
          <table:table-cell table:formula="of:=RAND()*10^9" office:value-type="float" office:value="199380888.00659" calcext:value-type="float">
            <text:p>199380888.00659</text:p>
          </table:table-cell>
          <table:table-cell table:formula="of:=[.H120]+[.E120]/299702547*1000000000" office:value-type="float" office:value="199380890.195699" calcext:value-type="float">
            <text:p>199380890.195699</text:p>
          </table:table-cell>
          <table:table-cell table:formula="of:=RAND()*10^9" office:value-type="float" office:value="432705175.40351" calcext:value-type="float">
            <text:p>432705175.40351</text:p>
          </table:table-cell>
          <table:table-cell table:formula="of:=[.J120]+[.E120]/299702547*1000000000" office:value-type="float" office:value="432705177.592619" calcext:value-type="float">
            <text:p>432705177.592619</text:p>
          </table:table-cell>
        </table:table-row>
        <table:table-row table:style-name="ro1">
          <table:table-cell table:number-columns-repeated="3"/>
          <table:table-cell table:formula="of:=[.D120]+1000000" office:value-type="float" office:value="131057872.221266" calcext:value-type="float">
            <text:p>131057872.221266</text:p>
          </table:table-cell>
          <table:table-cell table:formula="of:=[.$E$83]+RAND()/100" office:value-type="float" office:value="0.655907219301401" calcext:value-type="float">
            <text:p>0.655907219301401</text:p>
          </table:table-cell>
          <table:table-cell table:formula="of:=RAND()*10^9" office:value-type="float" office:value="63466245.6323008" calcext:value-type="float">
            <text:p>63466245.6323008</text:p>
          </table:table-cell>
          <table:table-cell table:formula="of:=[.F121]+[.$E121]/299702547*1000000000" office:value-type="float" office:value="63466247.8208282" calcext:value-type="float">
            <text:p>63466247.8208282</text:p>
          </table:table-cell>
          <table:table-cell table:formula="of:=RAND()*10^9" office:value-type="float" office:value="285268424.685678" calcext:value-type="float">
            <text:p>285268424.685678</text:p>
          </table:table-cell>
          <table:table-cell table:formula="of:=[.H121]+[.E121]/299702547*1000000000" office:value-type="float" office:value="285268426.874205" calcext:value-type="float">
            <text:p>285268426.874205</text:p>
          </table:table-cell>
          <table:table-cell table:formula="of:=RAND()*10^9" office:value-type="float" office:value="252393944.881074" calcext:value-type="float">
            <text:p>252393944.881074</text:p>
          </table:table-cell>
          <table:table-cell table:formula="of:=[.J121]+[.E121]/299702547*1000000000" office:value-type="float" office:value="252393947.069601" calcext:value-type="float">
            <text:p>252393947.069601</text:p>
          </table:table-cell>
        </table:table-row>
        <table:table-row table:style-name="ro1">
          <table:table-cell table:number-columns-repeated="3"/>
          <table:table-cell table:formula="of:=[.D121]+1000000" office:value-type="float" office:value="132057872.221266" calcext:value-type="float">
            <text:p>132057872.221266</text:p>
          </table:table-cell>
          <table:table-cell table:formula="of:=[.$E$83]+RAND()/100" office:value-type="float" office:value="0.658613863000771" calcext:value-type="float">
            <text:p>0.658613863000771</text:p>
          </table:table-cell>
          <table:table-cell table:formula="of:=RAND()*10^9" office:value-type="float" office:value="409387949.538597" calcext:value-type="float">
            <text:p>409387949.538597</text:p>
          </table:table-cell>
          <table:table-cell table:formula="of:=[.F122]+[.$E122]/299702547*1000000000" office:value-type="float" office:value="409387951.736156" calcext:value-type="float">
            <text:p>409387951.736156</text:p>
          </table:table-cell>
          <table:table-cell table:formula="of:=RAND()*10^9" office:value-type="float" office:value="196869818.358032" calcext:value-type="float">
            <text:p>196869818.358032</text:p>
          </table:table-cell>
          <table:table-cell table:formula="of:=[.H122]+[.E122]/299702547*1000000000" office:value-type="float" office:value="196869820.55559" calcext:value-type="float">
            <text:p>196869820.55559</text:p>
          </table:table-cell>
          <table:table-cell table:formula="of:=RAND()*10^9" office:value-type="float" office:value="254760958.108941" calcext:value-type="float">
            <text:p>254760958.108941</text:p>
          </table:table-cell>
          <table:table-cell table:formula="of:=[.J122]+[.E122]/299702547*1000000000" office:value-type="float" office:value="254760960.3065" calcext:value-type="float">
            <text:p>254760960.3065</text:p>
          </table:table-cell>
        </table:table-row>
        <table:table-row table:style-name="ro1">
          <table:table-cell table:number-columns-repeated="3"/>
          <table:table-cell table:formula="of:=[.D122]+1000000" office:value-type="float" office:value="133057872.221266" calcext:value-type="float">
            <text:p>133057872.221266</text:p>
          </table:table-cell>
          <table:table-cell table:formula="of:=[.$E$83]+RAND()/100" office:value-type="float" office:value="0.659713570453604" calcext:value-type="float">
            <text:p>0.659713570453604</text:p>
          </table:table-cell>
          <table:table-cell table:formula="of:=RAND()*10^9" office:value-type="float" office:value="423106641.295775" calcext:value-type="float">
            <text:p>423106641.295775</text:p>
          </table:table-cell>
          <table:table-cell table:formula="of:=[.F123]+[.$E123]/299702547*1000000000" office:value-type="float" office:value="423106643.497002" calcext:value-type="float">
            <text:p>423106643.497002</text:p>
          </table:table-cell>
          <table:table-cell table:formula="of:=RAND()*10^9" office:value-type="float" office:value="828077884.004704" calcext:value-type="float">
            <text:p>828077884.004704</text:p>
          </table:table-cell>
          <table:table-cell table:formula="of:=[.H123]+[.E123]/299702547*1000000000" office:value-type="float" office:value="828077886.205932" calcext:value-type="float">
            <text:p>828077886.205932</text:p>
          </table:table-cell>
          <table:table-cell table:formula="of:=RAND()*10^9" office:value-type="float" office:value="519222683.523347" calcext:value-type="float">
            <text:p>519222683.523347</text:p>
          </table:table-cell>
          <table:table-cell table:formula="of:=[.J123]+[.E123]/299702547*1000000000" office:value-type="float" office:value="519222685.724574" calcext:value-type="float">
            <text:p>519222685.724574</text:p>
          </table:table-cell>
        </table:table-row>
        <table:table-row table:style-name="ro1">
          <table:table-cell table:number-columns-repeated="3"/>
          <table:table-cell table:formula="of:=[.D123]+1000000" office:value-type="float" office:value="134057872.221266" calcext:value-type="float">
            <text:p>134057872.221266</text:p>
          </table:table-cell>
          <table:table-cell table:formula="of:=[.$E$83]+RAND()/100" office:value-type="float" office:value="0.659104775288676" calcext:value-type="float">
            <text:p>0.659104775288676</text:p>
          </table:table-cell>
          <table:table-cell table:formula="of:=RAND()*10^9" office:value-type="float" office:value="162106723.993547" calcext:value-type="float">
            <text:p>162106723.993547</text:p>
          </table:table-cell>
          <table:table-cell table:formula="of:=[.F124]+[.$E124]/299702547*1000000000" office:value-type="float" office:value="162106726.192744" calcext:value-type="float">
            <text:p>162106726.192744</text:p>
          </table:table-cell>
          <table:table-cell table:formula="of:=RAND()*10^9" office:value-type="float" office:value="676271499.18974" calcext:value-type="float">
            <text:p>676271499.18974</text:p>
          </table:table-cell>
          <table:table-cell table:formula="of:=[.H124]+[.E124]/299702547*1000000000" office:value-type="float" office:value="676271501.388936" calcext:value-type="float">
            <text:p>676271501.388936</text:p>
          </table:table-cell>
          <table:table-cell table:formula="of:=RAND()*10^9" office:value-type="float" office:value="588166837.468477" calcext:value-type="float">
            <text:p>588166837.468477</text:p>
          </table:table-cell>
          <table:table-cell table:formula="of:=[.J124]+[.E124]/299702547*1000000000" office:value-type="float" office:value="588166839.667673" calcext:value-type="float">
            <text:p>588166839.667673</text:p>
          </table:table-cell>
        </table:table-row>
        <table:table-row table:style-name="ro1">
          <table:table-cell table:number-columns-repeated="3"/>
          <table:table-cell table:formula="of:=[.D124]+1000000" office:value-type="float" office:value="135057872.221266" calcext:value-type="float">
            <text:p>135057872.221266</text:p>
          </table:table-cell>
          <table:table-cell table:formula="of:=[.$E$83]+RAND()/100" office:value-type="float" office:value="0.657096986930178" calcext:value-type="float">
            <text:p>0.657096986930178</text:p>
          </table:table-cell>
          <table:table-cell table:formula="of:=RAND()*10^9" office:value-type="float" office:value="97590522.9920629" calcext:value-type="float">
            <text:p>97590522.9920629</text:p>
          </table:table-cell>
          <table:table-cell table:formula="of:=[.F125]+[.$E125]/299702547*1000000000" office:value-type="float" office:value="97590525.1845601" calcext:value-type="float">
            <text:p>97590525.1845601</text:p>
          </table:table-cell>
          <table:table-cell table:formula="of:=RAND()*10^9" office:value-type="float" office:value="24482368.5368666" calcext:value-type="float">
            <text:p>24482368.5368666</text:p>
          </table:table-cell>
          <table:table-cell table:formula="of:=[.H125]+[.E125]/299702547*1000000000" office:value-type="float" office:value="24482370.7293638" calcext:value-type="float">
            <text:p>24482370.7293638</text:p>
          </table:table-cell>
          <table:table-cell table:formula="of:=RAND()*10^9" office:value-type="float" office:value="214019329.360476" calcext:value-type="float">
            <text:p>214019329.360476</text:p>
          </table:table-cell>
          <table:table-cell table:formula="of:=[.J125]+[.E125]/299702547*1000000000" office:value-type="float" office:value="214019331.552973" calcext:value-type="float">
            <text:p>214019331.552973</text:p>
          </table:table-cell>
        </table:table-row>
        <table:table-row table:style-name="ro1">
          <table:table-cell table:number-columns-repeated="3"/>
          <table:table-cell table:formula="of:=[.D125]+1000000" office:value-type="float" office:value="136057872.221266" calcext:value-type="float">
            <text:p>136057872.221266</text:p>
          </table:table-cell>
          <table:table-cell table:formula="of:=[.$E$83]+RAND()/100" office:value-type="float" office:value="0.654770074832934" calcext:value-type="float">
            <text:p>0.654770074832934</text:p>
          </table:table-cell>
          <table:table-cell table:formula="of:=RAND()*10^9" office:value-type="float" office:value="310518868.776021" calcext:value-type="float">
            <text:p>310518868.776021</text:p>
          </table:table-cell>
          <table:table-cell table:formula="of:=[.F126]+[.$E126]/299702547*1000000000" office:value-type="float" office:value="310518870.960754" calcext:value-type="float">
            <text:p>310518870.960754</text:p>
          </table:table-cell>
          <table:table-cell table:formula="of:=RAND()*10^9" office:value-type="float" office:value="981277366.260456" calcext:value-type="float">
            <text:p>981277366.260456</text:p>
          </table:table-cell>
          <table:table-cell table:formula="of:=[.H126]+[.E126]/299702547*1000000000" office:value-type="float" office:value="981277368.445189" calcext:value-type="float">
            <text:p>981277368.445189</text:p>
          </table:table-cell>
          <table:table-cell table:formula="of:=RAND()*10^9" office:value-type="float" office:value="858959581.602085" calcext:value-type="float">
            <text:p>858959581.602085</text:p>
          </table:table-cell>
          <table:table-cell table:formula="of:=[.J126]+[.E126]/299702547*1000000000" office:value-type="float" office:value="858959583.786818" calcext:value-type="float">
            <text:p>858959583.786818</text:p>
          </table:table-cell>
        </table:table-row>
        <table:table-row table:style-name="ro1">
          <table:table-cell table:number-columns-repeated="3"/>
          <table:table-cell table:formula="of:=[.D126]+1000000" office:value-type="float" office:value="137057872.221266" calcext:value-type="float">
            <text:p>137057872.221266</text:p>
          </table:table-cell>
          <table:table-cell table:formula="of:=[.$E$83]+RAND()/100" office:value-type="float" office:value="0.654626021137495" calcext:value-type="float">
            <text:p>0.654626021137495</text:p>
          </table:table-cell>
          <table:table-cell table:formula="of:=RAND()*10^9" office:value-type="float" office:value="756876588.386016" calcext:value-type="float">
            <text:p>756876588.386016</text:p>
          </table:table-cell>
          <table:table-cell table:formula="of:=[.F127]+[.$E127]/299702547*1000000000" office:value-type="float" office:value="756876590.570268" calcext:value-type="float">
            <text:p>756876590.570268</text:p>
          </table:table-cell>
          <table:table-cell table:formula="of:=RAND()*10^9" office:value-type="float" office:value="463526985.550965" calcext:value-type="float">
            <text:p>463526985.550965</text:p>
          </table:table-cell>
          <table:table-cell table:formula="of:=[.H127]+[.E127]/299702547*1000000000" office:value-type="float" office:value="463526987.735217" calcext:value-type="float">
            <text:p>463526987.735217</text:p>
          </table:table-cell>
          <table:table-cell table:formula="of:=RAND()*10^9" office:value-type="float" office:value="782813530.596459" calcext:value-type="float">
            <text:p>782813530.596459</text:p>
          </table:table-cell>
          <table:table-cell table:formula="of:=[.J127]+[.E127]/299702547*1000000000" office:value-type="float" office:value="782813532.780711" calcext:value-type="float">
            <text:p>782813532.780711</text:p>
          </table:table-cell>
        </table:table-row>
        <table:table-row table:style-name="ro1">
          <table:table-cell table:number-columns-repeated="3"/>
          <table:table-cell table:formula="of:=[.D127]+1000000" office:value-type="float" office:value="138057872.221266" calcext:value-type="float">
            <text:p>138057872.221266</text:p>
          </table:table-cell>
          <table:table-cell table:formula="of:=[.$E$83]+RAND()/100" office:value-type="float" office:value="0.653255068966059" calcext:value-type="float">
            <text:p>0.653255068966059</text:p>
          </table:table-cell>
          <table:table-cell table:formula="of:=RAND()*10^9" office:value-type="float" office:value="497756714.874566" calcext:value-type="float">
            <text:p>497756714.874566</text:p>
          </table:table-cell>
          <table:table-cell table:formula="of:=[.F128]+[.$E128]/299702547*1000000000" office:value-type="float" office:value="497756717.054244" calcext:value-type="float">
            <text:p>497756717.054244</text:p>
          </table:table-cell>
          <table:table-cell table:formula="of:=RAND()*10^9" office:value-type="float" office:value="94228580.3451569" calcext:value-type="float">
            <text:p>94228580.3451569</text:p>
          </table:table-cell>
          <table:table-cell table:formula="of:=[.H128]+[.E128]/299702547*1000000000" office:value-type="float" office:value="94228582.524835" calcext:value-type="float">
            <text:p>94228582.524835</text:p>
          </table:table-cell>
          <table:table-cell table:formula="of:=RAND()*10^9" office:value-type="float" office:value="322008270.624925" calcext:value-type="float">
            <text:p>322008270.624925</text:p>
          </table:table-cell>
          <table:table-cell table:formula="of:=[.J128]+[.E128]/299702547*1000000000" office:value-type="float" office:value="322008272.804603" calcext:value-type="float">
            <text:p>322008272.804603</text:p>
          </table:table-cell>
        </table:table-row>
        <table:table-row table:style-name="ro1">
          <table:table-cell table:number-columns-repeated="3"/>
          <table:table-cell table:formula="of:=[.D128]+1000000" office:value-type="float" office:value="139057872.221266" calcext:value-type="float">
            <text:p>139057872.221266</text:p>
          </table:table-cell>
          <table:table-cell table:formula="of:=[.$E$83]+RAND()/100" office:value-type="float" office:value="0.662133101700271" calcext:value-type="float">
            <text:p>0.662133101700271</text:p>
          </table:table-cell>
          <table:table-cell table:formula="of:=RAND()*10^9" office:value-type="float" office:value="757760475.160875" calcext:value-type="float">
            <text:p>757760475.160875</text:p>
          </table:table-cell>
          <table:table-cell table:formula="of:=[.F129]+[.$E129]/299702547*1000000000" office:value-type="float" office:value="757760477.370175" calcext:value-type="float">
            <text:p>757760477.370175</text:p>
          </table:table-cell>
          <table:table-cell table:formula="of:=RAND()*10^9" office:value-type="float" office:value="866492764.263326" calcext:value-type="float">
            <text:p>866492764.263326</text:p>
          </table:table-cell>
          <table:table-cell table:formula="of:=[.H129]+[.E129]/299702547*1000000000" office:value-type="float" office:value="866492766.472627" calcext:value-type="float">
            <text:p>866492766.472627</text:p>
          </table:table-cell>
          <table:table-cell table:formula="of:=RAND()*10^9" office:value-type="float" office:value="178453618.617528" calcext:value-type="float">
            <text:p>178453618.617528</text:p>
          </table:table-cell>
          <table:table-cell table:formula="of:=[.J129]+[.E129]/299702547*1000000000" office:value-type="float" office:value="178453620.826829" calcext:value-type="float">
            <text:p>178453620.826829</text:p>
          </table:table-cell>
        </table:table-row>
        <table:table-row table:style-name="ro1">
          <table:table-cell table:number-columns-repeated="3"/>
          <table:table-cell table:formula="of:=[.D129]+1000000" office:value-type="float" office:value="140057872.221266" calcext:value-type="float">
            <text:p>140057872.221266</text:p>
          </table:table-cell>
          <table:table-cell table:formula="of:=[.$E$83]+RAND()/100" office:value-type="float" office:value="0.657849101854907" calcext:value-type="float">
            <text:p>0.657849101854907</text:p>
          </table:table-cell>
          <table:table-cell table:formula="of:=RAND()*10^9" office:value-type="float" office:value="216254447.500889" calcext:value-type="float">
            <text:p>216254447.500889</text:p>
          </table:table-cell>
          <table:table-cell table:formula="of:=[.F130]+[.$E130]/299702547*1000000000" office:value-type="float" office:value="216254449.695896" calcext:value-type="float">
            <text:p>216254449.695896</text:p>
          </table:table-cell>
          <table:table-cell table:formula="of:=RAND()*10^9" office:value-type="float" office:value="266665435.861185" calcext:value-type="float">
            <text:p>266665435.861185</text:p>
          </table:table-cell>
          <table:table-cell table:formula="of:=[.H130]+[.E130]/299702547*1000000000" office:value-type="float" office:value="266665438.056191" calcext:value-type="float">
            <text:p>266665438.056191</text:p>
          </table:table-cell>
          <table:table-cell table:formula="of:=RAND()*10^9" office:value-type="float" office:value="880024674.497799" calcext:value-type="float">
            <text:p>880024674.497799</text:p>
          </table:table-cell>
          <table:table-cell table:formula="of:=[.J130]+[.E130]/299702547*1000000000" office:value-type="float" office:value="880024676.692806" calcext:value-type="float">
            <text:p>880024676.692806</text:p>
          </table:table-cell>
        </table:table-row>
        <table:table-row table:style-name="ro1">
          <table:table-cell table:number-columns-repeated="3"/>
          <table:table-cell table:formula="of:=[.D130]+1000000" office:value-type="float" office:value="141057872.221266" calcext:value-type="float">
            <text:p>141057872.221266</text:p>
          </table:table-cell>
          <table:table-cell table:formula="of:=[.$E$83]+RAND()/100" office:value-type="float" office:value="0.657657015956367" calcext:value-type="float">
            <text:p>0.657657015956367</text:p>
          </table:table-cell>
          <table:table-cell table:formula="of:=RAND()*10^9" office:value-type="float" office:value="823241026.555589" calcext:value-type="float">
            <text:p>823241026.555589</text:p>
          </table:table-cell>
          <table:table-cell table:formula="of:=[.F131]+[.$E131]/299702547*1000000000" office:value-type="float" office:value="823241028.749955" calcext:value-type="float">
            <text:p>823241028.749955</text:p>
          </table:table-cell>
          <table:table-cell table:formula="of:=RAND()*10^9" office:value-type="float" office:value="186844968.669281" calcext:value-type="float">
            <text:p>186844968.669281</text:p>
          </table:table-cell>
          <table:table-cell table:formula="of:=[.H131]+[.E131]/299702547*1000000000" office:value-type="float" office:value="186844970.863647" calcext:value-type="float">
            <text:p>186844970.863647</text:p>
          </table:table-cell>
          <table:table-cell table:formula="of:=RAND()*10^9" office:value-type="float" office:value="198247230.968938" calcext:value-type="float">
            <text:p>198247230.968938</text:p>
          </table:table-cell>
          <table:table-cell table:formula="of:=[.J131]+[.E131]/299702547*1000000000" office:value-type="float" office:value="198247233.163304" calcext:value-type="float">
            <text:p>198247233.163304</text:p>
          </table:table-cell>
        </table:table-row>
        <table:table-row table:style-name="ro1">
          <table:table-cell table:number-columns-repeated="3"/>
          <table:table-cell table:formula="of:=[.D131]+1000000" office:value-type="float" office:value="142057872.221266" calcext:value-type="float">
            <text:p>142057872.221266</text:p>
          </table:table-cell>
          <table:table-cell table:formula="of:=[.$E$83]+RAND()/100" office:value-type="float" office:value="0.656589220519111" calcext:value-type="float">
            <text:p>0.656589220519111</text:p>
          </table:table-cell>
          <table:table-cell table:formula="of:=RAND()*10^9" office:value-type="float" office:value="790958166.391851" calcext:value-type="float">
            <text:p>790958166.391851</text:p>
          </table:table-cell>
          <table:table-cell table:formula="of:=[.F132]+[.$E132]/299702547*1000000000" office:value-type="float" office:value="790958168.582654" calcext:value-type="float">
            <text:p>790958168.582654</text:p>
          </table:table-cell>
          <table:table-cell table:formula="of:=RAND()*10^9" office:value-type="float" office:value="906406540.625104" calcext:value-type="float">
            <text:p>906406540.625104</text:p>
          </table:table-cell>
          <table:table-cell table:formula="of:=[.H132]+[.E132]/299702547*1000000000" office:value-type="float" office:value="906406542.815907" calcext:value-type="float">
            <text:p>906406542.815907</text:p>
          </table:table-cell>
          <table:table-cell table:formula="of:=RAND()*10^9" office:value-type="float" office:value="619958176.992801" calcext:value-type="float">
            <text:p>619958176.992801</text:p>
          </table:table-cell>
          <table:table-cell table:formula="of:=[.J132]+[.E132]/299702547*1000000000" office:value-type="float" office:value="619958179.183604" calcext:value-type="float">
            <text:p>619958179.183604</text:p>
          </table:table-cell>
        </table:table-row>
        <table:table-row table:style-name="ro1">
          <table:table-cell table:number-columns-repeated="3"/>
          <table:table-cell table:formula="of:=[.D132]+1000000" office:value-type="float" office:value="143057872.221266" calcext:value-type="float">
            <text:p>143057872.221266</text:p>
          </table:table-cell>
          <table:table-cell table:formula="of:=[.$E$83]+RAND()/100" office:value-type="float" office:value="0.66186835607471" calcext:value-type="float">
            <text:p>0.66186835607471</text:p>
          </table:table-cell>
          <table:table-cell table:formula="of:=RAND()*10^9" office:value-type="float" office:value="341769754.272522" calcext:value-type="float">
            <text:p>341769754.272522</text:p>
          </table:table-cell>
          <table:table-cell table:formula="of:=[.F133]+[.$E133]/299702547*1000000000" office:value-type="float" office:value="341769756.48094" calcext:value-type="float">
            <text:p>341769756.48094</text:p>
          </table:table-cell>
          <table:table-cell table:formula="of:=RAND()*10^9" office:value-type="float" office:value="361439291.485025" calcext:value-type="float">
            <text:p>361439291.485025</text:p>
          </table:table-cell>
          <table:table-cell table:formula="of:=[.H133]+[.E133]/299702547*1000000000" office:value-type="float" office:value="361439293.693443" calcext:value-type="float">
            <text:p>361439293.693443</text:p>
          </table:table-cell>
          <table:table-cell table:formula="of:=RAND()*10^9" office:value-type="float" office:value="721657809.20311" calcext:value-type="float">
            <text:p>721657809.20311</text:p>
          </table:table-cell>
          <table:table-cell table:formula="of:=[.J133]+[.E133]/299702547*1000000000" office:value-type="float" office:value="721657811.411527" calcext:value-type="float">
            <text:p>721657811.411527</text:p>
          </table:table-cell>
        </table:table-row>
        <table:table-row table:style-name="ro1">
          <table:table-cell table:number-columns-repeated="3"/>
          <table:table-cell table:formula="of:=[.D133]+1000000" office:value-type="float" office:value="144057872.221266" calcext:value-type="float">
            <text:p>144057872.221266</text:p>
          </table:table-cell>
          <table:table-cell table:formula="of:=[.$E$83]+RAND()/100" office:value-type="float" office:value="0.661415190326407" calcext:value-type="float">
            <text:p>0.661415190326407</text:p>
          </table:table-cell>
          <table:table-cell table:formula="of:=RAND()*10^9" office:value-type="float" office:value="935388604.438372" calcext:value-type="float">
            <text:p>935388604.438372</text:p>
          </table:table-cell>
          <table:table-cell table:formula="of:=[.F134]+[.$E134]/299702547*1000000000" office:value-type="float" office:value="935388606.645278" calcext:value-type="float">
            <text:p>935388606.645278</text:p>
          </table:table-cell>
          <table:table-cell table:formula="of:=RAND()*10^9" office:value-type="float" office:value="602084440.716425" calcext:value-type="float">
            <text:p>602084440.716425</text:p>
          </table:table-cell>
          <table:table-cell table:formula="of:=[.H134]+[.E134]/299702547*1000000000" office:value-type="float" office:value="602084442.923331" calcext:value-type="float">
            <text:p>602084442.923331</text:p>
          </table:table-cell>
          <table:table-cell table:formula="of:=RAND()*10^9" office:value-type="float" office:value="532755690.695279" calcext:value-type="float">
            <text:p>532755690.695279</text:p>
          </table:table-cell>
          <table:table-cell table:formula="of:=[.J134]+[.E134]/299702547*1000000000" office:value-type="float" office:value="532755692.902184" calcext:value-type="float">
            <text:p>532755692.902184</text:p>
          </table:table-cell>
        </table:table-row>
        <table:table-row table:style-name="ro1">
          <table:table-cell table:number-columns-repeated="3"/>
          <table:table-cell table:formula="of:=[.D134]+1000000" office:value-type="float" office:value="145057872.221266" calcext:value-type="float">
            <text:p>145057872.221266</text:p>
          </table:table-cell>
          <table:table-cell table:formula="of:=[.$E$83]+RAND()/100" office:value-type="float" office:value="0.653961748025451" calcext:value-type="float">
            <text:p>0.653961748025451</text:p>
          </table:table-cell>
          <table:table-cell table:formula="of:=RAND()*10^9" office:value-type="float" office:value="161597357.52795" calcext:value-type="float">
            <text:p>161597357.52795</text:p>
          </table:table-cell>
          <table:table-cell table:formula="of:=[.F135]+[.$E135]/299702547*1000000000" office:value-type="float" office:value="161597359.709986" calcext:value-type="float">
            <text:p>161597359.709986</text:p>
          </table:table-cell>
          <table:table-cell table:formula="of:=RAND()*10^9" office:value-type="float" office:value="482181131.191236" calcext:value-type="float">
            <text:p>482181131.191236</text:p>
          </table:table-cell>
          <table:table-cell table:formula="of:=[.H135]+[.E135]/299702547*1000000000" office:value-type="float" office:value="482181133.373272" calcext:value-type="float">
            <text:p>482181133.373272</text:p>
          </table:table-cell>
          <table:table-cell table:formula="of:=RAND()*10^9" office:value-type="float" office:value="646387460.408739" calcext:value-type="float">
            <text:p>646387460.408739</text:p>
          </table:table-cell>
          <table:table-cell table:formula="of:=[.J135]+[.E135]/299702547*1000000000" office:value-type="float" office:value="646387462.590775" calcext:value-type="float">
            <text:p>646387462.590775</text:p>
          </table:table-cell>
        </table:table-row>
        <table:table-row table:style-name="ro1">
          <table:table-cell table:number-columns-repeated="3"/>
          <table:table-cell table:formula="of:=[.D135]+1000000" office:value-type="float" office:value="146057872.221266" calcext:value-type="float">
            <text:p>146057872.221266</text:p>
          </table:table-cell>
          <table:table-cell table:formula="of:=[.$E$83]+RAND()/100" office:value-type="float" office:value="0.657292176760909" calcext:value-type="float">
            <text:p>0.657292176760909</text:p>
          </table:table-cell>
          <table:table-cell table:formula="of:=RAND()*10^9" office:value-type="float" office:value="775176154.699261" calcext:value-type="float">
            <text:p>775176154.699261</text:p>
          </table:table-cell>
          <table:table-cell table:formula="of:=[.F136]+[.$E136]/299702547*1000000000" office:value-type="float" office:value="775176156.892409" calcext:value-type="float">
            <text:p>775176156.892409</text:p>
          </table:table-cell>
          <table:table-cell table:formula="of:=RAND()*10^9" office:value-type="float" office:value="18465657.0303614" calcext:value-type="float">
            <text:p>18465657.0303614</text:p>
          </table:table-cell>
          <table:table-cell table:formula="of:=[.H136]+[.E136]/299702547*1000000000" office:value-type="float" office:value="18465659.2235099" calcext:value-type="float">
            <text:p>18465659.2235099</text:p>
          </table:table-cell>
          <table:table-cell table:formula="of:=RAND()*10^9" office:value-type="float" office:value="529040404.714446" calcext:value-type="float">
            <text:p>529040404.714446</text:p>
          </table:table-cell>
          <table:table-cell table:formula="of:=[.J136]+[.E136]/299702547*1000000000" office:value-type="float" office:value="529040406.907594" calcext:value-type="float">
            <text:p>529040406.907594</text:p>
          </table:table-cell>
        </table:table-row>
        <table:table-row table:style-name="ro1">
          <table:table-cell table:number-columns-repeated="3"/>
          <table:table-cell table:formula="of:=[.D136]+1000000" office:value-type="float" office:value="147057872.221266" calcext:value-type="float">
            <text:p>147057872.221266</text:p>
          </table:table-cell>
          <table:table-cell table:formula="of:=[.$E$83]+RAND()/100" office:value-type="float" office:value="0.654605957777994" calcext:value-type="float">
            <text:p>0.654605957777994</text:p>
          </table:table-cell>
          <table:table-cell table:formula="of:=RAND()*10^9" office:value-type="float" office:value="780637963.664063" calcext:value-type="float">
            <text:p>780637963.664063</text:p>
          </table:table-cell>
          <table:table-cell table:formula="of:=[.F137]+[.$E137]/299702547*1000000000" office:value-type="float" office:value="780637965.848248" calcext:value-type="float">
            <text:p>780637965.848248</text:p>
          </table:table-cell>
          <table:table-cell table:formula="of:=RAND()*10^9" office:value-type="float" office:value="472645456.741325" calcext:value-type="float">
            <text:p>472645456.741325</text:p>
          </table:table-cell>
          <table:table-cell table:formula="of:=[.H137]+[.E137]/299702547*1000000000" office:value-type="float" office:value="472645458.92551" calcext:value-type="float">
            <text:p>472645458.92551</text:p>
          </table:table-cell>
          <table:table-cell table:formula="of:=RAND()*10^9" office:value-type="float" office:value="998385633.852499" calcext:value-type="float">
            <text:p>998385633.852499</text:p>
          </table:table-cell>
          <table:table-cell table:formula="of:=[.J137]+[.E137]/299702547*1000000000" office:value-type="float" office:value="998385636.036685" calcext:value-type="float">
            <text:p>998385636.036685</text:p>
          </table:table-cell>
        </table:table-row>
        <table:table-row table:style-name="ro1">
          <table:table-cell table:number-columns-repeated="3"/>
          <table:table-cell table:formula="of:=[.D137]+1000000" office:value-type="float" office:value="148057872.221266" calcext:value-type="float">
            <text:p>148057872.221266</text:p>
          </table:table-cell>
          <table:table-cell table:formula="of:=[.$E$83]+RAND()/100" office:value-type="float" office:value="0.654023033042127" calcext:value-type="float">
            <text:p>0.654023033042127</text:p>
          </table:table-cell>
          <table:table-cell table:formula="of:=RAND()*10^9" office:value-type="float" office:value="854804581.792042" calcext:value-type="float">
            <text:p>854804581.792042</text:p>
          </table:table-cell>
          <table:table-cell table:formula="of:=[.F138]+[.$E138]/299702547*1000000000" office:value-type="float" office:value="854804583.974283" calcext:value-type="float">
            <text:p>854804583.974283</text:p>
          </table:table-cell>
          <table:table-cell table:formula="of:=RAND()*10^9" office:value-type="float" office:value="110216263.991269" calcext:value-type="float">
            <text:p>110216263.991269</text:p>
          </table:table-cell>
          <table:table-cell table:formula="of:=[.H138]+[.E138]/299702547*1000000000" office:value-type="float" office:value="110216266.17351" calcext:value-type="float">
            <text:p>110216266.17351</text:p>
          </table:table-cell>
          <table:table-cell table:formula="of:=RAND()*10^9" office:value-type="float" office:value="998575693.578921" calcext:value-type="float">
            <text:p>998575693.578921</text:p>
          </table:table-cell>
          <table:table-cell table:formula="of:=[.J138]+[.E138]/299702547*1000000000" office:value-type="float" office:value="998575695.761161" calcext:value-type="float">
            <text:p>998575695.761161</text:p>
          </table:table-cell>
        </table:table-row>
        <table:table-row table:style-name="ro1">
          <table:table-cell table:number-columns-repeated="3"/>
          <table:table-cell table:formula="of:=[.D138]+1000000" office:value-type="float" office:value="149057872.221266" calcext:value-type="float">
            <text:p>149057872.221266</text:p>
          </table:table-cell>
          <table:table-cell table:formula="of:=[.$E$83]+RAND()/100" office:value-type="float" office:value="0.660308679055657" calcext:value-type="float">
            <text:p>0.660308679055657</text:p>
          </table:table-cell>
          <table:table-cell table:formula="of:=RAND()*10^9" office:value-type="float" office:value="312586704.359211" calcext:value-type="float">
            <text:p>312586704.359211</text:p>
          </table:table-cell>
          <table:table-cell table:formula="of:=[.F139]+[.$E139]/299702547*1000000000" office:value-type="float" office:value="312586706.562424" calcext:value-type="float">
            <text:p>312586706.562424</text:p>
          </table:table-cell>
          <table:table-cell table:formula="of:=RAND()*10^9" office:value-type="float" office:value="991723483.984879" calcext:value-type="float">
            <text:p>991723483.984879</text:p>
          </table:table-cell>
          <table:table-cell table:formula="of:=[.H139]+[.E139]/299702547*1000000000" office:value-type="float" office:value="991723486.188092" calcext:value-type="float">
            <text:p>991723486.188092</text:p>
          </table:table-cell>
          <table:table-cell table:formula="of:=RAND()*10^9" office:value-type="float" office:value="962856131.365654" calcext:value-type="float">
            <text:p>962856131.365654</text:p>
          </table:table-cell>
          <table:table-cell table:formula="of:=[.J139]+[.E139]/299702547*1000000000" office:value-type="float" office:value="962856133.568867" calcext:value-type="float">
            <text:p>962856133.568867</text:p>
          </table:table-cell>
        </table:table-row>
        <table:table-row table:style-name="ro1">
          <table:table-cell table:number-columns-repeated="3"/>
          <table:table-cell table:formula="of:=[.D139]+1000000" office:value-type="float" office:value="150057872.221266" calcext:value-type="float">
            <text:p>150057872.221266</text:p>
          </table:table-cell>
          <table:table-cell table:formula="of:=[.$E$83]+RAND()/100" office:value-type="float" office:value="0.655975173863288" calcext:value-type="float">
            <text:p>0.655975173863288</text:p>
          </table:table-cell>
          <table:table-cell table:formula="of:=RAND()*10^9" office:value-type="float" office:value="151202887.709234" calcext:value-type="float">
            <text:p>151202887.709234</text:p>
          </table:table-cell>
          <table:table-cell table:formula="of:=[.F140]+[.$E140]/299702547*1000000000" office:value-type="float" office:value="151202889.897988" calcext:value-type="float">
            <text:p>151202889.897988</text:p>
          </table:table-cell>
          <table:table-cell table:formula="of:=RAND()*10^9" office:value-type="float" office:value="564831259.526761" calcext:value-type="float">
            <text:p>564831259.526761</text:p>
          </table:table-cell>
          <table:table-cell table:formula="of:=[.H140]+[.E140]/299702547*1000000000" office:value-type="float" office:value="564831261.715516" calcext:value-type="float">
            <text:p>564831261.715516</text:p>
          </table:table-cell>
          <table:table-cell table:formula="of:=RAND()*10^9" office:value-type="float" office:value="293150453.746674" calcext:value-type="float">
            <text:p>293150453.746674</text:p>
          </table:table-cell>
          <table:table-cell table:formula="of:=[.J140]+[.E140]/299702547*1000000000" office:value-type="float" office:value="293150455.935428" calcext:value-type="float">
            <text:p>293150455.935428</text:p>
          </table:table-cell>
        </table:table-row>
        <table:table-row table:style-name="ro1">
          <table:table-cell table:number-columns-repeated="3"/>
          <table:table-cell table:formula="of:=[.D140]+1000000" office:value-type="float" office:value="151057872.221266" calcext:value-type="float">
            <text:p>151057872.221266</text:p>
          </table:table-cell>
          <table:table-cell table:formula="of:=[.$E$83]+RAND()/100" office:value-type="float" office:value="0.657401056087857" calcext:value-type="float">
            <text:p>0.657401056087857</text:p>
          </table:table-cell>
          <table:table-cell table:formula="of:=RAND()*10^9" office:value-type="float" office:value="94119495.8242071" calcext:value-type="float">
            <text:p>94119495.8242071</text:p>
          </table:table-cell>
          <table:table-cell table:formula="of:=[.F141]+[.$E141]/299702547*1000000000" office:value-type="float" office:value="94119498.0177189" calcext:value-type="float">
            <text:p>94119498.0177189</text:p>
          </table:table-cell>
          <table:table-cell table:formula="of:=RAND()*10^9" office:value-type="float" office:value="465960244.888306" calcext:value-type="float">
            <text:p>465960244.888306</text:p>
          </table:table-cell>
          <table:table-cell table:formula="of:=[.H141]+[.E141]/299702547*1000000000" office:value-type="float" office:value="465960247.081818" calcext:value-type="float">
            <text:p>465960247.081818</text:p>
          </table:table-cell>
          <table:table-cell table:formula="of:=RAND()*10^9" office:value-type="float" office:value="313440122.616085" calcext:value-type="float">
            <text:p>313440122.616085</text:p>
          </table:table-cell>
          <table:table-cell table:formula="of:=[.J141]+[.E141]/299702547*1000000000" office:value-type="float" office:value="313440124.809597" calcext:value-type="float">
            <text:p>313440124.809597</text:p>
          </table:table-cell>
        </table:table-row>
        <table:table-row table:style-name="ro1">
          <table:table-cell table:number-columns-repeated="3"/>
          <table:table-cell table:formula="of:=[.D141]+1000000" office:value-type="float" office:value="152057872.221266" calcext:value-type="float">
            <text:p>152057872.221266</text:p>
          </table:table-cell>
          <table:table-cell table:formula="of:=[.$E$83]+RAND()/100" office:value-type="float" office:value="0.660624837658691" calcext:value-type="float">
            <text:p>0.660624837658691</text:p>
          </table:table-cell>
          <table:table-cell table:formula="of:=RAND()*10^9" office:value-type="float" office:value="501579710.260907" calcext:value-type="float">
            <text:p>501579710.260907</text:p>
          </table:table-cell>
          <table:table-cell table:formula="of:=[.F142]+[.$E142]/299702547*1000000000" office:value-type="float" office:value="501579712.465176" calcext:value-type="float">
            <text:p>501579712.465176</text:p>
          </table:table-cell>
          <table:table-cell table:formula="of:=RAND()*10^9" office:value-type="float" office:value="388964838.132588" calcext:value-type="float">
            <text:p>388964838.132588</text:p>
          </table:table-cell>
          <table:table-cell table:formula="of:=[.H142]+[.E142]/299702547*1000000000" office:value-type="float" office:value="388964840.336857" calcext:value-type="float">
            <text:p>388964840.336857</text:p>
          </table:table-cell>
          <table:table-cell table:formula="of:=RAND()*10^9" office:value-type="float" office:value="760528716.871542" calcext:value-type="float">
            <text:p>760528716.871542</text:p>
          </table:table-cell>
          <table:table-cell table:formula="of:=[.J142]+[.E142]/299702547*1000000000" office:value-type="float" office:value="760528719.075811" calcext:value-type="float">
            <text:p>760528719.075811</text:p>
          </table:table-cell>
        </table:table-row>
        <table:table-row table:style-name="ro1">
          <table:table-cell table:number-columns-repeated="3"/>
          <table:table-cell table:formula="of:=[.D142]+1000000" office:value-type="float" office:value="153057872.221266" calcext:value-type="float">
            <text:p>153057872.221266</text:p>
          </table:table-cell>
          <table:table-cell table:formula="of:=[.$E$83]+RAND()/100" office:value-type="float" office:value="0.659894546805638" calcext:value-type="float">
            <text:p>0.659894546805638</text:p>
          </table:table-cell>
          <table:table-cell table:formula="of:=RAND()*10^9" office:value-type="float" office:value="219212871.330972" calcext:value-type="float">
            <text:p>219212871.330972</text:p>
          </table:table-cell>
          <table:table-cell table:formula="of:=[.F143]+[.$E143]/299702547*1000000000" office:value-type="float" office:value="219212873.532804" calcext:value-type="float">
            <text:p>219212873.532804</text:p>
          </table:table-cell>
          <table:table-cell table:formula="of:=RAND()*10^9" office:value-type="float" office:value="194018930.976347" calcext:value-type="float">
            <text:p>194018930.976347</text:p>
          </table:table-cell>
          <table:table-cell table:formula="of:=[.H143]+[.E143]/299702547*1000000000" office:value-type="float" office:value="194018933.178179" calcext:value-type="float">
            <text:p>194018933.178179</text:p>
          </table:table-cell>
          <table:table-cell table:formula="of:=RAND()*10^9" office:value-type="float" office:value="906426620.081993" calcext:value-type="float">
            <text:p>906426620.081993</text:p>
          </table:table-cell>
          <table:table-cell table:formula="of:=[.J143]+[.E143]/299702547*1000000000" office:value-type="float" office:value="906426622.283825" calcext:value-type="float">
            <text:p>906426622.283825</text:p>
          </table:table-cell>
        </table:table-row>
        <table:table-row table:style-name="ro1">
          <table:table-cell table:number-columns-repeated="3"/>
          <table:table-cell table:formula="of:=[.D143]+1000000" office:value-type="float" office:value="154057872.221266" calcext:value-type="float">
            <text:p>154057872.221266</text:p>
          </table:table-cell>
          <table:table-cell table:formula="of:=[.$E$83]+RAND()/100" office:value-type="float" office:value="0.65550346475172" calcext:value-type="float">
            <text:p>0.65550346475172</text:p>
          </table:table-cell>
          <table:table-cell table:formula="of:=RAND()*10^9" office:value-type="float" office:value="377374486.683523" calcext:value-type="float">
            <text:p>377374486.683523</text:p>
          </table:table-cell>
          <table:table-cell table:formula="of:=[.F144]+[.$E144]/299702547*1000000000" office:value-type="float" office:value="377374488.870703" calcext:value-type="float">
            <text:p>377374488.870703</text:p>
          </table:table-cell>
          <table:table-cell table:formula="of:=RAND()*10^9" office:value-type="float" office:value="151682731.217972" calcext:value-type="float">
            <text:p>151682731.217972</text:p>
          </table:table-cell>
          <table:table-cell table:formula="of:=[.H144]+[.E144]/299702547*1000000000" office:value-type="float" office:value="151682733.405152" calcext:value-type="float">
            <text:p>151682733.405152</text:p>
          </table:table-cell>
          <table:table-cell table:formula="of:=RAND()*10^9" office:value-type="float" office:value="772609791.104257" calcext:value-type="float">
            <text:p>772609791.104257</text:p>
          </table:table-cell>
          <table:table-cell table:formula="of:=[.J144]+[.E144]/299702547*1000000000" office:value-type="float" office:value="772609793.291438" calcext:value-type="float">
            <text:p>772609793.291438</text:p>
          </table:table-cell>
        </table:table-row>
        <table:table-row table:style-name="ro1">
          <table:table-cell table:number-columns-repeated="3"/>
          <table:table-cell table:formula="of:=[.D144]+1000000" office:value-type="float" office:value="155057872.221266" calcext:value-type="float">
            <text:p>155057872.221266</text:p>
          </table:table-cell>
          <table:table-cell table:formula="of:=[.$E$83]+RAND()/100" office:value-type="float" office:value="0.659807809312101" calcext:value-type="float">
            <text:p>0.659807809312101</text:p>
          </table:table-cell>
          <table:table-cell table:formula="of:=RAND()*10^9" office:value-type="float" office:value="885804068.361629" calcext:value-type="float">
            <text:p>885804068.361629</text:p>
          </table:table-cell>
          <table:table-cell table:formula="of:=[.F145]+[.$E145]/299702547*1000000000" office:value-type="float" office:value="885804070.563171" calcext:value-type="float">
            <text:p>885804070.563171</text:p>
          </table:table-cell>
          <table:table-cell table:formula="of:=RAND()*10^9" office:value-type="float" office:value="896018828.075181" calcext:value-type="float">
            <text:p>896018828.075181</text:p>
          </table:table-cell>
          <table:table-cell table:formula="of:=[.H145]+[.E145]/299702547*1000000000" office:value-type="float" office:value="896018830.276723" calcext:value-type="float">
            <text:p>896018830.276723</text:p>
          </table:table-cell>
          <table:table-cell table:formula="of:=RAND()*10^9" office:value-type="float" office:value="69771241.7009038" calcext:value-type="float">
            <text:p>69771241.7009038</text:p>
          </table:table-cell>
          <table:table-cell table:formula="of:=[.J145]+[.E145]/299702547*1000000000" office:value-type="float" office:value="69771243.902446" calcext:value-type="float">
            <text:p>69771243.902446</text:p>
          </table:table-cell>
        </table:table-row>
        <table:table-row table:style-name="ro1">
          <table:table-cell table:number-columns-repeated="3"/>
          <table:table-cell table:formula="of:=[.D145]+1000000" office:value-type="float" office:value="156057872.221266" calcext:value-type="float">
            <text:p>156057872.221266</text:p>
          </table:table-cell>
          <table:table-cell table:formula="of:=[.$E$83]+RAND()/100" office:value-type="float" office:value="0.658428541301749" calcext:value-type="float">
            <text:p>0.658428541301749</text:p>
          </table:table-cell>
          <table:table-cell table:formula="of:=RAND()*10^9" office:value-type="float" office:value="580387514.250923" calcext:value-type="float">
            <text:p>580387514.250923</text:p>
          </table:table-cell>
          <table:table-cell table:formula="of:=[.F146]+[.$E146]/299702547*1000000000" office:value-type="float" office:value="580387516.447863" calcext:value-type="float">
            <text:p>580387516.447863</text:p>
          </table:table-cell>
          <table:table-cell table:formula="of:=RAND()*10^9" office:value-type="float" office:value="312044853.190868" calcext:value-type="float">
            <text:p>312044853.190868</text:p>
          </table:table-cell>
          <table:table-cell table:formula="of:=[.H146]+[.E146]/299702547*1000000000" office:value-type="float" office:value="312044855.387808" calcext:value-type="float">
            <text:p>312044855.387808</text:p>
          </table:table-cell>
          <table:table-cell table:formula="of:=RAND()*10^9" office:value-type="float" office:value="638092028.019699" calcext:value-type="float">
            <text:p>638092028.019699</text:p>
          </table:table-cell>
          <table:table-cell table:formula="of:=[.J146]+[.E146]/299702547*1000000000" office:value-type="float" office:value="638092030.216639" calcext:value-type="float">
            <text:p>638092030.216639</text:p>
          </table:table-cell>
        </table:table-row>
        <table:table-row table:style-name="ro1">
          <table:table-cell table:number-columns-repeated="3"/>
          <table:table-cell table:formula="of:=[.D146]+1000000" office:value-type="float" office:value="157057872.221266" calcext:value-type="float">
            <text:p>157057872.221266</text:p>
          </table:table-cell>
          <table:table-cell table:formula="of:=[.$E$83]+RAND()/100" office:value-type="float" office:value="0.65579495872812" calcext:value-type="float">
            <text:p>0.65579495872812</text:p>
          </table:table-cell>
          <table:table-cell table:formula="of:=RAND()*10^9" office:value-type="float" office:value="266363963.879653" calcext:value-type="float">
            <text:p>266363963.879653</text:p>
          </table:table-cell>
          <table:table-cell table:formula="of:=[.F147]+[.$E147]/299702547*1000000000" office:value-type="float" office:value="266363966.067806" calcext:value-type="float">
            <text:p>266363966.067806</text:p>
          </table:table-cell>
          <table:table-cell table:formula="of:=RAND()*10^9" office:value-type="float" office:value="976435765.600276" calcext:value-type="float">
            <text:p>976435765.600276</text:p>
          </table:table-cell>
          <table:table-cell table:formula="of:=[.H147]+[.E147]/299702547*1000000000" office:value-type="float" office:value="976435767.788429" calcext:value-type="float">
            <text:p>976435767.788429</text:p>
          </table:table-cell>
          <table:table-cell table:formula="of:=RAND()*10^9" office:value-type="float" office:value="386756903.241485" calcext:value-type="float">
            <text:p>386756903.241485</text:p>
          </table:table-cell>
          <table:table-cell table:formula="of:=[.J147]+[.E147]/299702547*1000000000" office:value-type="float" office:value="386756905.429638" calcext:value-type="float">
            <text:p>386756905.429638</text:p>
          </table:table-cell>
        </table:table-row>
        <table:table-row table:style-name="ro1">
          <table:table-cell table:number-columns-repeated="3"/>
          <table:table-cell table:formula="of:=[.D147]+1000000" office:value-type="float" office:value="158057872.221266" calcext:value-type="float">
            <text:p>158057872.221266</text:p>
          </table:table-cell>
          <table:table-cell table:formula="of:=[.$E$83]+RAND()/100" office:value-type="float" office:value="0.660933119352653" calcext:value-type="float">
            <text:p>0.660933119352653</text:p>
          </table:table-cell>
          <table:table-cell table:formula="of:=RAND()*10^9" office:value-type="float" office:value="749359986.226715" calcext:value-type="float">
            <text:p>749359986.226715</text:p>
          </table:table-cell>
          <table:table-cell table:formula="of:=[.F148]+[.$E148]/299702547*1000000000" office:value-type="float" office:value="749359988.432012" calcext:value-type="float">
            <text:p>749359988.432012</text:p>
          </table:table-cell>
          <table:table-cell table:formula="of:=RAND()*10^9" office:value-type="float" office:value="43295136.3241626" calcext:value-type="float">
            <text:p>43295136.3241626</text:p>
          </table:table-cell>
          <table:table-cell table:formula="of:=[.H148]+[.E148]/299702547*1000000000" office:value-type="float" office:value="43295138.5294596" calcext:value-type="float">
            <text:p>43295138.5294596</text:p>
          </table:table-cell>
          <table:table-cell table:formula="of:=RAND()*10^9" office:value-type="float" office:value="301266118.0708" calcext:value-type="float">
            <text:p>301266118.0708</text:p>
          </table:table-cell>
          <table:table-cell table:formula="of:=[.J148]+[.E148]/299702547*1000000000" office:value-type="float" office:value="301266120.276097" calcext:value-type="float">
            <text:p>301266120.276097</text:p>
          </table:table-cell>
        </table:table-row>
        <table:table-row table:style-name="ro1">
          <table:table-cell table:number-columns-repeated="3"/>
          <table:table-cell table:formula="of:=[.D148]+1000000" office:value-type="float" office:value="159057872.221266" calcext:value-type="float">
            <text:p>159057872.221266</text:p>
          </table:table-cell>
          <table:table-cell table:formula="of:=[.$E$83]+RAND()/100" office:value-type="float" office:value="0.657767535649245" calcext:value-type="float">
            <text:p>0.657767535649245</text:p>
          </table:table-cell>
          <table:table-cell table:formula="of:=RAND()*10^9" office:value-type="float" office:value="702182174.00936" calcext:value-type="float">
            <text:p>702182174.00936</text:p>
          </table:table-cell>
          <table:table-cell table:formula="of:=[.F149]+[.$E149]/299702547*1000000000" office:value-type="float" office:value="702182176.204094" calcext:value-type="float">
            <text:p>702182176.204094</text:p>
          </table:table-cell>
          <table:table-cell table:formula="of:=RAND()*10^9" office:value-type="float" office:value="682235094.331917" calcext:value-type="float">
            <text:p>682235094.331917</text:p>
          </table:table-cell>
          <table:table-cell table:formula="of:=[.H149]+[.E149]/299702547*1000000000" office:value-type="float" office:value="682235096.526652" calcext:value-type="float">
            <text:p>682235096.526652</text:p>
          </table:table-cell>
          <table:table-cell table:formula="of:=RAND()*10^9" office:value-type="float" office:value="180701813.612051" calcext:value-type="float">
            <text:p>180701813.612051</text:p>
          </table:table-cell>
          <table:table-cell table:formula="of:=[.J149]+[.E149]/299702547*1000000000" office:value-type="float" office:value="180701815.806786" calcext:value-type="float">
            <text:p>180701815.806786</text:p>
          </table:table-cell>
        </table:table-row>
        <table:table-row table:style-name="ro1">
          <table:table-cell table:number-columns-repeated="3"/>
          <table:table-cell table:formula="of:=[.D149]+1000000" office:value-type="float" office:value="160057872.221266" calcext:value-type="float">
            <text:p>160057872.221266</text:p>
          </table:table-cell>
          <table:table-cell table:formula="of:=[.$E$83]+RAND()/100" office:value-type="float" office:value="0.655080037230551" calcext:value-type="float">
            <text:p>0.655080037230551</text:p>
          </table:table-cell>
          <table:table-cell table:formula="of:=RAND()*10^9" office:value-type="float" office:value="705117259.317181" calcext:value-type="float">
            <text:p>705117259.317181</text:p>
          </table:table-cell>
          <table:table-cell table:formula="of:=[.F150]+[.$E150]/299702547*1000000000" office:value-type="float" office:value="705117261.502949" calcext:value-type="float">
            <text:p>705117261.502949</text:p>
          </table:table-cell>
          <table:table-cell table:formula="of:=RAND()*10^9" office:value-type="float" office:value="466818936.980242" calcext:value-type="float">
            <text:p>466818936.980242</text:p>
          </table:table-cell>
          <table:table-cell table:formula="of:=[.H150]+[.E150]/299702547*1000000000" office:value-type="float" office:value="466818939.166009" calcext:value-type="float">
            <text:p>466818939.166009</text:p>
          </table:table-cell>
          <table:table-cell table:formula="of:=RAND()*10^9" office:value-type="float" office:value="748094303.962491" calcext:value-type="float">
            <text:p>748094303.962491</text:p>
          </table:table-cell>
          <table:table-cell table:formula="of:=[.J150]+[.E150]/299702547*1000000000" office:value-type="float" office:value="748094306.148258" calcext:value-type="float">
            <text:p>748094306.148258</text:p>
          </table:table-cell>
        </table:table-row>
        <table:table-row table:style-name="ro1">
          <table:table-cell table:number-columns-repeated="3"/>
          <table:table-cell table:formula="of:=[.D150]+1000000" office:value-type="float" office:value="161057872.221266" calcext:value-type="float">
            <text:p>161057872.221266</text:p>
          </table:table-cell>
          <table:table-cell table:formula="of:=[.$E$83]+RAND()/100" office:value-type="float" office:value="0.662803470472169" calcext:value-type="float">
            <text:p>0.662803470472169</text:p>
          </table:table-cell>
          <table:table-cell table:formula="of:=RAND()*10^9" office:value-type="float" office:value="661919776.212698" calcext:value-type="float">
            <text:p>661919776.212698</text:p>
          </table:table-cell>
          <table:table-cell table:formula="of:=[.F151]+[.$E151]/299702547*1000000000" office:value-type="float" office:value="661919778.424236" calcext:value-type="float">
            <text:p>661919778.424236</text:p>
          </table:table-cell>
          <table:table-cell table:formula="of:=RAND()*10^9" office:value-type="float" office:value="729157107.798909" calcext:value-type="float">
            <text:p>729157107.798909</text:p>
          </table:table-cell>
          <table:table-cell table:formula="of:=[.H151]+[.E151]/299702547*1000000000" office:value-type="float" office:value="729157110.010446" calcext:value-type="float">
            <text:p>729157110.010446</text:p>
          </table:table-cell>
          <table:table-cell table:formula="of:=RAND()*10^9" office:value-type="float" office:value="293763989.640463" calcext:value-type="float">
            <text:p>293763989.640463</text:p>
          </table:table-cell>
          <table:table-cell table:formula="of:=[.J151]+[.E151]/299702547*1000000000" office:value-type="float" office:value="293763991.852001" calcext:value-type="float">
            <text:p>293763991.852001</text:p>
          </table:table-cell>
        </table:table-row>
        <table:table-row table:style-name="ro1">
          <table:table-cell table:number-columns-repeated="3"/>
          <table:table-cell table:formula="of:=[.D151]+1000000" office:value-type="float" office:value="162057872.221266" calcext:value-type="float">
            <text:p>162057872.221266</text:p>
          </table:table-cell>
          <table:table-cell table:formula="of:=[.$E$83]+RAND()/100" office:value-type="float" office:value="0.66233617180646" calcext:value-type="float">
            <text:p>0.66233617180646</text:p>
          </table:table-cell>
          <table:table-cell table:formula="of:=RAND()*10^9" office:value-type="float" office:value="371771845.305059" calcext:value-type="float">
            <text:p>371771845.305059</text:p>
          </table:table-cell>
          <table:table-cell table:formula="of:=[.F152]+[.$E152]/299702547*1000000000" office:value-type="float" office:value="371771847.515037" calcext:value-type="float">
            <text:p>371771847.515037</text:p>
          </table:table-cell>
          <table:table-cell table:formula="of:=RAND()*10^9" office:value-type="float" office:value="456242840.202857" calcext:value-type="float">
            <text:p>456242840.202857</text:p>
          </table:table-cell>
          <table:table-cell table:formula="of:=[.H152]+[.E152]/299702547*1000000000" office:value-type="float" office:value="456242842.412835" calcext:value-type="float">
            <text:p>456242842.412835</text:p>
          </table:table-cell>
          <table:table-cell table:formula="of:=RAND()*10^9" office:value-type="float" office:value="638484822.379181" calcext:value-type="float">
            <text:p>638484822.379181</text:p>
          </table:table-cell>
          <table:table-cell table:formula="of:=[.J152]+[.E152]/299702547*1000000000" office:value-type="float" office:value="638484824.589159" calcext:value-type="float">
            <text:p>638484824.589159</text:p>
          </table:table-cell>
        </table:table-row>
        <table:table-row table:style-name="ro1">
          <table:table-cell table:number-columns-repeated="3"/>
          <table:table-cell table:formula="of:=[.D152]+1000000" office:value-type="float" office:value="163057872.221266" calcext:value-type="float">
            <text:p>163057872.221266</text:p>
          </table:table-cell>
          <table:table-cell table:formula="of:=[.$E$83]+RAND()/100" office:value-type="float" office:value="0.661964077334084" calcext:value-type="float">
            <text:p>0.661964077334084</text:p>
          </table:table-cell>
          <table:table-cell table:formula="of:=RAND()*10^9" office:value-type="float" office:value="288927540.684326" calcext:value-type="float">
            <text:p>288927540.684326</text:p>
          </table:table-cell>
          <table:table-cell table:formula="of:=[.F153]+[.$E153]/299702547*1000000000" office:value-type="float" office:value="288927542.893063" calcext:value-type="float">
            <text:p>288927542.893063</text:p>
          </table:table-cell>
          <table:table-cell table:formula="of:=RAND()*10^9" office:value-type="float" office:value="346608865.59642" calcext:value-type="float">
            <text:p>346608865.59642</text:p>
          </table:table-cell>
          <table:table-cell table:formula="of:=[.H153]+[.E153]/299702547*1000000000" office:value-type="float" office:value="346608867.805157" calcext:value-type="float">
            <text:p>346608867.805157</text:p>
          </table:table-cell>
          <table:table-cell table:formula="of:=RAND()*10^9" office:value-type="float" office:value="224440264.86584" calcext:value-type="float">
            <text:p>224440264.86584</text:p>
          </table:table-cell>
          <table:table-cell table:formula="of:=[.J153]+[.E153]/299702547*1000000000" office:value-type="float" office:value="224440267.074577" calcext:value-type="float">
            <text:p>224440267.074577</text:p>
          </table:table-cell>
        </table:table-row>
        <table:table-row table:style-name="ro1">
          <table:table-cell table:number-columns-repeated="3"/>
          <table:table-cell table:formula="of:=[.D153]+1000000" office:value-type="float" office:value="164057872.221266" calcext:value-type="float">
            <text:p>164057872.221266</text:p>
          </table:table-cell>
          <table:table-cell table:formula="of:=[.$E$83]+RAND()/100" office:value-type="float" office:value="0.662555693856524" calcext:value-type="float">
            <text:p>0.662555693856524</text:p>
          </table:table-cell>
          <table:table-cell table:formula="of:=RAND()*10^9" office:value-type="float" office:value="558789921.855077" calcext:value-type="float">
            <text:p>558789921.855077</text:p>
          </table:table-cell>
          <table:table-cell table:formula="of:=[.F154]+[.$E154]/299702547*1000000000" office:value-type="float" office:value="558789924.065788" calcext:value-type="float">
            <text:p>558789924.065788</text:p>
          </table:table-cell>
          <table:table-cell table:formula="of:=RAND()*10^9" office:value-type="float" office:value="920021360.009829" calcext:value-type="float">
            <text:p>920021360.009829</text:p>
          </table:table-cell>
          <table:table-cell table:formula="of:=[.H154]+[.E154]/299702547*1000000000" office:value-type="float" office:value="920021362.22054" calcext:value-type="float">
            <text:p>920021362.22054</text:p>
          </table:table-cell>
          <table:table-cell table:formula="of:=RAND()*10^9" office:value-type="float" office:value="577904504.913587" calcext:value-type="float">
            <text:p>577904504.913587</text:p>
          </table:table-cell>
          <table:table-cell table:formula="of:=[.J154]+[.E154]/299702547*1000000000" office:value-type="float" office:value="577904507.124297" calcext:value-type="float">
            <text:p>577904507.124297</text:p>
          </table:table-cell>
        </table:table-row>
        <table:table-row table:style-name="ro1">
          <table:table-cell table:number-columns-repeated="3"/>
          <table:table-cell table:formula="of:=[.D154]+1000000" office:value-type="float" office:value="165057872.221266" calcext:value-type="float">
            <text:p>165057872.221266</text:p>
          </table:table-cell>
          <table:table-cell table:formula="of:=[.$E$83]+RAND()/100" office:value-type="float" office:value="0.660147435200191" calcext:value-type="float">
            <text:p>0.660147435200191</text:p>
          </table:table-cell>
          <table:table-cell table:formula="of:=RAND()*10^9" office:value-type="float" office:value="574049835.618104" calcext:value-type="float">
            <text:p>574049835.618104</text:p>
          </table:table-cell>
          <table:table-cell table:formula="of:=[.F155]+[.$E155]/299702547*1000000000" office:value-type="float" office:value="574049837.820779" calcext:value-type="float">
            <text:p>574049837.820779</text:p>
          </table:table-cell>
          <table:table-cell table:formula="of:=RAND()*10^9" office:value-type="float" office:value="163807554.939282" calcext:value-type="float">
            <text:p>163807554.939282</text:p>
          </table:table-cell>
          <table:table-cell table:formula="of:=[.H155]+[.E155]/299702547*1000000000" office:value-type="float" office:value="163807557.141958" calcext:value-type="float">
            <text:p>163807557.141958</text:p>
          </table:table-cell>
          <table:table-cell table:formula="of:=RAND()*10^9" office:value-type="float" office:value="759213736.648227" calcext:value-type="float">
            <text:p>759213736.648227</text:p>
          </table:table-cell>
          <table:table-cell table:formula="of:=[.J155]+[.E155]/299702547*1000000000" office:value-type="float" office:value="759213738.850902" calcext:value-type="float">
            <text:p>759213738.850902</text:p>
          </table:table-cell>
        </table:table-row>
        <table:table-row table:style-name="ro1">
          <table:table-cell table:number-columns-repeated="3"/>
          <table:table-cell table:formula="of:=[.D155]+1000000" office:value-type="float" office:value="166057872.221266" calcext:value-type="float">
            <text:p>166057872.221266</text:p>
          </table:table-cell>
          <table:table-cell table:formula="of:=[.$E$83]+RAND()/100" office:value-type="float" office:value="0.655445981245654" calcext:value-type="float">
            <text:p>0.655445981245654</text:p>
          </table:table-cell>
          <table:table-cell table:formula="of:=RAND()*10^9" office:value-type="float" office:value="264270991.178736" calcext:value-type="float">
            <text:p>264270991.178736</text:p>
          </table:table-cell>
          <table:table-cell table:formula="of:=[.F156]+[.$E156]/299702547*1000000000" office:value-type="float" office:value="264270993.365725" calcext:value-type="float">
            <text:p>264270993.365725</text:p>
          </table:table-cell>
          <table:table-cell table:formula="of:=RAND()*10^9" office:value-type="float" office:value="746028686.814245" calcext:value-type="float">
            <text:p>746028686.814245</text:p>
          </table:table-cell>
          <table:table-cell table:formula="of:=[.H156]+[.E156]/299702547*1000000000" office:value-type="float" office:value="746028689.001233" calcext:value-type="float">
            <text:p>746028689.001233</text:p>
          </table:table-cell>
          <table:table-cell table:formula="of:=RAND()*10^9" office:value-type="float" office:value="567821757.008159" calcext:value-type="float">
            <text:p>567821757.008159</text:p>
          </table:table-cell>
          <table:table-cell table:formula="of:=[.J156]+[.E156]/299702547*1000000000" office:value-type="float" office:value="567821759.195147" calcext:value-type="float">
            <text:p>567821759.195147</text:p>
          </table:table-cell>
        </table:table-row>
        <table:table-row table:style-name="ro1">
          <table:table-cell table:number-columns-repeated="3"/>
          <table:table-cell table:formula="of:=[.D156]+1000000" office:value-type="float" office:value="167057872.221266" calcext:value-type="float">
            <text:p>167057872.221266</text:p>
          </table:table-cell>
          <table:table-cell table:formula="of:=[.$E$83]+RAND()/100" office:value-type="float" office:value="0.658151586035624" calcext:value-type="float">
            <text:p>0.658151586035624</text:p>
          </table:table-cell>
          <table:table-cell table:formula="of:=RAND()*10^9" office:value-type="float" office:value="405640898.175028" calcext:value-type="float">
            <text:p>405640898.175028</text:p>
          </table:table-cell>
          <table:table-cell table:formula="of:=[.F157]+[.$E157]/299702547*1000000000" office:value-type="float" office:value="405640900.371044" calcext:value-type="float">
            <text:p>405640900.371044</text:p>
          </table:table-cell>
          <table:table-cell table:formula="of:=RAND()*10^9" office:value-type="float" office:value="960975098.412434" calcext:value-type="float">
            <text:p>960975098.412434</text:p>
          </table:table-cell>
          <table:table-cell table:formula="of:=[.H157]+[.E157]/299702547*1000000000" office:value-type="float" office:value="960975100.60845" calcext:value-type="float">
            <text:p>960975100.60845</text:p>
          </table:table-cell>
          <table:table-cell table:formula="of:=RAND()*10^9" office:value-type="float" office:value="669616794.190072" calcext:value-type="float">
            <text:p>669616794.190072</text:p>
          </table:table-cell>
          <table:table-cell table:formula="of:=[.J157]+[.E157]/299702547*1000000000" office:value-type="float" office:value="669616796.386088" calcext:value-type="float">
            <text:p>669616796.386088</text:p>
          </table:table-cell>
        </table:table-row>
        <table:table-row table:style-name="ro1">
          <table:table-cell table:number-columns-repeated="3"/>
          <table:table-cell table:formula="of:=[.D157]+1000000" office:value-type="float" office:value="168057872.221266" calcext:value-type="float">
            <text:p>168057872.221266</text:p>
          </table:table-cell>
          <table:table-cell table:formula="of:=[.$E$83]+RAND()/100" office:value-type="float" office:value="0.655271387984026" calcext:value-type="float">
            <text:p>0.655271387984026</text:p>
          </table:table-cell>
          <table:table-cell table:formula="of:=RAND()*10^9" office:value-type="float" office:value="516726190.488613" calcext:value-type="float">
            <text:p>516726190.488613</text:p>
          </table:table-cell>
          <table:table-cell table:formula="of:=[.F158]+[.$E158]/299702547*1000000000" office:value-type="float" office:value="516726192.675018" calcext:value-type="float">
            <text:p>516726192.675018</text:p>
          </table:table-cell>
          <table:table-cell table:formula="of:=RAND()*10^9" office:value-type="float" office:value="871182799.681233" calcext:value-type="float">
            <text:p>871182799.681233</text:p>
          </table:table-cell>
          <table:table-cell table:formula="of:=[.H158]+[.E158]/299702547*1000000000" office:value-type="float" office:value="871182801.867639" calcext:value-type="float">
            <text:p>871182801.867639</text:p>
          </table:table-cell>
          <table:table-cell table:formula="of:=RAND()*10^9" office:value-type="float" office:value="146431205.422856" calcext:value-type="float">
            <text:p>146431205.422856</text:p>
          </table:table-cell>
          <table:table-cell table:formula="of:=[.J158]+[.E158]/299702547*1000000000" office:value-type="float" office:value="146431207.609262" calcext:value-type="float">
            <text:p>146431207.609262</text:p>
          </table:table-cell>
        </table:table-row>
        <table:table-row table:style-name="ro1">
          <table:table-cell table:number-columns-repeated="3"/>
          <table:table-cell table:formula="of:=[.D158]+1000000" office:value-type="float" office:value="169057872.221266" calcext:value-type="float">
            <text:p>169057872.221266</text:p>
          </table:table-cell>
          <table:table-cell table:formula="of:=[.$E$83]+RAND()/100" office:value-type="float" office:value="0.655350681861221" calcext:value-type="float">
            <text:p>0.655350681861221</text:p>
          </table:table-cell>
          <table:table-cell table:formula="of:=RAND()*10^9" office:value-type="float" office:value="124914011.373622" calcext:value-type="float">
            <text:p>124914011.373622</text:p>
          </table:table-cell>
          <table:table-cell table:formula="of:=[.F159]+[.$E159]/299702547*1000000000" office:value-type="float" office:value="124914013.560292" calcext:value-type="float">
            <text:p>124914013.560292</text:p>
          </table:table-cell>
          <table:table-cell table:formula="of:=RAND()*10^9" office:value-type="float" office:value="758387880.383007" calcext:value-type="float">
            <text:p>758387880.383007</text:p>
          </table:table-cell>
          <table:table-cell table:formula="of:=[.H159]+[.E159]/299702547*1000000000" office:value-type="float" office:value="758387882.569677" calcext:value-type="float">
            <text:p>758387882.569677</text:p>
          </table:table-cell>
          <table:table-cell table:formula="of:=RAND()*10^9" office:value-type="float" office:value="317549654.101964" calcext:value-type="float">
            <text:p>317549654.101964</text:p>
          </table:table-cell>
          <table:table-cell table:formula="of:=[.J159]+[.E159]/299702547*1000000000" office:value-type="float" office:value="317549656.288635" calcext:value-type="float">
            <text:p>317549656.288635</text:p>
          </table:table-cell>
        </table:table-row>
        <table:table-row table:style-name="ro1">
          <table:table-cell table:number-columns-repeated="3"/>
          <table:table-cell table:formula="of:=[.D159]+1000000" office:value-type="float" office:value="170057872.221266" calcext:value-type="float">
            <text:p>170057872.221266</text:p>
          </table:table-cell>
          <table:table-cell table:formula="of:=[.$E$83]+RAND()/100" office:value-type="float" office:value="0.659868420186756" calcext:value-type="float">
            <text:p>0.659868420186756</text:p>
          </table:table-cell>
          <table:table-cell table:formula="of:=RAND()*10^9" office:value-type="float" office:value="521875183.850516" calcext:value-type="float">
            <text:p>521875183.850516</text:p>
          </table:table-cell>
          <table:table-cell table:formula="of:=[.F160]+[.$E160]/299702547*1000000000" office:value-type="float" office:value="521875186.05226" calcext:value-type="float">
            <text:p>521875186.05226</text:p>
          </table:table-cell>
          <table:table-cell table:formula="of:=RAND()*10^9" office:value-type="float" office:value="284344391.937843" calcext:value-type="float">
            <text:p>284344391.937843</text:p>
          </table:table-cell>
          <table:table-cell table:formula="of:=[.H160]+[.E160]/299702547*1000000000" office:value-type="float" office:value="284344394.139588" calcext:value-type="float">
            <text:p>284344394.139588</text:p>
          </table:table-cell>
          <table:table-cell table:formula="of:=RAND()*10^9" office:value-type="float" office:value="631779016.486287" calcext:value-type="float">
            <text:p>631779016.486287</text:p>
          </table:table-cell>
          <table:table-cell table:formula="of:=[.J160]+[.E160]/299702547*1000000000" office:value-type="float" office:value="631779018.688032" calcext:value-type="float">
            <text:p>631779018.688032</text:p>
          </table:table-cell>
        </table:table-row>
        <table:table-row table:style-name="ro1">
          <table:table-cell table:number-columns-repeated="3"/>
          <table:table-cell table:formula="of:=[.D160]+1000000" office:value-type="float" office:value="171057872.221266" calcext:value-type="float">
            <text:p>171057872.221266</text:p>
          </table:table-cell>
          <table:table-cell table:formula="of:=[.$E$83]+RAND()/100" office:value-type="float" office:value="0.660932311680473" calcext:value-type="float">
            <text:p>0.660932311680473</text:p>
          </table:table-cell>
          <table:table-cell table:formula="of:=RAND()*10^9" office:value-type="float" office:value="825139928.335785" calcext:value-type="float">
            <text:p>825139928.335785</text:p>
          </table:table-cell>
          <table:table-cell table:formula="of:=[.F161]+[.$E161]/299702547*1000000000" office:value-type="float" office:value="825139930.541079" calcext:value-type="float">
            <text:p>825139930.541079</text:p>
          </table:table-cell>
          <table:table-cell table:formula="of:=RAND()*10^9" office:value-type="float" office:value="259444267.876069" calcext:value-type="float">
            <text:p>259444267.876069</text:p>
          </table:table-cell>
          <table:table-cell table:formula="of:=[.H161]+[.E161]/299702547*1000000000" office:value-type="float" office:value="259444270.081364" calcext:value-type="float">
            <text:p>259444270.081364</text:p>
          </table:table-cell>
          <table:table-cell table:formula="of:=RAND()*10^9" office:value-type="float" office:value="689034751.377101" calcext:value-type="float">
            <text:p>689034751.377101</text:p>
          </table:table-cell>
          <table:table-cell table:formula="of:=[.J161]+[.E161]/299702547*1000000000" office:value-type="float" office:value="689034753.582396" calcext:value-type="float">
            <text:p>689034753.582396</text:p>
          </table:table-cell>
        </table:table-row>
        <table:table-row table:style-name="ro1">
          <table:table-cell table:number-columns-repeated="3"/>
          <table:table-cell table:formula="of:=[.D161]+1000000" office:value-type="float" office:value="172057872.221266" calcext:value-type="float">
            <text:p>172057872.221266</text:p>
          </table:table-cell>
          <table:table-cell table:formula="of:=[.$E$83]+RAND()/100" office:value-type="float" office:value="0.655195263745247" calcext:value-type="float">
            <text:p>0.655195263745247</text:p>
          </table:table-cell>
          <table:table-cell table:formula="of:=RAND()*10^9" office:value-type="float" office:value="510698921.280929" calcext:value-type="float">
            <text:p>510698921.280929</text:p>
          </table:table-cell>
          <table:table-cell table:formula="of:=[.F162]+[.$E162]/299702547*1000000000" office:value-type="float" office:value="510698923.46708" calcext:value-type="float">
            <text:p>510698923.46708</text:p>
          </table:table-cell>
          <table:table-cell table:formula="of:=RAND()*10^9" office:value-type="float" office:value="549564789.522762" calcext:value-type="float">
            <text:p>549564789.522762</text:p>
          </table:table-cell>
          <table:table-cell table:formula="of:=[.H162]+[.E162]/299702547*1000000000" office:value-type="float" office:value="549564791.708914" calcext:value-type="float">
            <text:p>549564791.708914</text:p>
          </table:table-cell>
          <table:table-cell table:formula="of:=RAND()*10^9" office:value-type="float" office:value="45417877.7766584" calcext:value-type="float">
            <text:p>45417877.7766584</text:p>
          </table:table-cell>
          <table:table-cell table:formula="of:=[.J162]+[.E162]/299702547*1000000000" office:value-type="float" office:value="45417879.9628102" calcext:value-type="float">
            <text:p>45417879.9628102</text:p>
          </table:table-cell>
        </table:table-row>
        <table:table-row table:style-name="ro1">
          <table:table-cell table:number-columns-repeated="3"/>
          <table:table-cell table:formula="of:=[.D162]+1000000" office:value-type="float" office:value="173057872.221266" calcext:value-type="float">
            <text:p>173057872.221266</text:p>
          </table:table-cell>
          <table:table-cell table:formula="of:=[.$E$83]+RAND()/100" office:value-type="float" office:value="0.653005108902621" calcext:value-type="float">
            <text:p>0.653005108902621</text:p>
          </table:table-cell>
          <table:table-cell table:formula="of:=RAND()*10^9" office:value-type="float" office:value="903079154.30927" calcext:value-type="float">
            <text:p>903079154.30927</text:p>
          </table:table-cell>
          <table:table-cell table:formula="of:=[.F163]+[.$E163]/299702547*1000000000" office:value-type="float" office:value="903079156.488115" calcext:value-type="float">
            <text:p>903079156.488115</text:p>
          </table:table-cell>
          <table:table-cell table:formula="of:=RAND()*10^9" office:value-type="float" office:value="345557154.791944" calcext:value-type="float">
            <text:p>345557154.791944</text:p>
          </table:table-cell>
          <table:table-cell table:formula="of:=[.H163]+[.E163]/299702547*1000000000" office:value-type="float" office:value="345557156.970788" calcext:value-type="float">
            <text:p>345557156.970788</text:p>
          </table:table-cell>
          <table:table-cell table:formula="of:=RAND()*10^9" office:value-type="float" office:value="150452184.234998" calcext:value-type="float">
            <text:p>150452184.234998</text:p>
          </table:table-cell>
          <table:table-cell table:formula="of:=[.J163]+[.E163]/299702547*1000000000" office:value-type="float" office:value="150452186.413842" calcext:value-type="float">
            <text:p>150452186.4138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00-00-00</text:date>, <text:time style:data-style-name="N2" text:time-value="21:58:28.959751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7T11:29:53.177608649</meta:creation-date>
    <dc:date>2022-02-17T21:58:44.939900936</dc:date>
    <meta:editing-duration>PT15M19S</meta:editing-duration>
    <meta:editing-cycles>6</meta:editing-cycles>
    <meta:generator>LibreOffice/6.0.7.3$Linux_X86_64 LibreOffice_project/00m0$Build-3</meta:generator>
    <meta:document-statistic meta:table-count="1" meta:cell-count="1307" meta:object-count="0"/>
  </office:meta>
</office:document-meta>
</file>